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VAAccomack                           Chincoteague                                                                                                                                          51  116512Chincoteague                                                                                                             472001004Chincoteague Town                                                247200100402601003           C1                                                                                                                  VA00101VA0010100       45   1                9     4480     4480        0        0518N 82885       4317   37.934673  -75.367805     4317    3970      9.63093023336  3</text:p>
          </table:table-cell>
          <table:table-cell table:number-columns-repeated="4" table:style-name="ce21"/>
        </table:table-row>
        <table:table-row table:style-name="ro2">
          <table:table-cell table:style-name="ce21" office:value-type="string">
            <text:p>VAAccomack                           Onancock                                                                                                                                              51  159336Onancock                                                                                                                 472001007Onancock Town                                                    247200100702601003           C1                                                                                                                  VA00102VA0010200       45   1               10     1515     1515        0        05 0N111188       1525   37.710578  -75.746307     1525     733      1.05009023417  3</text:p>
          </table:table-cell>
        </table:table-row>
        <table:table-row table:style-name="ro2">
          <table:table-cell table:style-name="ce21" office:value-type="string">
            <text:p>VAAccomack                           Onley                                                                                                                                                 51  159384Onley                                                                                                                    472001008Onley Town                                                       247200100802601003           C1                                                                                                                  VA00105VA0010500       45   1               10      505      505        0        05 0N122090        496   37.690352  -75.716759      496     271       .81597423418  3</text:p>
          </table:table-cell>
        </table:table-row>
        <table:table-row table:style-name="ro2">
          <table:table-cell table:style-name="ce21" office:value-type="string">
            <text:p>VAAccomack                           Parksley                                                                                                                                              51  160680Parksley                                                                                                                 472001010Parksley Town                                                    247200101002601003           C1                                                                                                                  VA00103VA0010300       45   1               10      849      849        0        05 0N100485        837   37.785078  -75.654222      837     405       .61162323421  3</text:p>
          </table:table-cell>
        </table:table-row>
        <table:table-row table:style-name="ro2">
          <table:table-cell table:style-name="ce21" office:value-type="string">
            <text:p>VAAccomack                           Tangier Police Department                                                                                                                             51  177520Tangier                                                                                                                  472001011Tangier Town                                                     247200101102601003           C1                                                                                                                  VA00104                                                                                             604   37.825761  -75.992159      604     270       .24671523440  2</text:p>
          </table:table-cell>
        </table:table-row>
        <table:table-row table:style-name="ro2">
          <table:table-cell table:style-name="ce21" office:value-type="string">
            <text:p>VAAccomack                           Accomack                                                                                                                                              51  199001Accomack (County)                                                                                                        471001001Accomack County                                                  147100100102101001           H1                                                                                                                  VA00100VA0010000       45   1               13    32577    32577        0        0518N120486      38305   37.796635  -75.635009    38305   19550    455.244288       3</text:p>
          </table:table-cell>
        </table:table-row>
        <table:table-row table:style-name="ro2">
          <table:table-cell table:style-name="ce21" office:value-type="string">
            <text:p>VAAccomack                           State Police: Accomack County                                                                                                                         51  199001Accomack (County)                                                                                                        470000000State of Virginia                                                0                            H1                                                                                                                  VA001SPVA001SP00       45   1               15        0        0        0        05 0N112879              37.796635  -75.635009    38305   19550    455.244288       1</text:p>
          </table:table-cell>
        </table:table-row>
        <table:table-row table:style-name="ro2">
          <table:table-cell table:style-name="ce21" office:value-type="string">
            <text:p>VAAlbemarle                          Charlottesville/Albemarle Airport Authority                                                                                                           51  314972Charlottesville-Albemarle Airport                   1540Charlottesville</text:p>
          </table:table-cell>
          <table:table-cell table:style-name="ce21" office:value-type="string">
            <text:p>Virginia                                        474002901Charlottesville-Albemarle Airport Authority                      447400290102001006 1         A3                                                                                                                                                                                                               8888888888                                                       22906  2</text:p>
          </table:table-cell>
        </table:table-row>
        <table:table-row table:style-name="ro2">
          <table:table-cell table:style-name="ce21" office:value-type="string">
            <text:p>VAAlbemarle                          Scottsville Police Department                                                                                                                         51  370800Scottsville                                         1540Charlottesville</text:p>
          </table:table-cell>
          <table:table-cell table:style-name="ce21" office:value-type="string">
            <text:p>Virginia                                        472002001Scottsville Town                                                 24720020010260100            C1                                                                                                                  VA00202                                                                                                   37.802206  -78.496889      555     300      1.54080924590  2</text:p>
          </table:table-cell>
        </table:table-row>
        <table:table-row table:style-name="ro2">
          <table:table-cell table:style-name="ce21" office:value-type="string">
            <text:p>VAAlbemarle                          Albemarle                                                                                                                                             51  399003Albemarle (County)                                  1540Charlottesville</text:p>
          </table:table-cell>
          <table:table-cell table:style-name="ce21" office:value-type="string">
            <text:p>Virginia                                        471002002Albemarle County                                                 147100200202101001           H1                                                                                                                  VA00200VA0020000VA0020345   2      153      21        0        0        0        0518N 11185      79236   38.024179  -78.535282    79236   33720    722.606881       3</text:p>
          </table:table-cell>
        </table:table-row>
        <table:table-row table:style-name="ro2">
          <table:table-cell table:style-name="ce21" office:value-type="string">
            <text:p>VAAlbemarle                          State Police: Albemarle County                                                                                                                        51  399003Albemarle (County)                                  1540Charlottesville</text:p>
          </table:table-cell>
          <table:table-cell table:style-name="ce21" office:value-type="string">
            <text:p>Virginia                                        470000000State of Virginia                                                0                            H1                                                                                                                  VA002SPVA002SP00       45   2      153      21        0        0        0        05 0N112879              38.024179  -78.535282    79236   33720    722.606881       1</text:p>
          </table:table-cell>
        </table:table-row>
        <table:table-row table:style-name="ro2">
          <table:table-cell table:style-name="ce21" office:value-type="string">
            <text:p>VAAlbemarle                          Albemarle County Police Department                                                                                                                    51  399003Albemarle (County)                                  1540Charlottesville</text:p>
          </table:table-cell>
          <table:table-cell table:style-name="ce21" office:value-type="string">
            <text:p>Virginia                                        471002002Albemarle County                                                 147100200202001002           H1                                                                                                                  VA00203VA0020300       45   2      153      19    90006    90006        0        05 0N 60488      79236   38.024179  -78.535282    79236   33720    722.606881       3</text:p>
          </table:table-cell>
        </table:table-row>
        <table:table-row table:style-name="ro2">
          <table:table-cell table:style-name="ce21" office:value-type="string">
            <text:p>VAAlleghany                          Clifton Forge                                                                                                                                         51  517440Clifton Forge                                                                                                            472003301Clifton Forge Town                                               247210600102601003           C1                                                         90876Clifton Forge                                       VA10400VA1040000       45   3                9     4726     4726        0        0518N 71082       4289   37.819801  -79.823584     4289    2069      3.09119424422  3</text:p>
          </table:table-cell>
        </table:table-row>
        <table:table-row table:style-name="ro2">
          <table:table-cell table:style-name="ce21" office:value-type="string">
            <text:p>VAAlleghany                          Clifton Forge Sheriff Office                                                                                                                          51  517440Clifton Forge                                                                                                            472003301Clifton Forge Town                                               247210600102101001           C1                                                         90876Clifton Forge                                       VA10401                                                                                            4289   37.819801  -79.823584     4289    2069      3.09119424422  2</text:p>
          </table:table-cell>
        </table:table-row>
        <table:table-row table:style-name="ro2">
          <table:table-cell table:style-name="ce21" office:value-type="string">
            <text:p>VAAlleghany                          State Police: Clifton Forge                                                                                                                           51  517440Clifton Forge                                                                                                            470000000State of Virginia                                                0                            C1                                                         90876Clifton Forge                                       VA104SPVA104SP00       45                   10        0        0        0        05 0N112879              37.819801  -79.823584     4289    2069      3.09119424422  1</text:p>
          </table:table-cell>
        </table:table-row>
        <table:table-row table:style-name="ro2">
          <table:table-cell table:style-name="ce21" office:value-type="string">
            <text:p>VAAlleghany                          Iron Gate                                                                                                                                             51  540024Iron Gate                                                                                                                472003001Iron Gate Town                                                   24720030010260100            C1                                                                                                                  VA00301VA0030100VA0030045   3               10      393      393        0        05 0N 71082              37.798484  -79.791219      404     197       .34512824448  3</text:p>
          </table:table-cell>
        </table:table-row>
        <table:table-row table:style-name="ro2">
          <table:table-cell table:style-name="ce21" office:value-type="string">
            <text:p>VAAlleghany                          State Police: Alleghany County                                                                                                                        51  599005Alleghany (County)                                                                                                       470000000State of Virginia                                                0                            H1                                                                                                                  VA003SPVA003SP00       45   3               15        0        0        0        05 0N112879              37.785041  -79.971287    12926    5812    444.626292       1</text:p>
          </table:table-cell>
        </table:table-row>
        <table:table-row table:style-name="ro2">
          <table:table-cell table:style-name="ce21" office:value-type="string">
            <text:p>VAAlleghany                          Alleghany                                                                                                                                             51  599005Alleghany (County)                                                                                                       471003003Alleghany County                                                 147100300302101001           H1                                                                                                                  VA00300VA0030000       45   3               14    12252    12252        0        0518N122090      12926   37.785041  -79.971287    12926    5812    444.626292       3</text:p>
          </table:table-cell>
        </table:table-row>
        <table:table-row table:style-name="ro2">
          <table:table-cell table:style-name="ce21" office:value-type="string">
            <text:p>VAAmelia                             Amelia                                                                                                                                                51  799007Amelia (County)                                                                                                          471004004Amelia County                                                    147100400402001001           H1                                                                                                                  VA00400VA0040000       45   4      722      20    12101    12101        0        0518N 90888      11400   37.338511  -77.958932    11400    4609    356.800831       3</text:p>
          </table:table-cell>
        </table:table-row>
        <table:table-row table:style-name="ro2">
          <table:table-cell table:style-name="ce21" office:value-type="string">
            <text:p>VAAmelia                             State Police: Amelia County                                                                                                                           51  799007Amelia (County)                                                                                                          470000000State of Virginia                                                0                            H1                                                                                                                  VA004SPVA004SP00       45   4      722      21        0        0        0        05 0N112879              37.338511  -77.958932    11400    4609    356.800831       1</text:p>
          </table:table-cell>
        </table:table-row>
        <table:table-row table:style-name="ro2">
          <table:table-cell table:style-name="ce21" office:value-type="string">
            <text:p>VAAmherst                            Amherst                                                                                                                                               51  9 1672Amherst                                             4640Lynchburg</text:p>
          </table:table-cell>
          <table:table-cell table:style-name="ce21" office:value-type="string">
            <text:p>Virginia                                              472005001Amherst Town                                                     247200500102601003           C1                                                                                                                  VA00501VA0050100       45   5      496      10     2253     2253        0        05 0N 71082       2251   37.576899  -79.050424     2251    1000      4.98741424521  3</text:p>
          </table:table-cell>
        </table:table-row>
        <table:table-row table:style-name="ro2">
          <table:table-cell table:style-name="ce21" office:value-type="string">
            <text:p>VAAmherst                            Amherst                                                                                                                                               51  999009Amherst (County)                                    4640Lynchburg</text:p>
          </table:table-cell>
          <table:table-cell table:style-name="ce21" office:value-type="string">
            <text:p>Virginia                                              471005005Amherst County                                                   147100500502101001           H1                                                                                                                  VA00500VA0050000       45   5      496      19    30189    30189        0        0518N 71082      31894   37.589316  -79.142722    31894   12958    475.175192       3</text:p>
          </table:table-cell>
        </table:table-row>
        <table:table-row table:style-name="ro2">
          <table:table-cell table:style-name="ce21" office:value-type="string">
            <text:p>VAAmherst                            State Police: Amherst County                                                                                                                          51  999009Amherst (County)                                    4640Lynchburg</text:p>
          </table:table-cell>
          <table:table-cell table:style-name="ce21" office:value-type="string">
            <text:p>Virginia                                              470000000State of Virginia                                                0                            H1                                                                                                                  VA005SPVA005SP00       45   5      496      21        0        0        0        05 0N112879              37.589316  -79.142722    31894   12958    475.175192       1</text:p>
          </table:table-cell>
        </table:table-row>
        <table:table-row table:style-name="ro2">
          <table:table-cell table:style-name="ce21" office:value-type="string">
            <text:p>VAAppomattox                         Appomattox                                                                                                                                            51 11 2072Appomattox                                                                                                               472006001Appomattox Town                                                  2                            C1                                                                                                                  VA00601VA0060100VA0060045   6      496      10     1764     1764        0        05 0N 91290              37.358973  -78.826438     1761     767      2.17768824522  1</text:p>
          </table:table-cell>
        </table:table-row>
        <table:table-row table:style-name="ro2">
          <table:table-cell table:style-name="ce21" office:value-type="string">
            <text:p>VAAppomattox                         State Police: Appomattox County                                                                                                                       51 1199011Appomattox (County)                                                                                                      470000000State of Virginia                                                0                            H1                                                                                                                  VA006SPVA006SP00       45   6      496      21        0        0        0        05 0N 22284              37.367371  -78.818262    13705    5828    333.686096       1</text:p>
          </table:table-cell>
        </table:table-row>
        <table:table-row table:style-name="ro2">
          <table:table-cell table:style-name="ce21" office:value-type="string">
            <text:p>VAAppomattox                         Appomattox                                                                                                                                            51 1199011Appomattox (County)                                                                                                      471006006Appomattox County                                                147100600602101001           H1                                                                                                                  VA00600VA0060000       45   6      496      20    14114    14114        0        0518N 31790      13705   37.367371  -78.818262    13705    5828    333.686096       3</text:p>
          </table:table-cell>
        </table:table-row>
        <table:table-row table:style-name="ro2">
          <table:table-cell table:style-name="ce21" office:value-type="string">
            <text:p>VAArlington                          Reagan National Airport                                                                                                                               51 1383312Washington National Airport                         8840Washington</text:p>
          </table:table-cell>
          <table:table-cell table:style-name="ce21" office:value-type="string">
            <text:p>District of Columbia-Maryland-Virginia-West Virginia 474007401Metropolitan Washington Airports Authority                       447400740102001006 1         A3                                                                                                                  VAMWA00VAMWA0000       45   7      933      10        0        0        0        05 0N122090 8888888888                                                       22210  3</text:p>
          </table:table-cell>
        </table:table-row>
        <table:table-row table:style-name="ro2">
          <table:table-cell table:style-name="ce21" office:value-type="string">
            <text:p>VAArlington                          State Police: Arlington County                                                                                                                        51 1399013Arlington (County)                                  8840Washington</text:p>
          </table:table-cell>
          <table:table-cell table:style-name="ce21" office:value-type="string">
            <text:p>District of Columbia-Maryland-Virginia-West Virginia 470000000State of Virginia                                                0                            H1                                                                                                                  VA007SPVA007SP00       45   7      933      21        0        0        0        05 0N112879              38.880344  -77.108260   189453   90426     25.869896       1</text:p>
          </table:table-cell>
        </table:table-row>
        <table:table-row table:style-name="ro2">
          <table:table-cell table:style-name="ce21" office:value-type="string">
            <text:p>VAArlington                          Arlington County Police Department                                                                                                                    51 1399013Arlington (County)                                  8840Washington</text:p>
          </table:table-cell>
          <table:table-cell table:style-name="ce21" office:value-type="string">
            <text:p>District of Columbia-Maryland-Virginia-West Virginia 471007007Arlington County                                                 147100700702401002           H1                                                                                                                  VA00701VA0070100       45   7      933      18   188802   188802        0        0518N 71082     189453   38.880344  -77.108260   189453   90426     25.869896       3</text:p>
          </table:table-cell>
        </table:table-row>
        <table:table-row table:style-name="ro2">
          <table:table-cell table:style-name="ce21" office:value-type="string">
            <text:p>VAArlington                          Arlington County Sheriff Office                                                                                                                       51 1399013Arlington (County)                                  8840Washington</text:p>
          </table:table-cell>
          <table:table-cell table:style-name="ce21" office:value-type="string">
            <text:p>District of Columbia-Maryland-Virginia-West Virginia 471007007Arlington County                                                 147100700702102001           H1                                                                                                                  VA00700                                                                                          189453   38.880344  -77.108260   189453   90426     25.869896       2</text:p>
          </table:table-cell>
        </table:table-row>
        <table:table-row table:style-name="ro2">
          <table:table-cell table:style-name="ce21" office:value-type="string">
            <text:p>VAArlington                          Pentagon Bombing 9/11/01                                                                                                                              51 1399013Arlington (County)                                  8840Washington</text:p>
          </table:table-cell>
          <table:table-cell table:style-name="ce21" office:value-type="string">
            <text:p>District of Columbia-Maryland-Virginia-West Virginia   6000000Federal Government                                               6                  6         H1                                                                                                                  VA00799VA0079900VA0070145   7      933      22        0        0        0        05  N 72602              38.880344  -77.108260   189453   90426     25.869896       1</text:p>
          </table:table-cell>
        </table:table-row>
        <table:table-row table:style-name="ro2">
          <table:table-cell table:style-name="ce21" office:value-type="string">
            <text:p>VAAugusta                            Craigsville Police Department                                                                                                                         51 1519904Craigsville                                                                                                              472008501Craigsville Town                                                 24720085010260100            C1                                                                                                                  VA00801                                                                                                   38.079439  -79.381224      979     474      1.97590524430  2</text:p>
          </table:table-cell>
        </table:table-row>
        <table:table-row table:style-name="ro2">
          <table:table-cell table:style-name="ce21" office:value-type="string">
            <text:p>VAAugusta                            State Police: Augusta County                                                                                                                          51 1599015Augusta (County)                                                                                                         470000000State of Virginia                                                0                            H1                                                                                                                  VA008SPVA008SP00       45   8               15        0        0        0        05 0N112879              38.131931  -79.091459    65615   26738    970.364374       1</text:p>
          </table:table-cell>
        </table:table-row>
        <table:table-row table:style-name="ro2">
          <table:table-cell table:style-name="ce21" office:value-type="string">
            <text:p>VAAugusta                            Augusta                                                                                                                                               51 1599015Augusta (County)                                                                                                         471008008Augusta County                                                   147100800802101001           H1                                                                                                                  VA00800VA0080000       45   8               13    69762    69762        0        0518N 72785      65615   38.131931  -79.091459    65615   26738    970.364374       3</text:p>
          </table:table-cell>
        </table:table-row>
        <table:table-row table:style-name="ro2">
          <table:table-cell table:style-name="ce21" office:value-type="string">
            <text:p>VABath                               Bath                                                                                                                                                  51 1799017Bath (County)                                                                                                            471009009Bath County                                                      147100900902101001           H1                                                                                                                  VA00900VA0090000       45   9               15     5056     5056        0        0518N 71082       5048   38.045393  -79.745878     5048    2896    531.862887       3</text:p>
          </table:table-cell>
        </table:table-row>
        <table:table-row table:style-name="ro2">
          <table:table-cell table:style-name="ce21" office:value-type="string">
            <text:p>VABath                               State Police: Bath County                                                                                                                             51 1799017Bath (County)                                                                                                            470000000State of Virginia                                                0                            H1                                                                                                                  VA009SPVA009SP00       45   9               15        0        0        0        05 0N112879              38.045393  -79.745878     5048    2896    531.862887       1</text:p>
          </table:table-cell>
        </table:table-row>
        <table:table-row table:style-name="ro2">
          <table:table-cell table:style-name="ce21" office:value-type="string">
            <text:p>VABath                               Special Police                                                                                                                                        51 1799017Bath (County)                                                                                                            470000000State of Virginia                                                0                            H1                                                                                                                  VA00902VA0090200VA0090045   9               15        0        0        0        05 0N100479              38.045393  -79.745878     5048    2896    531.862887       1</text:p>
          </table:table-cell>
        </table:table-row>
        <table:table-row table:style-name="ro2">
          <table:table-cell table:style-name="ce21" office:value-type="string">
            <text:p>VABedford                            Bedford                                                                                                                                               51 1999019Bedford (County)                                    4640Lynchburg</text:p>
          </table:table-cell>
          <table:table-cell table:style-name="ce21" office:value-type="string">
            <text:p>Virginia                                              471010010Bedford County                                                   147101001002101001           H1                                                                                                                  VA01000VA0100000       45  10      496      19    64708    64708        0        0518N 40793      60371   37.305867  -79.553181    60371   26841    754.501190       3</text:p>
          </table:table-cell>
        </table:table-row>
        <table:table-row table:style-name="ro2">
          <table:table-cell table:style-name="ce21" office:value-type="string">
            <text:p>VABedford                            State Police: Bedford County                                                                                                                          51 1999019Bedford (County)                                    4640Lynchburg</text:p>
          </table:table-cell>
          <table:table-cell table:style-name="ce21" office:value-type="string">
            <text:p>Virginia                                              470000000State of Virginia                                                0                            H1                                                                                                                  VA010SPVA010SP00       45  10      496      21        0        0        0        05 0N 40793              37.305867  -79.553181    60371   26841    754.501190       1</text:p>
          </table:table-cell>
        </table:table-row>
        <table:table-row table:style-name="ro2">
          <table:table-cell table:style-name="ce21" office:value-type="string">
            <text:p>VABland                              State Police: Bland County                                                                                                                            51 2199021Bland (County)                                                                                                           470000000State of Virginia                                                0                            H1                                                                                                                  VA011SPVA011SP00       45  11               15        0        0        0        05 0N112879              37.132329  -81.126500     6871    3161    358.668496       1</text:p>
          </table:table-cell>
        </table:table-row>
        <table:table-row table:style-name="ro2">
          <table:table-cell table:style-name="ce21" office:value-type="string">
            <text:p>VABland                              Bland                                                                                                                                                 51 2199021Bland (County)                                                                                                           471011011Bland County                                                     147101101102201001           H1                                                                                                                  VA01100VA0110000       45  11               15     7135     7135        0        0518N111188       6871   37.132329  -81.126500     6871    3161    358.668496       3</text:p>
          </table:table-cell>
        </table:table-row>
        <table:table-row table:style-name="ro2">
          <table:table-cell table:style-name="ce21" office:value-type="string">
            <text:p>VABotetourt                          Buchanan                                                                                                                                              51 2310744Buchanan                                            6800Roanoke</text:p>
          </table:table-cell>
          <table:table-cell table:style-name="ce21" office:value-type="string">
            <text:p>Virginia                                                472012001Buchanan Town                                                    2                            C1                                                                                                                  VA01201VA0120100VA0120045  12      726      10     1260     1260        0        05 0N122090              37.525177  -79.683405     1233     579      2.41730324066  1</text:p>
          </table:table-cell>
        </table:table-row>
        <table:table-row table:style-name="ro2">
          <table:table-cell table:style-name="ce21" office:value-type="string">
            <text:p>VABotetourt                          State Police: Botetourt County                                                                                                                        51 2399023Botetourt (County)                                  6800Roanoke</text:p>
          </table:table-cell>
          <table:table-cell table:style-name="ce21" office:value-type="string">
            <text:p>Virginia                                                470000000State of Virginia                                                0                            H1                                                                                                                  VA012SPVA012SP00       45  12      726      21        0        0        0        05 0N112879              37.512958  -79.817689    30496   12571    542.657186       1</text:p>
          </table:table-cell>
        </table:table-row>
        <table:table-row table:style-name="ro2">
          <table:table-cell table:style-name="ce21" office:value-type="string">
            <text:p>VABotetourt                          Botetourt                                                                                                                                             51 2399023Botetourt (County)                                  6800Roanoke</text:p>
          </table:table-cell>
          <table:table-cell table:style-name="ce21" office:value-type="string">
            <text:p>Virginia                                                471012012Botetourt County                                                 147101201202101001           H1                                                                                                                  VA01200VA0120000       45  12      726      19    32236    32236        0        0518N 71082      30496   37.512958  -79.817689    30496   12571    542.657186       3</text:p>
          </table:table-cell>
        </table:table-row>
        <table:table-row table:style-name="ro2">
          <table:table-cell table:style-name="ce21" office:value-type="string">
            <text:p>VABrunswick                          Alberta Police Department                                                                                                                             51 25  724Alberta                                                                                                                  472013001Alberta Town                                                     247201300102601003           C1                                                                                                                                                                                                                      306   36.863589  -77.881455      306     158      1.09961223821  2</text:p>
          </table:table-cell>
        </table:table-row>
        <table:table-row table:style-name="ro2">
          <table:table-cell table:style-name="ce21" office:value-type="string">
            <text:p>VABrunswick                          Brodnax Police Department                                                                                                                             51 2510072Brodnax                                                                                                                  472013002Brodnax Town                                                     24720130020260100            C1                                                                                                                  VA01302                                                                                                   36.703422  -78.031570      317     139       .70425123920  2</text:p>
          </table:table-cell>
        </table:table-row>
        <table:table-row table:style-name="ro2">
          <table:table-cell table:style-name="ce21" office:value-type="string">
            <text:p>VABrunswick                          Lawrenceville                                                                                                                                         51 2544520Lawrenceville                                                                                                            472013003Lawrenceville Town                                               247201300302601003           C1                                                                                                                  VA01301VA0130100       45  13               10     1252     1252        0        05 0N100485       1275   36.758430  -77.850424     1275     459       .91655023868  3</text:p>
          </table:table-cell>
        </table:table-row>
        <table:table-row table:style-name="ro2">
          <table:table-cell table:style-name="ce21" office:value-type="string">
            <text:p>VABrunswick                          State Police: Brunswick County                                                                                                                        51 2599025Brunswick (County)                                                                                                       470000000State of Virginia                                                0                            H1                                                                                                                  VA013SPVA013SP00       45  13               15        0        0        0        05 0N 91983              36.761048  -77.859029    18419    7541    566.140014       1</text:p>
          </table:table-cell>
        </table:table-row>
        <table:table-row table:style-name="ro2">
          <table:table-cell table:style-name="ce21" office:value-type="string">
            <text:p>VABrunswick                          Brunswick                                                                                                                                             51 2599025Brunswick (County)                                                                                                       471013013Brunswick County                                                 147101301302101001           H1                                                                                                                  VA01300VA0130000       45  13               14    17205    17205        0        0518N122090      18419   36.761048  -77.859029    18419    7541    566.140014       3</text:p>
          </table:table-cell>
        </table:table-row>
        <table:table-row table:style-name="ro2">
          <table:table-cell table:style-name="ce21" office:value-type="string">
            <text:p>VABuchanan                           Grundy                                                                                                                                                51 2733648Grundy                                                                                                                   472014001Grundy Town                                                      247201400102601003           C1                                                                                                                  VA01401VA0140100       45  14               10     1037     1037        0        05 0N 71082       1105   37.276760  -82.095038     1105     519      5.03871624614  3</text:p>
          </table:table-cell>
        </table:table-row>
        <table:table-row table:style-name="ro2">
          <table:table-cell table:style-name="ce21" office:value-type="string">
            <text:p>VABuchanan                           Buchanan                                                                                                                                              51 2799027Buchanan (County)                                                                                                        471014014Buchanan County                                                  147101401402101001           H1                                                                                                                  VA01400VA0140000       45  14               14    24527    24527        0        0518N 71082      26978   37.256086  -82.027881    26978   11887    503.881149       3</text:p>
          </table:table-cell>
        </table:table-row>
        <table:table-row table:style-name="ro2">
          <table:table-cell table:style-name="ce21" office:value-type="string">
            <text:p>VABuchanan                           State Police: Buchanan County                                                                                                                         51 2799027Buchanan (County)                                                                                                        470000000State of Virginia                                                0                            H1                                                                                                                  VA014SPVA014SP00       45  14               15        0        0        0        05 0N112879              37.256086  -82.027881    26978   11887    503.881149       1</text:p>
          </table:table-cell>
        </table:table-row>
        <table:table-row table:style-name="ro2">
          <table:table-cell table:style-name="ce21" office:value-type="string">
            <text:p>VABuckingham                         Buckingham                                                                                                                                            51 2999029Buckingham (County)                                                                                                      471015015Buckingham County                                                147101501502201001           H1                                                                                                                  VA01500VA0150000       45  15               14    16149    16149        0        0518N 72785      15623   37.568696  -78.525102    15623    6290    580.857055       3</text:p>
          </table:table-cell>
        </table:table-row>
        <table:table-row table:style-name="ro2">
          <table:table-cell table:style-name="ce21" office:value-type="string">
            <text:p>VABuckingham                         State Police: Buckingham County                                                                                                                       51 2999029Buckingham (County)                                                                                                      470000000State of Virginia                                                0                            H1                                                                                                                  VA015SPVA015SP00       45  15               15        0        0        0        05 0N112879              37.568696  -78.525102    15623    6290    580.857055       1</text:p>
          </table:table-cell>
        </table:table-row>
        <table:table-row table:style-name="ro2">
          <table:table-cell table:style-name="ce21" office:value-type="string">
            <text:p>VACampbell                           Altavista                                                                                                                                             51 31 1528Altavista                                           4640Lynchburg</text:p>
          </table:table-cell>
          <table:table-cell table:style-name="ce21" office:value-type="string">
            <text:p>Virginia                                              472016001Altavista Town                                                   247201600102601003           C1                                                                                                                  VA01601VA0160100       45  16      496       9     3415     3415        0        0518N122090       3425   37.117622  -79.289632     3425    1650      4.89358024517  3</text:p>
          </table:table-cell>
        </table:table-row>
        <table:table-row table:style-name="ro2">
          <table:table-cell table:style-name="ce21" office:value-type="string">
            <text:p>VACampbell                           Brookneal                                                                                                                                             51 3110296Brookneal                                           4640Lynchburg</text:p>
          </table:table-cell>
          <table:table-cell table:style-name="ce21" office:value-type="string">
            <text:p>Virginia                                              472016002Brookneal Town                                                   247201600202601003           C1                                                                                                                  VA01602VA0160200       45  16      496      10     1262     1262        0        05 0N100485       1259   37.052001  -78.944958     1259     580      3.49746324528  3</text:p>
          </table:table-cell>
        </table:table-row>
        <table:table-row table:style-name="ro2">
          <table:table-cell table:style-name="ce21" office:value-type="string">
            <text:p>VACampbell                           Campbell                                                                                                                                              51 3199031Campbell (County)                                   4640Lynchburg</text:p>
          </table:table-cell>
          <table:table-cell table:style-name="ce21" office:value-type="string">
            <text:p>Virginia                                              471016016Campbell County                                                  147101601602101001           H1                                                                                                                  VA01600VA0160000       45  16      496      19    47764    47764        0        0518N 71082      51078   37.222607  -79.138002    51078   22088    504.482263       3</text:p>
          </table:table-cell>
        </table:table-row>
        <table:table-row table:style-name="ro2">
          <table:table-cell table:style-name="ce21" office:value-type="string">
            <text:p>VACampbell                           State Police: Campbell County                                                                                                                         51 3199031Campbell (County)                                   4640Lynchburg</text:p>
          </table:table-cell>
          <table:table-cell table:style-name="ce21" office:value-type="string">
            <text:p>Virginia                                              470000000State of Virginia                                                0                            H1                                                                                                                  VA016SPVA016SP00       45  16      496      21        0        0        0        05 0N112879              37.222607  -79.138002    51078   22088    504.482263       1</text:p>
          </table:table-cell>
        </table:table-row>
        <table:table-row table:style-name="ro2">
          <table:table-cell table:style-name="ce21" office:value-type="string">
            <text:p>VACaroline                           Bowling Green                                                                                                                                         51 33 8888Bowling Green                                                                                                            472017001Bowling Green Town                                               247201700102601003           C1                                                                                                                  VA01701VA0170100       45  17      722      10      976      976        0        05 0N100485        936   38.053428  -77.347404      936     425      1.59423822427  3</text:p>
          </table:table-cell>
        </table:table-row>
        <table:table-row table:style-name="ro2">
          <table:table-cell table:style-name="ce21" office:value-type="string">
            <text:p>VACaroline                           State Police: Caroline County                                                                                                                         51 3399033Caroline (County)                                                                                                        470000000State of Virginia                                                0                            H1                                                                                                                  VA017SPVA017SP00       45  17      722      21        0        0        0        05 0N112879              38.032747  -77.382516    22121    8889    532.524101       1</text:p>
          </table:table-cell>
        </table:table-row>
        <table:table-row table:style-name="ro2">
          <table:table-cell table:style-name="ce21" office:value-type="string">
            <text:p>VACaroline                           Caroline                                                                                                                                              51 3399033Caroline (County)                                                                                                        471017017Caroline County                                                  147101701702101001           H1                                                                                                                  VA01700VA0170000       45  17      722      20    23390    23390        0        0518N 71082      22121   38.032747  -77.382516    22121    8889    532.524101       3</text:p>
          </table:table-cell>
        </table:table-row>
        <table:table-row table:style-name="ro2">
          <table:table-cell table:style-name="ce21" office:value-type="string">
            <text:p>VACarroll                            Hillsville                                                                                                                                            51 3537336Hillsville                                                                                                               472018001Hillsville Town                                                  247201800102601003           C1                                                                                                                  VA01801VA0180100       45  18                9     2782     2782        0        05 0N 71082       2607   36.758814  -80.734510     2607    1352      5.69655024343  3</text:p>
          </table:table-cell>
        </table:table-row>
        <table:table-row table:style-name="ro2">
          <table:table-cell table:style-name="ce21" office:value-type="string">
            <text:p>VACarroll                            State Police: Carroll County                                                                                                                          51 3599035Carroll (County)                                                                                                         470000000State of Virginia                                                0                            H1                                                                                                                  VA018SPVA018SP00       45  18               15        0        0        0        05 0N112879              36.719164  -80.712913    29245   14680    476.338812       1</text:p>
          </table:table-cell>
        </table:table-row>
        <table:table-row table:style-name="ro2">
          <table:table-cell table:style-name="ce21" office:value-type="string">
            <text:p>VACarroll                            Carroll                                                                                                                                               51 3599035Carroll (County)                                                                                                         471018018Carroll County                                                   147101801802101001           H1                                                                                                                  VA01800VA0180000       45  18               13    27139    27139        0        0518N 71082      29245   36.719164  -80.712913    29245   14680    476.338812       3</text:p>
          </table:table-cell>
        </table:table-row>
        <table:table-row table:style-name="ro2">
          <table:table-cell table:style-name="ce21" office:value-type="string">
            <text:p>VACharles City                       Charles City                                                                                                                                          51 3699036Charles City (County)                               6760Richmond-Petersburg</text:p>
          </table:table-cell>
          <table:table-cell table:style-name="ce21" office:value-type="string">
            <text:p>Virginia                                    471019019Charles City County                                              147101901902201001           H1                                                                                                                  VA01900VA0190000       45  19      722      21     7223     7223        0        0518N100485       6926   37.344868  -77.071609     6926    2895    182.761559       3</text:p>
          </table:table-cell>
        </table:table-row>
        <table:table-row table:style-name="ro2">
          <table:table-cell table:style-name="ce21" office:value-type="string">
            <text:p>VACharles City                       State Police: Charles City County                                                                                                                     51 3699036Charles City (County)                               6760Richmond-Petersburg</text:p>
          </table:table-cell>
          <table:table-cell table:style-name="ce21" office:value-type="string">
            <text:p>Virginia                                    470000000State of Virginia                                                0                            H1                                                                                                                  VA019SPVA019SP00       45  19      722      21        0        0        0        05 0N112879              37.344868  -77.071609     6926    2895    182.761559       1</text:p>
          </table:table-cell>
        </table:table-row>
        <table:table-row table:style-name="ro2">
          <table:table-cell table:style-name="ce21" office:value-type="string">
            <text:p>VACharlotte                          State Police: Charlotte County                                                                                                                        51 3799037Charlotte (County)                                                                                                       470000000State of Virginia                                                0                            H1                                                                                                                  VA020SPVA020SP00       45  20               15        0        0        0        05 0N112879              37.002850  -78.626659    12472    5734    474.994978       1</text:p>
          </table:table-cell>
        </table:table-row>
        <table:table-row table:style-name="ro2">
          <table:table-cell table:style-name="ce21" office:value-type="string">
            <text:p>VACharlotte                          Charlotte                                                                                                                                             51 3799037Charlotte (County)                                                                                                       471020020Charlotte County                                                 147102002002101001           H1                                                                                                                  VA02000VA0200000       45  20               14    12591    12591        0        0518N111188      12472   37.002850  -78.626659    12472    5734    474.994978       3</text:p>
          </table:table-cell>
        </table:table-row>
        <table:table-row table:style-name="ro2">
          <table:table-cell table:style-name="ce21" office:value-type="string">
            <text:p>VAChesterfield                       State Police: Chesterfield County                                                                                                                     51 4199041Chesterfield (County)                               6760Richmond-Petersburg</text:p>
          </table:table-cell>
          <table:table-cell table:style-name="ce21" office:value-type="string">
            <text:p>Virginia                                    470000000State of Virginia                                                0                            H1                                                                                                                  VA021SPVA021SP00       45  21      722      21        0        0        0        05 0N112879              37.419938  -77.545895   259903   97707    425.753719       1</text:p>
          </table:table-cell>
        </table:table-row>
        <table:table-row table:style-name="ro2">
          <table:table-cell table:style-name="ce21" office:value-type="string">
            <text:p>VAChesterfield                       Chesterfield County Police Department                                                                                                                 51 4199041Chesterfield (County)                               6760Richmond-Petersburg</text:p>
          </table:table-cell>
          <table:table-cell table:style-name="ce21" office:value-type="string">
            <text:p>Virginia                                    471021021Chesterfield County                                              147102102102402002           H1                                                                                                                  VA02101VA0210100       45  21      722      18   287007   287007        0        0518N 71082     259903   37.419938  -77.545895   259903   97707    425.753719       3</text:p>
          </table:table-cell>
        </table:table-row>
        <table:table-row table:style-name="ro2">
          <table:table-cell table:style-name="ce21" office:value-type="string">
            <text:p>VAChesterfield                       Chesterfield                                                                                                                                          51 4199041Chesterfield (County)                               6760Richmond-Petersburg</text:p>
          </table:table-cell>
          <table:table-cell table:style-name="ce21" office:value-type="string">
            <text:p>Virginia                                    471021021Chesterfield County                                              147102102102101001           H1                                                                                                                  VA02100VA0210000VA0210145  21      722      21        0        0        0        05 0N 72785     259903   37.419938  -77.545895   259903   97707    425.753719       3</text:p>
          </table:table-cell>
        </table:table-row>
        <table:table-row table:style-name="ro2">
          <table:table-cell table:style-name="ce21" office:value-type="string">
            <text:p>VAClarke                             Berryville                                                                                                                                            51 43 6968Berryville                                          8840Washington</text:p>
          </table:table-cell>
          <table:table-cell table:style-name="ce21" office:value-type="string">
            <text:p>District of Columbia-Maryland-Virginia-West Virginia 472022001Berryville Town                                                  247202200102601003           C1                                                                                                                  VA02201VA0220100       45  22      933       9     3155     3155        0        05 0N 71082       2963   39.150973  -77.982395     2963    1312      1.79764322611  3</text:p>
          </table:table-cell>
        </table:table-row>
        <table:table-row table:style-name="ro2">
          <table:table-cell table:style-name="ce21" office:value-type="string">
            <text:p>VAClarke                             Clarke                                                                                                                                                51 4399043Clarke (County)                                     8840Washington</text:p>
          </table:table-cell>
          <table:table-cell table:style-name="ce21" office:value-type="string">
            <text:p>District of Columbia-Maryland-Virginia-West Virginia 471022022Clarke County                                                    147102202202101001           H1                                                                                                                  VA02200VA0220000       45  22      933      20    10897    10897        0        0518N 40793      12652   39.114959  -77.992826    12652    5388    176.616482       3</text:p>
          </table:table-cell>
        </table:table-row>
        <table:table-row table:style-name="ro2">
          <table:table-cell table:style-name="ce21" office:value-type="string">
            <text:p>VAClarke                             State Police: Clarke County                                                                                                                           51 4399043Clarke (County)                                     8840Washington</text:p>
          </table:table-cell>
          <table:table-cell table:style-name="ce21" office:value-type="string">
            <text:p>District of Columbia-Maryland-Virginia-West Virginia 470000000State of Virginia                                                0                            H1                                                                                                                  VA022SPVA022SP00       45  22      933      21        0        0        0        05 0N 40793              39.114959  -77.992826    12652    5388    176.616482       1</text:p>
          </table:table-cell>
        </table:table-row>
        <table:table-row table:style-name="ro2">
          <table:table-cell table:style-name="ce21" office:value-type="string">
            <text:p>VACraig                              Craig                                                                                                                                                 51 4599045Craig (County)                                                                                                           471023023Craig County                                                     147102302302201001           H1                                                                                                                  VA02300VA0230000       45  23      726      21     5213     5213        0        0518N111188       5091   37.470341  -80.206295     5091    2554    330.609924       3</text:p>
          </table:table-cell>
        </table:table-row>
        <table:table-row table:style-name="ro2">
          <table:table-cell table:style-name="ce21" office:value-type="string">
            <text:p>VACraig                              State Police: Craig County                                                                                                                            51 4599045Craig (County)                                                                                                           470000000State of Virginia                                                0                            H1                                                                                                                  VA023SPVA023SP00       45  23      726      21        0        0        0        05 0N 22284              37.470341  -80.206295     5091    2554    330.609924       1</text:p>
          </table:table-cell>
        </table:table-row>
        <table:table-row table:style-name="ro2">
          <table:table-cell table:style-name="ce21" office:value-type="string">
            <text:p>VACulpeper                           Culpeper                                                                                                                                              51 4720752Culpeper                                            8840Washington</text:p>
          </table:table-cell>
          <table:table-cell table:style-name="ce21" office:value-type="string">
            <text:p>District of Columbia-Maryland-Virginia-West Virginia 472024001Culpeper Town                                                    247202400102601003           C1                                                                                                                  VA02401VA0240100       45  24                8    11230    11230        0        0518N 71082       9664   38.471915  -77.999168     9664    4139      6.72883322701  3</text:p>
          </table:table-cell>
        </table:table-row>
        <table:table-row table:style-name="ro2">
          <table:table-cell table:style-name="ce21" office:value-type="string">
            <text:p>VACulpeper                           Culpeper                                                                                                                                              51 4799047Culpeper (County)                                   8840Washington</text:p>
          </table:table-cell>
          <table:table-cell table:style-name="ce21" office:value-type="string">
            <text:p>District of Columbia-Maryland-Virginia-West Virginia 471024024Culpeper County                                                  147102402402101001           H1                                                                                                                  VA02400VA0240000       45  24               13    29542    29542        0        0518N 40793      34262   38.486179  -77.982212    34262   12871    381.002600       3</text:p>
          </table:table-cell>
        </table:table-row>
        <table:table-row table:style-name="ro2">
          <table:table-cell table:style-name="ce21" office:value-type="string">
            <text:p>VACulpeper                           State Police: Culpeper County                                                                                                                         51 4799047Culpeper (County)                                   8840Washington</text:p>
          </table:table-cell>
          <table:table-cell table:style-name="ce21" office:value-type="string">
            <text:p>District of Columbia-Maryland-Virginia-West Virginia 470000000State of Virginia                                                0                            H1                                                                                                                  VA024SPVA024SP00       45  24               15        0        0        0        05 0N 40793              38.486179  -77.982212    34262   12871    381.002600       1</text:p>
          </table:table-cell>
        </table:table-row>
        <table:table-row table:style-name="ro2">
          <table:table-cell table:style-name="ce21" office:value-type="string">
            <text:p>VACumberland                         State Police: Cumberland County                                                                                                                       51 4999049Cumberland (County)                                                                                                      470000000State of Virginia                                                0                            H1                                                                                                                  VA025SPVA025SP00       45  25      722      21        0        0        0        05 0N120486              37.503966  -78.268445     9017    4085    298.447305       1</text:p>
          </table:table-cell>
        </table:table-row>
        <table:table-row table:style-name="ro2">
          <table:table-cell table:style-name="ce21" office:value-type="string">
            <text:p>VACumberland                         Cumberland                                                                                                                                            51 4999049Cumberland (County)                                                                                                      471025025Cumberland County                                                147102502502201001           H1                                                                                                                  VA02500VA0250000       45  25      722      21     8818     8818        0        0518N120486       9017   37.503966  -78.268445     9017    4085    298.447305       3</text:p>
          </table:table-cell>
        </table:table-row>
        <table:table-row table:style-name="ro2">
          <table:table-cell table:style-name="ce21" office:value-type="string">
            <text:p>VADickenson                          Clinchco                                                                                                                                              51 5117504Clinchco                                                                                                                 472026201Clinchco Town                                                    247202620102601003           C1                                                                                                                  VA02603VA0260300       45  26               10      418      418        0        05  N 30699        424   37.162466  -82.359951      424     226      2.75657324226  3</text:p>
          </table:table-cell>
        </table:table-row>
        <table:table-row table:style-name="ro2">
          <table:table-cell table:style-name="ce21" office:value-type="string">
            <text:p>VADickenson                          Clintwood                                                                                                                                             51 5117552Clintwood                                                                                                                472026001Clintwood Town                                                   247202600102601003           C1                                                                                                                  VA02601VA0260100       45  26               10     1533     1533        0        05 0N122090       1549   37.150054  -82.456698     1549     756      1.90767324228  3</text:p>
          </table:table-cell>
        </table:table-row>
        <table:table-row table:style-name="ro2">
          <table:table-cell table:style-name="ce21" office:value-type="string">
            <text:p>VADickenson                          Haysi                                                                                                                                                 51 5136008Haysi                                                                                                                    472026002Haysi Town                                                       247202600202601003           C1                                                                                                                  VA02602VA0260200       45  26               10      184      184        0        05 0N100485        186   37.205639  -82.294615      186      99       .88398224256  3</text:p>
          </table:table-cell>
        </table:table-row>
        <table:table-row table:style-name="ro2">
          <table:table-cell table:style-name="ce21" office:value-type="string">
            <text:p>VADickenson                          Dickenson                                                                                                                                             51 5199051Dickenson (County)                                                                                                       471026026Dickenson County                                                 147102602602101001           H1                                                                                                                  VA02600VA0260000       45  26               14    14275    14275        0        0518N 71082      16395   37.135229  -82.369373    16395    7684    331.714186       3</text:p>
          </table:table-cell>
        </table:table-row>
        <table:table-row table:style-name="ro2">
          <table:table-cell table:style-name="ce21" office:value-type="string">
            <text:p>VADickenson                          State Police: Dickenson County                                                                                                                        51 5199051Dickenson (County)                                                                                                       470000000State of Virginia                                                0                            H1                                                                                                                  VA026SPVA026SP00       45  26               15        0        0        0        05 0N122084              37.135229  -82.369373    16395    7684    331.714186       1</text:p>
          </table:table-cell>
        </table:table-row>
        <table:table-row table:style-name="ro2">
          <table:table-cell table:style-name="ce21" office:value-type="string">
            <text:p>VADinwiddie                          Mckenney                                                                                                                                              51 5348344McKenney                                            6760Richmond-Petersburg</text:p>
          </table:table-cell>
          <table:table-cell table:style-name="ce21" office:value-type="string">
            <text:p>Virginia                                    472027001Mckenney Town                                                    247202700102601003           C1                                                                                                                  VA02702VA0270200       45  27      722      10      488      488        0        05 0N111188        441   36.983307  -77.718810      441     183       .94878423872  3</text:p>
          </table:table-cell>
        </table:table-row>
        <table:table-row table:style-name="ro2">
          <table:table-cell table:style-name="ce21" office:value-type="string">
            <text:p>VADinwiddie                          Dinwiddie                                                                                                                                             51 5399053Dinwiddie (County)                                  6760Richmond-Petersburg</text:p>
          </table:table-cell>
          <table:table-cell table:style-name="ce21" office:value-type="string">
            <text:p>Virginia                                    471027027Dinwiddie County                                                 147102702702101001           H1                                                                                                                  VA02700VA0270000       45  27      722      19    25048    25048        0        0518N 22284      24533   37.097686  -77.612744    24533    9707    503.674384       3</text:p>
          </table:table-cell>
        </table:table-row>
        <table:table-row table:style-name="ro2">
          <table:table-cell table:style-name="ce21" office:value-type="string">
            <text:p>VADinwiddie                          State Police: Dinwiddie County                                                                                                                        51 5399053Dinwiddie (County)                                  6760Richmond-Petersburg</text:p>
          </table:table-cell>
          <table:table-cell table:style-name="ce21" office:value-type="string">
            <text:p>Virginia                                    470000000State of Virginia                                                0                            H1                                                                                                                  VA027SPVA027SP00       45  27      722      21        0        0        0        05 0N 22284              37.097686  -77.612744    24533    9707    503.674384       1</text:p>
          </table:table-cell>
        </table:table-row>
        <table:table-row table:style-name="ro2">
          <table:table-cell table:style-name="ce21" office:value-type="string">
            <text:p>VAEssex                              Tappahannock                                                                                                                                          51 5777568Tappahannock                                                                                                             472029001Tappahannock Town                                                247202900102601003           C1                                                                                                                  VA02802VA0280200       45  29               10     2175     2175        0        05 0N 71082       2068   37.922180  -76.863158     2068     946      2.60592522560  3</text:p>
          </table:table-cell>
        </table:table-row>
        <table:table-row table:style-name="ro2">
          <table:table-cell table:style-name="ce21" office:value-type="string">
            <text:p>VAEssex                              State Police: Essex County                                                                                                                            51 5799057Essex (County)                                                                                                           470000000State of Virginia                                                0                            H1                                                                                                                  VA028SPVA028SP00       45  29               15        0        0        0        05 0N112879              37.916172  -76.906565     9989    4926    257.765502       1</text:p>
          </table:table-cell>
        </table:table-row>
        <table:table-row table:style-name="ro2">
          <table:table-cell table:style-name="ce21" office:value-type="string">
            <text:p>VAEssex                              Essex                                                                                                                                                 51 5799057Essex (County)                                                                                                           471029029Essex County                                                     147102902902101001           H1                                                                                                                  VA02800VA0280000       45  29               15     8313     8313        0        0518N 71082       9989   37.916172  -76.906565     9989    4926    257.765502       3</text:p>
          </table:table-cell>
        </table:table-row>
        <table:table-row table:style-name="ro2">
          <table:table-cell table:style-name="ce21" office:value-type="string">
            <text:p>VAFairfax                            Herndon                                                                                                                                               51 5936648Herndon                                             8840Washington</text:p>
          </table:table-cell>
          <table:table-cell table:style-name="ce21" office:value-type="string">
            <text:p>District of Columbia-Maryland-Virginia-West Virginia 472030003Herndon Town                                                     247203000302601003           C1                                                                                                                  VA02902VA0290200       45  30      933       8    21979    21979        0        05 0N122090      21655   38.971478  -77.388675    21655    7190      4.22130620170723</text:p>
          </table:table-cell>
        </table:table-row>
        <table:table-row table:style-name="ro2">
          <table:table-cell table:style-name="ce21" office:value-type="string">
            <text:p>VAFairfax                            Vienna                                                                                                                                                51 5981072Vienna                                              8840Washington</text:p>
          </table:table-cell>
          <table:table-cell table:style-name="ce21" office:value-type="string">
            <text:p>District of Columbia-Maryland-Virginia-West Virginia 472030004Vienna Town                                                      247203000402601003           C1                                                                                                                  VA02903VA0290300       45  30      933       8    15064    15064        0        0518N111188      14453   38.899161  -77.260672    14453    5438      4.44188522180  3</text:p>
          </table:table-cell>
        </table:table-row>
        <table:table-row table:style-name="ro2">
          <table:table-cell table:style-name="ce21" office:value-type="string">
            <text:p>VAFairfax                            State Police: Fairfax County                                                                                                                          51 5999059Fairfax (County)                                    8840Washington</text:p>
          </table:table-cell>
          <table:table-cell table:style-name="ce21" office:value-type="string">
            <text:p>District of Columbia-Maryland-Virginia-West Virginia 470000000State of Virginia                                                0                            H1                                                                                                                  VA029SPVA029SP00       45  30      933      21        0        0        0        05 0N 62386              38.840845  -77.249565   969749  359411    395.044718       1</text:p>
          </table:table-cell>
        </table:table-row>
        <table:table-row table:style-name="ro2">
          <table:table-cell table:style-name="ce21" office:value-type="string">
            <text:p>VAFairfax                            Fairfax                                                                                                                                               51 5999059Fairfax (County)                                    8840Washington</text:p>
          </table:table-cell>
          <table:table-cell table:style-name="ce21" office:value-type="string">
            <text:p>District of Columbia-Maryland-Virginia-West Virginia 471030030Fairfax County                                                   147103003002101001           H1                                                                                                                  VA02900VA0290000VA0290145  30      933      21        0        0        0        05 0N 70885     969749   38.840845  -77.249565   969749  359411    395.044718       3</text:p>
          </table:table-cell>
        </table:table-row>
        <table:table-row table:style-name="ro2">
          <table:table-cell table:style-name="ce21" office:value-type="string">
            <text:p>VAFairfax                            Fairfax County Police Department                                                                                                                      51 5999059Fairfax (County)                                    8840Washington</text:p>
          </table:table-cell>
          <table:table-cell table:style-name="ce21" office:value-type="string">
            <text:p>District of Columbia-Maryland-Virginia-West Virginia 471030030Fairfax County                                                   147103003002402002           H1                                                                                                                  VA02901VA0290100       45  30      933      18   980586   980586        0        0518N 71082     969749   38.840845  -77.249565   969749  359411    395.044718       3</text:p>
          </table:table-cell>
        </table:table-row>
        <table:table-row table:style-name="ro2">
          <table:table-cell table:style-name="ce21" office:value-type="string">
            <text:p>VAFairfax                            Northern Virginia Community College                                                                                                                   51 5999999Undetermined                                                                                                             470000000State of Virginia                                                047000000002003006 2                                                                                                                             VA02905VA0290500       45  30      933      10        0        0        0        05  N 21192 8888888888                                                              3</text:p>
          </table:table-cell>
        </table:table-row>
        <table:table-row table:style-name="ro2">
          <table:table-cell table:style-name="ce21" office:value-type="string">
            <text:p>VAFauquier                           Remington Police Department                                                                                                                           51 6166512Remington                                           8840Washington</text:p>
          </table:table-cell>
          <table:table-cell table:style-name="ce21" office:value-type="string">
            <text:p>District of Columbia-Maryland-Virginia-West Virginia 472031001Remington Town                                                   24720310010260100            C1                                                                                                                  VA03001                                                                                                   38.535464  -77.808117      624     255       .21693722734  2</text:p>
          </table:table-cell>
        </table:table-row>
        <table:table-row table:style-name="ro2">
          <table:table-cell table:style-name="ce21" office:value-type="string">
            <text:p>VAFauquier                           Warrenton                                                                                                                                             51 6183136Warrenton                                           8840Washington</text:p>
          </table:table-cell>
          <table:table-cell table:style-name="ce21" office:value-type="string">
            <text:p>District of Columbia-Maryland-Virginia-West Virginia 472031003Warrenton Town                                                   247203100302601003           C1                                                                                                                  VA03002VA0300200       45  31      933       9     8415     8415        0        0518N 91290       6670   38.718307  -77.797085     6670    2856      4.23542120186883</text:p>
          </table:table-cell>
        </table:table-row>
        <table:table-row table:style-name="ro2">
          <table:table-cell table:style-name="ce21" office:value-type="string">
            <text:p>VAFauquier                           Fauquier                                                                                                                                              51 6199061Fauquier (County)                                   8840Washington</text:p>
          </table:table-cell>
          <table:table-cell table:style-name="ce21" office:value-type="string">
            <text:p>District of Columbia-Maryland-Virginia-West Virginia 471031031Fauquier County                                                  147103103102101001           H1                                                                                                                  VA03000VA0300000       45  31      933      19    55753    55753        0        0518N 40793      55139   38.746843  -77.789643    55139   21046    649.700172       3</text:p>
          </table:table-cell>
        </table:table-row>
        <table:table-row table:style-name="ro2">
          <table:table-cell table:style-name="ce21" office:value-type="string">
            <text:p>VAFauquier                           State Police: Fauquier County                                                                                                                         51 6199061Fauquier (County)                                   8840Washington</text:p>
          </table:table-cell>
          <table:table-cell table:style-name="ce21" office:value-type="string">
            <text:p>District of Columbia-Maryland-Virginia-West Virginia 470000000State of Virginia                                                0                            H1                                                                                                                  VA030SPVA030SP00       45  31      933      21        0        0        0        05 0N 40793              38.746843  -77.789643    55139   21046    649.700172       1</text:p>
          </table:table-cell>
        </table:table-row>
        <table:table-row table:style-name="ro2">
          <table:table-cell table:style-name="ce21" office:value-type="string">
            <text:p>VAFloyd                              Floyd                                                                                                                                                 51 6328544Floyd                                                                                                                    472032001Floyd Town                                                       2                            C1                                                                                                                  VA03101VA0310100VA0310045  32               10      437      437        0        05 0N 61887              36.912150  -80.318408      432     264       .45844624091  1</text:p>
          </table:table-cell>
        </table:table-row>
        <table:table-row table:style-name="ro2">
          <table:table-cell table:style-name="ce21" office:value-type="string">
            <text:p>VAFloyd                              Floyd                                                                                                                                                 51 6399063Floyd (County)                                                                                                           471032032Floyd County                                                     147103203202101001           H1                                                                                                                  VA03100VA0310000       45  32               14    14673    14673        0        0518N 91687      13874   36.914427  -80.354822    13874    6763    381.215180       3</text:p>
          </table:table-cell>
        </table:table-row>
        <table:table-row table:style-name="ro2">
          <table:table-cell table:style-name="ce21" office:value-type="string">
            <text:p>VAFloyd                              State Police: Floyd County                                                                                                                            51 6399063Floyd (County)                                                                                                           470000000State of Virginia                                                0                            H1                                                                                                                  VA031SPVA031SP00       45  32               15        0        0        0        05 0N112879              36.914427  -80.354822    13874    6763    381.215180       1</text:p>
          </table:table-cell>
        </table:table-row>
        <table:table-row table:style-name="ro2">
          <table:table-cell table:style-name="ce21" office:value-type="string">
            <text:p>VAFluvanna                           State Police: Fluvanna County                                                                                                                         51 6599065Fluvanna (County)                                   1540Charlottesville</text:p>
          </table:table-cell>
          <table:table-cell table:style-name="ce21" office:value-type="string">
            <text:p>Virginia                                        470000000State of Virginia                                                0                            H1                                                                                                                  VA032SPVA032SP00       45  33      153      21        0        0        0        05 0N112879              37.863901  -78.295250    20047    8018    287.370106       1</text:p>
          </table:table-cell>
        </table:table-row>
        <table:table-row table:style-name="ro2">
          <table:table-cell table:style-name="ce21" office:value-type="string">
            <text:p>VAFluvanna                           Fluvanna                                                                                                                                              51 6599065Fluvanna (County)                                   1540Charlottesville</text:p>
          </table:table-cell>
          <table:table-cell table:style-name="ce21" office:value-type="string">
            <text:p>Virginia                                        471033033Fluvanna County                                                  147103303302201001           H1                                                                                                                  VA03200VA0320000       45  33      153      20    23985    23985        0        0518N 72785      20047   37.863901  -78.295250    20047    8018    287.370106       3</text:p>
          </table:table-cell>
        </table:table-row>
        <table:table-row table:style-name="ro2">
          <table:table-cell table:style-name="ce21" office:value-type="string">
            <text:p>VAFranklin                           Boones Mill Police Department                                                                                                                         51 67 8584Boones Mill (corporate name for Boone Mill)                                                                              472034001Boones Mill Town                                                 247203400102601003           C1                                                          8568Boone Mill (corporate name Boones Mill)             VA03302                                                                                             285   37.115462  -79.953966      285     138       .73548224065  2</text:p>
          </table:table-cell>
        </table:table-row>
        <table:table-row table:style-name="ro2">
          <table:table-cell table:style-name="ce21" office:value-type="string">
            <text:p>VAFranklin                           Ferrum College                                                                                                                                        51 6727712Ferrum                                                                                                                   470000000State of Virginia                                                0                  2         U1                                                                                                                  VA03303VA0330300       45  34      726      10        0        0        0        05  N110399              36.926381  -80.011181     1313     307      9.25327424088  1</text:p>
          </table:table-cell>
        </table:table-row>
        <table:table-row table:style-name="ro2">
          <table:table-cell table:style-name="ce21" office:value-type="string">
            <text:p>VAFranklin                           Rocky Mount                                                                                                                                           51 6768496Rocky Mount                                                                                                              472034002Rocky Mount Town                                                 247203400202601003           C1                                                                                                                  VA03301VA0330100       45  34      726       9     4621     4621        0        05 0N 71082       4066   36.999855  -79.889673     4066    1796      4.58681124151  3</text:p>
          </table:table-cell>
        </table:table-row>
        <table:table-row table:style-name="ro2">
          <table:table-cell table:style-name="ce21" office:value-type="string">
            <text:p>VAFranklin                           Franklin                                                                                                                                              51 6799067Franklin (County)                                                                                                        471034034Franklin County                                                  147103403402101001           H1                                                                                                                  VA03300VA0330000       45  34      726      19    45939    45939        0        0518N 72785      47286   37.007966  -79.857449    47286   22717    692.083727       3</text:p>
          </table:table-cell>
        </table:table-row>
        <table:table-row table:style-name="ro2">
          <table:table-cell table:style-name="ce21" office:value-type="string">
            <text:p>VAFranklin                           State Police: Franklin County                                                                                                                         51 6799067Franklin (County)                                                                                                        470000000State of Virginia                                                0                            H1                                                                                                                  VA033SPVA033SP00       45  34      726      21        0        0        0        05 0N112879              37.007966  -79.857449    47286   22717    692.083727       1</text:p>
          </table:table-cell>
        </table:table-row>
        <table:table-row table:style-name="ro2">
          <table:table-cell table:style-name="ce21" office:value-type="string">
            <text:p>VAFrederick                          Middletown                                                                                                                                            51 6951512Middletown                                                                                                               472035001Middletown Town                                                  247203500102601003           C1                                                                                                                  VA03401VA0340100       45  35      972      10     1094     1094        0        05 0N 71082       1015   39.027989  -78.279273     1015     432       .54808622645  3</text:p>
          </table:table-cell>
        </table:table-row>
        <table:table-row table:style-name="ro2">
          <table:table-cell table:style-name="ce21" office:value-type="string">
            <text:p>VAFrederick                          Stephens City                                                                                                                                         51 6975344Stephens City                                                                                                            472035002Stephens City Town                                               247203500202601003           C1                                                                                                                  VA03402VA0340200       45  35      972      10     1240     1240        0        05 0N100485       1146   39.086098  -78.219601     1146     546      1.42045622655  3</text:p>
          </table:table-cell>
        </table:table-row>
        <table:table-row table:style-name="ro2">
          <table:table-cell table:style-name="ce21" office:value-type="string">
            <text:p>VAFrederick                          State Police: Frederick County                                                                                                                        51 6999069Frederick (County)                                                                                                       470000000State of Virginia                                                0                            H1                                                                                                                  VA034SPVA034SP00       45  35      972      21        0        0        0        05 0N112879              39.192751  -78.244616    59209   23319    414.626136       1</text:p>
          </table:table-cell>
        </table:table-row>
        <table:table-row table:style-name="ro2">
          <table:table-cell table:style-name="ce21" office:value-type="string">
            <text:p>VAFrederick                          Frederick                                                                                                                                             51 6999069Frederick (County)                                                                                                       471035035Frederick County                                                 147103503502101001           H1                                                                                                                  VA03400VA0340000       45  35      972      19    65238    65238        0        0518N 91586      59209   39.192751  -78.244616    59209   23319    414.626136       3</text:p>
          </table:table-cell>
        </table:table-row>
        <table:table-row table:style-name="ro2">
          <table:table-cell table:style-name="ce21" office:value-type="string">
            <text:p>VAGiles                              Glen Lyn                                                                                                                                              51 7131376Glen Lyn                                                                                                                 472036001Glen Lyn Town                                                    247203600102601003           C1                                                                                                                  VA03501VA0350100       45  36      100      10      164      164        0        05 0N 61887        151   37.373080  -80.860906      151      62       .64784924093  3</text:p>
          </table:table-cell>
        </table:table-row>
        <table:table-row table:style-name="ro2">
          <table:table-cell table:style-name="ce21" office:value-type="string">
            <text:p>VAGiles                              Narrows                                                                                                                                               51 7154904Narrows                                                                                                                  472036002Narrows Town                                                     247203600202601003           C1                                                                                                                  VA03505VA0350500       45  36      100      10     2176     2176        0        0518N 71082       2111   37.331818  -80.808477     2111     971      1.27960324124  3</text:p>
          </table:table-cell>
        </table:table-row>
        <table:table-row table:style-name="ro2">
          <table:table-cell table:style-name="ce21" office:value-type="string">
            <text:p>VAGiles                              Pearisburg                                                                                                                                            51 7161208Pearisburg                                                                                                               472036003Pearisburg Town                                                  247203600302601003           C1                                                                                                                  VA03502VA0350200       45  36      100       9     2809     2809        0        05 0N 71082       2729   37.329184  -80.732490     2729    1279      3.06381524134  3</text:p>
          </table:table-cell>
        </table:table-row>
        <table:table-row table:style-name="ro2">
          <table:table-cell table:style-name="ce21" office:value-type="string">
            <text:p>VAGiles                              Pembroke                                                                                                                                              51 7161336Pembroke                                                                                                                 472036004Pembroke Town                                                    247203600402601003           C1                                                                                                                  VA03503VA0350300       45  36      100      10     1180     1180        0        05 0N100485       1134   37.321902  -80.636403     1134     520      1.10351724136  3</text:p>
          </table:table-cell>
        </table:table-row>
        <table:table-row table:style-name="ro2">
          <table:table-cell table:style-name="ce21" office:value-type="string">
            <text:p>VAGiles                              Rich Creek                                                                                                                                            51 7166896Rich Creek                                                                                                               472036005Rich Creek Town                                                  247203600502601003           C1                                                                                                                  VA03504VA0350400       45  36      100      10      688      688        0        05 0N 71082        665   37.383960  -80.821818      665     312       .86928324147  3</text:p>
          </table:table-cell>
        </table:table-row>
        <table:table-row table:style-name="ro2">
          <table:table-cell table:style-name="ce21" office:value-type="string">
            <text:p>VAGiles                              Giles                                                                                                                                                 51 7199071Giles (County)                                                                                                           471036036Giles County                                                     147103603602101001           H1                                                                                                                  VA03500VA0350000       45  36      100      20    10217    10217        0        0518N 72785      16657   37.324127  -80.722617    16657    7732    357.328634       3</text:p>
          </table:table-cell>
        </table:table-row>
        <table:table-row table:style-name="ro2">
          <table:table-cell table:style-name="ce21" office:value-type="string">
            <text:p>VAGiles                              State Police: Giles County                                                                                                                            51 7199071Giles (County)                                                                                                           470000000State of Virginia                                                0                            H1                                                                                                                  VA035SPVA035SP00       45  36      100      21        0        0        0        05 0N112879              37.324127  -80.722617    16657    7732    357.328634       1</text:p>
          </table:table-cell>
        </table:table-row>
        <table:table-row table:style-name="ro2">
          <table:table-cell table:style-name="ce21" office:value-type="string">
            <text:p>VAGloucester                         Gloucester                                                                                                                                            51 7399073Gloucester (County)                                 5720Norfolk-Virginia Beach-Newport News</text:p>
          </table:table-cell>
          <table:table-cell table:style-name="ce21" office:value-type="string">
            <text:p>Virginia-North              471037037Gloucester County                                                147103703702201001           H1                                                                                                                  VA03600VA0360000       45  37      928      19    37800    37800        0        0518N 72785      34780   37.359344  -76.509601    34780   14494    216.611710       3</text:p>
          </table:table-cell>
        </table:table-row>
        <table:table-row table:style-name="ro2">
          <table:table-cell table:style-name="ce21" office:value-type="string">
            <text:p>VAGloucester                         State Police: Gloucester County                                                                                                                       51 7399073Gloucester (County)                                 5720Norfolk-Virginia Beach-Newport News</text:p>
          </table:table-cell>
          <table:table-cell table:style-name="ce21" office:value-type="string">
            <text:p>Virginia-North              470000000State of Virginia                                                0                            H1                                                                                                                  VA036SPVA036SP00       45  37      928      21        0        0        0        05 0N 22284              37.359344  -76.509601    34780   14494    216.611710       1</text:p>
          </table:table-cell>
        </table:table-row>
        <table:table-row table:style-name="ro2">
          <table:table-cell table:style-name="ce21" office:value-type="string">
            <text:p>VAGoochland                          Goochland                                                                                                                                             51 7599075Goochland (County)                                  6760Richmond-Petersburg</text:p>
          </table:table-cell>
          <table:table-cell table:style-name="ce21" office:value-type="string">
            <text:p>Virginia                                    471038038Goochland County                                                 147103803802201001           H1                                                                                                                  VA03700VA0370000       45  38      722      20    19024    19024        0        0518N 72785      16863   37.700659  -77.868190    16863    6555    284.428267       3</text:p>
          </table:table-cell>
        </table:table-row>
        <table:table-row table:style-name="ro2">
          <table:table-cell table:style-name="ce21" office:value-type="string">
            <text:p>VAGoochland                          State Police: Goochland County                                                                                                                        51 7599075Goochland (County)                                  6760Richmond-Petersburg</text:p>
          </table:table-cell>
          <table:table-cell table:style-name="ce21" office:value-type="string">
            <text:p>Virginia                                    470000000State of Virginia                                                0                            H1                                                                                                                  VA037SPVA037SP00       45  38      722      21        0        0        0        05 0N112879              37.700659  -77.868190    16863    6555    284.428267       1</text:p>
          </table:table-cell>
        </table:table-row>
        <table:table-row table:style-name="ro2">
          <table:table-cell table:style-name="ce21" office:value-type="string">
            <text:p>VAGrayson                            Fries                                                                                                                                                 51 7729920Fries                                                                                                                    472039001Fries Town                                                       247203900102601003           C1                                                                                                                  VA03801VA0380100       45  39               10      588      588        0        05 0N 71082        614   36.715537  -80.975849      614     337       .64779624330  3</text:p>
          </table:table-cell>
        </table:table-row>
        <table:table-row table:style-name="ro2">
          <table:table-cell table:style-name="ce21" office:value-type="string">
            <text:p>VAGrayson                            Independence                                                                                                                                          51 7739528Independence                                                                                                             472039002Independence Town                                                247203900202601003           C1                                                                                                                  VA03802VA0380200       45  39               10      943      943        0        05 0N 71082        971   36.622906  -81.151735      971     497      2.33894424348  3</text:p>
          </table:table-cell>
        </table:table-row>
        <table:table-row table:style-name="ro2">
          <table:table-cell table:style-name="ce21" office:value-type="string">
            <text:p>VAGrayson                            State Police: Grayson County                                                                                                                          51 7799077Grayson (County)                                                                                                         470000000State of Virginia                                                0                            H1                                                                                                                  VA038SPVA038SP00       45  39               15        0        0        0        05 0N112879              36.648348  -81.171894    17917    9123    442.638528       1</text:p>
          </table:table-cell>
        </table:table-row>
        <table:table-row table:style-name="ro2">
          <table:table-cell table:style-name="ce21" office:value-type="string">
            <text:p>VAGrayson                            Grayson                                                                                                                                               51 7799077Grayson (County)                                                                                                         471039039Grayson County                                                   147103903902101001           H1                                                                                                                  VA03800VA0380000       45  39               14    15197    15197        0        0518N122090      17917   36.648348  -81.171894    17917    9123    442.638528       3</text:p>
          </table:table-cell>
        </table:table-row>
        <table:table-row table:style-name="ro2">
          <table:table-cell table:style-name="ce21" office:value-type="string">
            <text:p>VAGreene                             Greene                                                                                                                                                51 7999079Greene (County)                                     1540Charlottesville</text:p>
          </table:table-cell>
          <table:table-cell table:style-name="ce21" office:value-type="string">
            <text:p>Virginia                                        471040040Greene County                                                    147104004002201001           H1                                                                                                                  VA03900VA0390000       45  40      153      20    17270    17270        0        0518N 71082      15244   38.291914  -78.458069    15244    5986    156.579521       3</text:p>
          </table:table-cell>
        </table:table-row>
        <table:table-row table:style-name="ro2">
          <table:table-cell table:style-name="ce21" office:value-type="string">
            <text:p>VAGreene                             State Police: Greene County                                                                                                                           51 7999079Greene (County)                                     1540Charlottesville</text:p>
          </table:table-cell>
          <table:table-cell table:style-name="ce21" office:value-type="string">
            <text:p>Virginia                                        470000000State of Virginia                                                0                            H1                                                                                                                  VA039SPVA039SP00       45  40      153      21        0        0        0        05 0N112879              38.291914  -78.458069    15244    5986    156.579521       1</text:p>
          </table:table-cell>
        </table:table-row>
        <table:table-row table:style-name="ro2">
          <table:table-cell table:style-name="ce21" office:value-type="string">
            <text:p>VAGreensville                        Greensville                                                                                                                                           51 8199081Greensville (County)                                                                                                     471041041Greensville County                                               147104104102101001           H1                                                                                                                  VA04000VA0400000       45  41               14    11662    11662        0        0518N122090      11560   36.686155  -77.565550    11560    3765    295.440485       3</text:p>
          </table:table-cell>
        </table:table-row>
        <table:table-row table:style-name="ro2">
          <table:table-cell table:style-name="ce21" office:value-type="string">
            <text:p>VAGreensville                        State Police: Greensville County                                                                                                                      51 8199081Greensville (County)                                                                                                     470000000State of Virginia                                                0                            H1                                                                                                                  VA040SPVA040SP00       45  41               15        0        0        0        05 0N112879              36.686155  -77.565550    11560    3765    295.440485       1</text:p>
          </table:table-cell>
        </table:table-row>
        <table:table-row table:style-name="ro2">
          <table:table-cell table:style-name="ce21" office:value-type="string">
            <text:p>VAHalifax                            Clover Police Department                                                                                                                              51 8317632Clover                                                                                                                   999999999Undetermined                                                    994720420010260100            U6                                                                                                                  VA04102                                                                                                                                                       24534  2</text:p>
          </table:table-cell>
        </table:table-row>
        <table:table-row table:style-name="ro2">
          <table:table-cell table:style-name="ce21" office:value-type="string">
            <text:p>VAHalifax                            Halifax                                                                                                                                               51 8334064Halifax                                                                                                                  472042002Halifax Town                                                     247204200202601003           C1                                                                                                                  VA04101VA0410100       45  42               10     1328     1328        0        05 0N 71082       1389   36.764593  -78.928081     1389     583      3.80352624558  3</text:p>
          </table:table-cell>
        </table:table-row>
        <table:table-row table:style-name="ro2">
          <table:table-cell table:style-name="ce21" office:value-type="string">
            <text:p>VAHalifax                            State Police: South Boston                                                                                                                            51 8373712South Boston                                                                                                             470000000State of Virginia                                                0                            C1                                                                                                                  VA124SPVA124SP00       45                   10        0        0        0        05 0N112879              36.707722  -78.903388     8491    3946     12.22316924592  1</text:p>
          </table:table-cell>
        </table:table-row>
        <table:table-row table:style-name="ro2">
          <table:table-cell table:style-name="ce21" office:value-type="string">
            <text:p>VAHalifax                            South Boston                                                                                                                                          51 8373712South Boston                                                                                                             472042201South Boston Town                                                247204220102601003           C1                                                                                                                  VA12400VA1240000       45  42                9     8269     8269        0        0518N 71082       8491   36.707722  -78.903388     8491    3946     12.22316924592  3</text:p>
          </table:table-cell>
        </table:table-row>
        <table:table-row table:style-name="ro2">
          <table:table-cell table:style-name="ce21" office:value-type="string">
            <text:p>VAHalifax                            Halifax                                                                                                                                               51 8399083Halifax (County)                                                                                                         471042042Halifax County                                                   147104204202101001           H1                                                                                                                  VA04100VA0410000       45  42               13    27290    27290        0        0518N 71082      37355   36.730821  -78.925766    37355   16953    819.295853       3</text:p>
          </table:table-cell>
        </table:table-row>
        <table:table-row table:style-name="ro2">
          <table:table-cell table:style-name="ce21" office:value-type="string">
            <text:p>VAHalifax                            State Police: Halifax County                                                                                                                          51 8399083Halifax (County)                                                                                                         470000000State of Virginia                                                0                            H1                                                                                                                  VA041SPVA041SP00       45  42               15        0        0        0        05 0N112879              36.730821  -78.925766    37355   16953    819.295853       1</text:p>
          </table:table-cell>
        </table:table-row>
        <table:table-row table:style-name="ro2">
          <table:table-cell table:style-name="ce21" office:value-type="string">
            <text:p>VAHanover                            Ashland                                                                                                                                               51 85 3368Ashland                                             6760Richmond-Petersburg</text:p>
          </table:table-cell>
          <table:table-cell table:style-name="ce21" office:value-type="string">
            <text:p>Virginia                                    472043001Ashland Town                                                     247204300102601003           C1                                                                                                                  VA04201VA0420100       45  43      722       9     7043     7043        0        0518N 71082       6619   37.759361  -77.477226     6619    2445      7.17923523005  3</text:p>
          </table:table-cell>
        </table:table-row>
        <table:table-row table:style-name="ro2">
          <table:table-cell table:style-name="ce21" office:value-type="string">
            <text:p>VAHanover                            Hanover                                                                                                                                               51 8599085Hanover (County)                                    6760Richmond-Petersburg</text:p>
          </table:table-cell>
          <table:table-cell table:style-name="ce21" office:value-type="string">
            <text:p>Virginia                                    471043043Hanover County                                                   147104304302101001           H1                                                                                                                  VA04200VA0420000       45  43      722      19    90397    90397        0        0518N 60975      86320   37.714111  -77.443699    86320   32196    472.678947       3</text:p>
          </table:table-cell>
        </table:table-row>
        <table:table-row table:style-name="ro2">
          <table:table-cell table:style-name="ce21" office:value-type="string">
            <text:p>VAHanover                            State Police: Hanover County                                                                                                                          51 8599085Hanover (County)                                    6760Richmond-Petersburg</text:p>
          </table:table-cell>
          <table:table-cell table:style-name="ce21" office:value-type="string">
            <text:p>Virginia                                    470000000State of Virginia                                                0                            H1                                                                                                                  VA042SPVA042SP00       45  43      722      21        0        0        0        05 0N112879              37.714111  -77.443699    86320   32196    472.678947       1</text:p>
          </table:table-cell>
        </table:table-row>
        <table:table-row table:style-name="ro2">
          <table:table-cell table:style-name="ce21" office:value-type="string">
            <text:p>VAHenrico                            Henrico County Police D                                                                                                                               51 8799087Henrico (County)                                    6760Richmond-Petersburg</text:p>
          </table:table-cell>
          <table:table-cell table:style-name="ce21" office:value-type="string">
            <text:p>Virginia                                    471044044Henrico County                                                   147104404402401002           H1                                                                                                                  VA04301VA0430100       45  44      722      18   280468   280468        0        0518N 71082     262300   37.584747  -77.476994   262300  112570    238.060117       3</text:p>
          </table:table-cell>
        </table:table-row>
        <table:table-row table:style-name="ro2">
          <table:table-cell table:style-name="ce21" office:value-type="string">
            <text:p>VAHenrico                            Henrico                                                                                                                                               51 8799087Henrico (County)                                    6760Richmond-Petersburg</text:p>
          </table:table-cell>
          <table:table-cell table:style-name="ce21" office:value-type="string">
            <text:p>Virginia                                    471044044Henrico County                                                   147104404402102001           H1                                                                                                                  VA04300VA0430000VA0430145  44      722      21        0        0        0        05 0N 70885     262300   37.584747  -77.476994   262300  112570    238.060117       3</text:p>
          </table:table-cell>
        </table:table-row>
        <table:table-row table:style-name="ro2">
          <table:table-cell table:style-name="ce21" office:value-type="string">
            <text:p>VAHenrico                            State Police: Henrico County                                                                                                                          51 8799087Henrico (County)                                    6760Richmond-Petersburg</text:p>
          </table:table-cell>
          <table:table-cell table:style-name="ce21" office:value-type="string">
            <text:p>Virginia                                    470000000State of Virginia                                                0                            H1                                                                                                                  VA043SPVA043SP00       45  44      722      21        0        0        0        05 0N112879              37.584747  -77.476994   262300  112570    238.060117       1</text:p>
          </table:table-cell>
        </table:table-row>
        <table:table-row table:style-name="ro2">
          <table:table-cell table:style-name="ce21" office:value-type="string">
            <text:p>VAHenry                              Henry                                                                                                                                                 51 8999089Henry (County)                                                                                                           471045045Henry County                                                     147104504502101001           H1                                                                                                                  VA04400VA0440000       45  45               13    57762    57762        0        0518N 72785      57930   36.697027  -79.897787    57930   25921    382.351570       3</text:p>
          </table:table-cell>
        </table:table-row>
        <table:table-row table:style-name="ro2">
          <table:table-cell table:style-name="ce21" office:value-type="string">
            <text:p>VAHenry                              State Police: Henry County                                                                                                                            51 8999089Henry (County)                                                                                                           470000000State of Virginia                                                0                            H1                                                                                                                  VA044SPVA044SP00       45  45               15        0        0        0        05 0N112879              36.697027  -79.897787    57930   25921    382.351570       1</text:p>
          </table:table-cell>
        </table:table-row>
        <table:table-row table:style-name="ro2">
          <table:table-cell table:style-name="ce21" office:value-type="string">
            <text:p>VAHighland                           State Police: Highland County                                                                                                                         51 9199091Highland (County)                                                                                                        470000000State of Virginia                                                0                            H1                                                                                                                  VA045SPVA045SP00       45  46               15        0        0        0        05 0N112879              38.383097  -79.566729     2536    1822    415.856607       1</text:p>
          </table:table-cell>
        </table:table-row>
        <table:table-row table:style-name="ro2">
          <table:table-cell table:style-name="ce21" office:value-type="string">
            <text:p>VAHighland                           Highland                                                                                                                                              51 9199091Highland (County)                                                                                                        471046046Highland County                                                  147104604602101001           H1                                                                                                                  VA04500VA0450000       45  46               15     2518     2518        0        0518N111188       2536   38.383097  -79.566729     2536    1822    415.856607       3</text:p>
          </table:table-cell>
        </table:table-row>
        <table:table-row table:style-name="ro2">
          <table:table-cell table:style-name="ce21" office:value-type="string">
            <text:p>VAIsle of Wight                      Smithfield                                                                                                                                            51 9373200Smithfield                                          5720Norfolk-Virginia Beach-Newport News</text:p>
          </table:table-cell>
          <table:table-cell table:style-name="ce21" office:value-type="string">
            <text:p>Virginia-North              472047001Smithfield Town                                                  247204700102601003           C1                                                                                                                  VA04601VA0460100       45  47      928       9     6882     6882        0        05 0N122090       6324   36.978767  -76.618578     6324    2552      9.52724323430  3</text:p>
          </table:table-cell>
        </table:table-row>
        <table:table-row table:style-name="ro2">
          <table:table-cell table:style-name="ce21" office:value-type="string">
            <text:p>VAIsle of Wight                      State Police: Isle of Wight County                                                                                                                    51 9399093Isle of Wight (County)                              5720Norfolk-Virginia Beach-Newport News</text:p>
          </table:table-cell>
          <table:table-cell table:style-name="ce21" office:value-type="string">
            <text:p>Virginia-North              470000000State of Virginia                                                0                            H1                                                                                                                  VA046SPVA046SP00       45  47      928      21        0        0        0        05 0N 40793              36.886756  -76.703340    29728   12066    315.866560       1</text:p>
          </table:table-cell>
        </table:table-row>
        <table:table-row table:style-name="ro2">
          <table:table-cell table:style-name="ce21" office:value-type="string">
            <text:p>VAIsle of Wight                      Isle of Wight                                                                                                                                         51 9399093Isle of Wight (County)                              5720Norfolk-Virginia Beach-Newport News</text:p>
          </table:table-cell>
          <table:table-cell table:style-name="ce21" office:value-type="string">
            <text:p>Virginia-North              471047047Isle of Wight County                                             147104704702201001           H1                                                                                                                  VA04600VA0460000       45  47      928      19    26365    26365        0        0518N 40793      29728   36.886756  -76.703340    29728   12066    315.866560       3</text:p>
          </table:table-cell>
        </table:table-row>
        <table:table-row table:style-name="ro2">
          <table:table-cell table:style-name="ce21" office:value-type="string">
            <text:p>VAJames City                         State Police: James City County                                                                                                                       51 9599095James City (County)                                 5720Norfolk-Virginia Beach-Newport News</text:p>
          </table:table-cell>
          <table:table-cell table:style-name="ce21" office:value-type="string">
            <text:p>Virginia-North              470000000State of Virginia                                                0                            H1                                                                                                                  VA047SPVA047SP00       45  48      928      21        0        0        0        05 0N 22284              37.296023  -76.752154    48102   20772    142.921938       1</text:p>
          </table:table-cell>
        </table:table-row>
        <table:table-row table:style-name="ro2">
          <table:table-cell table:style-name="ce21" office:value-type="string">
            <text:p>VAJames City                         James City                                                                                                                                            51 9599095James City (County)                                 5720Norfolk-Virginia Beach-Newport News</text:p>
          </table:table-cell>
          <table:table-cell table:style-name="ce21" office:value-type="string">
            <text:p>Virginia-North              471048048James City County                                                147104804802001001           H1                                                                                                                  VA04700VA0470000VA0470145  48      928      21        0        0        0        0518N 71085      48102   37.296023  -76.752154    48102   20772    142.921938       3</text:p>
          </table:table-cell>
        </table:table-row>
        <table:table-row table:style-name="ro2">
          <table:table-cell table:style-name="ce21" office:value-type="string">
            <text:p>VAJames City                         James City County Police Department                                                                                                                   51 9599095James City (County)                                 5720Norfolk-Virginia Beach-Newport News</text:p>
          </table:table-cell>
          <table:table-cell table:style-name="ce21" office:value-type="string">
            <text:p>Virginia-North              471048048James City County                                                147104804802601002           H1                                                                                                                  VA04701VA0470100       45  48      928      19    56303    56303        0        05 0N122090      48102   37.296023  -76.752154    48102   20772    142.921938       3</text:p>
          </table:table-cell>
        </table:table-row>
        <table:table-row table:style-name="ro2">
          <table:table-cell table:style-name="ce21" office:value-type="string">
            <text:p>VAKing and Queen                     State Police: King and Queen County                                                                                                                   51 9799097King and Queen (County)                                                                                                  470000000State of Virginia                                                0                            H1                                                                                                                  VA048SPVA048SP00       45  49      722      21        0        0        0        05 0N112879              37.700534  -76.898446     6630    3010    316.264151       1</text:p>
          </table:table-cell>
        </table:table-row>
        <table:table-row table:style-name="ro2">
          <table:table-cell table:style-name="ce21" office:value-type="string">
            <text:p>VAKing and Queen                     King and Queen                                                                                                                                        51 9799097King and Queen (County)                                                                                                  471049049King And Queen County                                            147104904902201001           H1                                                                                                                  VA04800VA0480000       45  49      722      21     6873     6873        0        0518N111188       6630   37.700534  -76.898446     6630    3010    316.264151       3</text:p>
          </table:table-cell>
        </table:table-row>
        <table:table-row table:style-name="ro2">
          <table:table-cell table:style-name="ce21" office:value-type="string">
            <text:p>VAKing George                        King George                                                                                                                                           51 9999099King George (County)                                8840Washington</text:p>
          </table:table-cell>
          <table:table-cell table:style-name="ce21" office:value-type="string">
            <text:p>District of Columbia-Maryland-Virginia-West Virginia 471050050King George County                                               147105005002201001           H1                                                                                                                  VA04900VA0490000       45  50               14    19634    19634        0        0518N 40793      16803   38.291786  -77.152462    16803    6820    179.998374       3</text:p>
          </table:table-cell>
        </table:table-row>
        <table:table-row table:style-name="ro2">
          <table:table-cell table:style-name="ce21" office:value-type="string">
            <text:p>VAKing George                        State Police: King George County                                                                                                                      51 9999099King George (County)                                8840Washington</text:p>
          </table:table-cell>
          <table:table-cell table:style-name="ce21" office:value-type="string">
            <text:p>District of Columbia-Maryland-Virginia-West Virginia 470000000State of Virginia                                                0                            H1                                                                                                                  VA049SPVA049SP00       45  50               15        0        0        0        05 0N 40793              38.291786  -77.152462    16803    6820    179.998374       1</text:p>
          </table:table-cell>
        </table:table-row>
        <table:table-row table:style-name="ro2">
          <table:table-cell table:style-name="ce21" office:value-type="string">
            <text:p>VAKing William                       West Point                                                                                                                                            5110184960West Point                                                                                                               472051001West Point Town                                                  247205100102220003           C1                                                                                                                  VA05002VA0500200       45  51      722       9     3029     3029        0        05 0N 91482       2866   37.543733  -76.805366     2866    1151      5.12530323181  3</text:p>
          </table:table-cell>
        </table:table-row>
        <table:table-row table:style-name="ro2">
          <table:table-cell table:style-name="ce21" office:value-type="string">
            <text:p>VAKing William                       State Police: King William County                                                                                                                     5110199101King William (County)                                                                                                    470000000State of Virginia                                                0                            H1                                                                                                                  VA050SPVA050SP00       45  51      722      21        0        0        0        05 0N112879              37.661907  -76.999261    13146    5189    275.432758       1</text:p>
          </table:table-cell>
        </table:table-row>
        <table:table-row table:style-name="ro2">
          <table:table-cell table:style-name="ce21" office:value-type="string">
            <text:p>VAKing William                       King William                                                                                                                                          5110199101King William (County)                                                                                                    471051051King William County                                              147105105102201001           H1                                                                                                                  VA05000VA0500000       45  51      722      20    11512    11512        0        0518N111188      13146   37.661907  -76.999261    13146    5189    275.432758       3</text:p>
          </table:table-cell>
        </table:table-row>
        <table:table-row table:style-name="ro2">
          <table:table-cell table:style-name="ce21" office:value-type="string">
            <text:p>VALancaster                          Kilmarnock                                                                                                                                            5110342424Kilmarnock                                                                                                               472052002Kilmarnock Town                                                  247205200202601003           C1                                                                                                                  VA05101VA0510100       451 52 67            10     1236     1187       49        05 0N 90888       1244   37.712437  -76.381707     1244     607      2.85565322482  3</text:p>
          </table:table-cell>
        </table:table-row>
        <table:table-row table:style-name="ro2">
          <table:table-cell table:style-name="ce21" office:value-type="string">
            <text:p>VALancaster                          Lancaster                                                                                                                                             5110399103Lancaster (County)                                                                                                       471052052Lancaster County                                                 147105205202101001           H1                                                                                                                  VA05100VA0510000       45  52               14    11017    11017        0        0518N111188      11567   37.697395  -76.450207    11567    6498    133.143257       3</text:p>
          </table:table-cell>
        </table:table-row>
        <table:table-row table:style-name="ro2">
          <table:table-cell table:style-name="ce21" office:value-type="string">
            <text:p>VALancaster                          State Police: Lancaster County                                                                                                                        5110399103Lancaster (County)                                                                                                       470000000State of Virginia                                                0                            H1                                                                                                                  VA051SPVA051SP00       45  52               15        0        0        0        05 0N112879              37.697395  -76.450207    11567    6498    133.143257       1</text:p>
          </table:table-cell>
        </table:table-row>
        <table:table-row table:style-name="ro2">
          <table:table-cell table:style-name="ce21" office:value-type="string">
            <text:p>VALee                                Jonesville                                                                                                                                            5110541272Jonesville                                                                                                               472053001Jonesville Town                                                  247205300102601003           C1                                                                                                                  VA05201VA0520100       45  53               10     1004     1004        0        05 0N 71082        995   36.688012  -83.116305      995     565      1.10424724263  3</text:p>
          </table:table-cell>
        </table:table-row>
        <table:table-row table:style-name="ro2">
          <table:table-cell table:style-name="ce21" office:value-type="string">
            <text:p>VALee                                Pennington Gap                                                                                                                                        5110561560Pennington Gap (RR name Pennington)                                                                                      472053002Pennington Gap Town                                              247205300202601003           C1                                                                                                                  VA05202VA0520200       45  53               10     1797     1797        0        05 0N120981       1781   36.756580  -83.029375     1781     950      1.51697324277  3</text:p>
          </table:table-cell>
        </table:table-row>
        <table:table-row table:style-name="ro2">
          <table:table-cell table:style-name="ce21" office:value-type="string">
            <text:p>VALee                                Lee                                                                                                                                                   5110599105Lee (County)                                                                                                             471053053Lee County                                                       147105305302101001           H1                                                                                                                  VA05200VA0520000       45  53               14    21389    21389        0        0518N 71082      23589   36.737463  -83.097696    23589   11086    437.134769       3</text:p>
          </table:table-cell>
        </table:table-row>
        <table:table-row table:style-name="ro2">
          <table:table-cell table:style-name="ce21" office:value-type="string">
            <text:p>VALee                                State Police: Lee County                                                                                                                              5110599105Lee (County)                                                                                                             470000000State of Virginia                                                0                            H1                                                                                                                  VA052SPVA052SP00       45  53               15        0        0        0        05 0N112879              36.737463  -83.097696    23589   11086    437.134769       1</text:p>
          </table:table-cell>
        </table:table-row>
        <table:table-row table:style-name="ro2">
          <table:table-cell table:style-name="ce21" office:value-type="string">
            <text:p>VALoudoun                            Leesburg                                                                                                                                              5110744984Leesburg                                            8840Washington</text:p>
          </table:table-cell>
          <table:table-cell table:style-name="ce21" office:value-type="string">
            <text:p>District of Columbia-Maryland-Virginia-West Virginia 472054003Leesburg Town                                                    247205400302601003           C1                                                                                                                  VA05301VA0530100       45  54      933       7    35331    35331        0        0518N122090      28311   39.109219  -77.557868    28311   10671     11.60226320175783</text:p>
          </table:table-cell>
        </table:table-row>
        <table:table-row table:style-name="ro2">
          <table:table-cell table:style-name="ce21" office:value-type="string">
            <text:p>VALoudoun                            Middleburg                                                                                                                                            5110751448Middleburg                                          8840Washington</text:p>
          </table:table-cell>
          <table:table-cell table:style-name="ce21" office:value-type="string">
            <text:p>District of Columbia-Maryland-Virginia-West Virginia 472054005Middleburg Town                                                  247205400502601003           C1                                                                                                                  VA05302VA0530200       45  54      933      10      854      854        0        05 0N 60975        632   38.968411  -77.737631      632     364       .58311220117183</text:p>
          </table:table-cell>
        </table:table-row>
        <table:table-row table:style-name="ro2">
          <table:table-cell table:style-name="ce21" office:value-type="string">
            <text:p>VALoudoun                            Purcellville                                                                                                                                          5110765008Purcellville                                        8840Washington</text:p>
          </table:table-cell>
          <table:table-cell table:style-name="ce21" office:value-type="string">
            <text:p>District of Columbia-Maryland-Virginia-West Virginia 472054006Purcellville Town                                                247205400602601003           C1                                                                                                                  VA05303VA0530300       45  54      933       9     4544     4544        0        05 0N 71082       3584   39.134530  -77.711177     3584    1292      2.37001320132343</text:p>
          </table:table-cell>
        </table:table-row>
        <table:table-row table:style-name="ro2">
          <table:table-cell table:style-name="ce21" office:value-type="string">
            <text:p>VALoudoun                            State Police: Loudoun County                                                                                                                          5110799107Loudoun (County)                                    8840Washington</text:p>
          </table:table-cell>
          <table:table-cell table:style-name="ce21" office:value-type="string">
            <text:p>District of Columbia-Maryland-Virginia-West Virginia 470000000State of Virginia                                                0                            H1                                                                                                                  VA053SPVA053SP00       45  54      933      21        0        0        0        05 0N112879              39.064634  -77.568819   169599   62160    519.851295       1</text:p>
          </table:table-cell>
        </table:table-row>
        <table:table-row table:style-name="ro2">
          <table:table-cell table:style-name="ce21" office:value-type="string">
            <text:p>VALoudoun                            Loudoun                                                                                                                                               5110799107Loudoun (County)                                    8840Washington</text:p>
          </table:table-cell>
          <table:table-cell table:style-name="ce21" office:value-type="string">
            <text:p>District of Columbia-Maryland-Virginia-West Virginia 471054054Loudoun County                                                   147105405402101001           H1                                                                                                                  VA05300VA0530000       45  54      933      18   201878   201878        0        0518N 71082     169599   39.064634  -77.568819   169599   62160    519.851295       3</text:p>
          </table:table-cell>
        </table:table-row>
        <table:table-row table:style-name="ro2">
          <table:table-cell table:style-name="ce21" office:value-type="string">
            <text:p>VALouisa                             Louisa                                                                                                                                                5110947144Louisa                                                                                                                   472055001Louisa Town                                                      247205500102601003           C1                                                                                                                  VA05401VA0540100       45  55      722      10     1498     1498        0        05 0N 71082       1401   38.024057  -78.001584     1401     620      1.82699023093  3</text:p>
          </table:table-cell>
        </table:table-row>
        <table:table-row table:style-name="ro2">
          <table:table-cell table:style-name="ce21" office:value-type="string">
            <text:p>VALouisa                             Mineral                                                                                                                                               5110952120Mineral                                                                                                                  472055002Mineral Town                                                     2                            C1                                                                                                                  VA05402VA0540200VA0540045  55      722      10      454      454        0        05 0N122085              38.006117  -77.909553      424     196       .89311623117  1</text:p>
          </table:table-cell>
        </table:table-row>
        <table:table-row table:style-name="ro2">
          <table:table-cell table:style-name="ce21" office:value-type="string">
            <text:p>VALouisa                             State Police: Louisa County                                                                                                                           5110999109Louisa (County)                                                                                                          470000000State of Virginia                                                0                            H1                                                                                                                  VA054SPVA054SP00       45  55      722      21        0        0        0        05 0N112879              37.987197  -77.956747    25627   11855    497.138503       1</text:p>
          </table:table-cell>
        </table:table-row>
        <table:table-row table:style-name="ro2">
          <table:table-cell table:style-name="ce21" office:value-type="string">
            <text:p>VALouisa                             Louisa                                                                                                                                                5110999109Louisa (County)                                                                                                          471055055Louisa County                                                    147105505502101001           H1                                                                                                                  VA05400VA0540000       45  55      722      19    27708    27708        0        0518N122085      25627   37.987197  -77.956747    25627   11855    497.138503       3</text:p>
          </table:table-cell>
        </table:table-row>
        <table:table-row table:style-name="ro2">
          <table:table-cell table:style-name="ce21" office:value-type="string">
            <text:p>VALunenburg                          Kenbridge                                                                                                                                             5111141832Kenbridge                                                                                                                472056001Kenbridge Town                                                   247205600102601003           C1                                                                                                                  VA05501VA0550100       45  56               10     1331     1331        0        05 0N 71082       1253   36.962805  -78.126896     1253     579      2.03873923944  3</text:p>
          </table:table-cell>
        </table:table-row>
        <table:table-row table:style-name="ro2">
          <table:table-cell table:style-name="ce21" office:value-type="string">
            <text:p>VALunenburg                          Victoria                                                                                                                                              5111181024Victoria                                                                                                                 472056002Victoria Town                                                    247205600202601003           C1                                                                                                                  VA05503VA0550300       45  56               10     1802     1802        0        05 0N 71082       1821   36.993365  -78.224891     1821     903      2.82502723974  3</text:p>
          </table:table-cell>
        </table:table-row>
        <table:table-row table:style-name="ro2">
          <table:table-cell table:style-name="ce21" office:value-type="string">
            <text:p>VALunenburg                          Lunenburg                                                                                                                                             5111199111Lunenburg (County)                                                                                                       471056056Lunenburg County                                                 147105605602101001           H1                                                                                                                  VA05500VA0550000       45  56               14    10141    10141        0        0518N111188      13146   36.945743  -78.222223    13146    5736    431.702793       3</text:p>
          </table:table-cell>
        </table:table-row>
        <table:table-row table:style-name="ro2">
          <table:table-cell table:style-name="ce21" office:value-type="string">
            <text:p>VALunenburg                          State Police: Lunenburg County                                                                                                                        5111199111Lunenburg (County)                                                                                                       470000000State of Virginia                                                0                            H1                                                                                                                  VA055SPVA055SP00       45  56               15        0        0        0        05 0N112879              36.945743  -78.222223    13146    5736    431.702793       1</text:p>
          </table:table-cell>
        </table:table-row>
        <table:table-row table:style-name="ro2">
          <table:table-cell table:style-name="ce21" office:value-type="string">
            <text:p>VAMadison                            Madison                                                                                                                                               5111399113Madison (County)                                                                                                         471057057Madison County                                                   147105705702201001           H1                                                                                                                  VA05600VA0560000       45  57               14    13324    13324        0        0518N 72785      12520   38.417878  -78.263130    12520    5239    321.421373       3</text:p>
          </table:table-cell>
        </table:table-row>
        <table:table-row table:style-name="ro2">
          <table:table-cell table:style-name="ce21" office:value-type="string">
            <text:p>VAMadison                            State Police: Madison County                                                                                                                          5111399113Madison (County)                                                                                                         470000000State of Virginia                                                0                            H1                                                                                                                  VA056SPVA056SP00       45  57               15        0        0        0        05 0N112879              38.417878  -78.263130    12520    5239    321.421373       1</text:p>
          </table:table-cell>
        </table:table-row>
        <table:table-row table:style-name="ro2">
          <table:table-cell table:style-name="ce21" office:value-type="string">
            <text:p>VAMathews                            State Police: Mathews County                                                                                                                          5111599115Mathews (County)                                    5720Norfolk-Virginia Beach-Newport News</text:p>
          </table:table-cell>
          <table:table-cell table:style-name="ce21" office:value-type="string">
            <text:p>Virginia-North              470000000State of Virginia                                                0                            H1                                                                                                                  VA057SPVA057SP00       45  58      928      21        0        0        0        05 0N 40793              37.439912  -76.322953     9207    5333     85.684368       1</text:p>
          </table:table-cell>
        </table:table-row>
        <table:table-row table:style-name="ro2">
          <table:table-cell table:style-name="ce21" office:value-type="string">
            <text:p>VAMathews                            Mathews                                                                                                                                               5111599115Mathews (County)                                    5720Norfolk-Virginia Beach-Newport News</text:p>
          </table:table-cell>
          <table:table-cell table:style-name="ce21" office:value-type="string">
            <text:p>Virginia-North              471058058Mathews County                                                   147105805802201001           H1                                                                                                                  VA05700VA0570000       45  58      928      21     9359     9359        0        0518N 40793       9207   37.439912  -76.322953     9207    5333     85.684368       3</text:p>
          </table:table-cell>
        </table:table-row>
        <table:table-row table:style-name="ro2">
          <table:table-cell table:style-name="ce21" office:value-type="string">
            <text:p>VAMecklenburg                        Boydton Police Department                                                                                                                             51117 9016Boydton                                                                                                                  472059001Boydton Town                                                     247205900102601003           C1                                                                                                                  VA05801                                                                                             454   36.667997  -78.389001      454     165       .82097723917  2</text:p>
          </table:table-cell>
        </table:table-row>
        <table:table-row table:style-name="ro2">
          <table:table-cell table:style-name="ce21" office:value-type="string">
            <text:p>VAMecklenburg                        Chase City                                                                                                                                            5111714984Chase City                                                                                                               472059002Chase City Town                                                  247205900202601003           C1                                                                                                                  VA05802VA0580200       45  59               10     2428     2428        0        0518N 40494       2457   36.799312  -78.461019     2457    1249      2.19141123924  3</text:p>
          </table:table-cell>
        </table:table-row>
        <table:table-row table:style-name="ro2">
          <table:table-cell table:style-name="ce21" office:value-type="string">
            <text:p>VAMecklenburg                        Clarksville                                                                                                                                           5111716992Clarksville                                                                                                              472059003Clarksville Town                                                 247205900302601003           C1                                                                                                                  VA05803VA0580300       45  59               10     1314     1314        0        05 0N112185       1329   36.622171  -78.562230     1329     753      1.97901023927  3</text:p>
          </table:table-cell>
        </table:table-row>
        <table:table-row table:style-name="ro2">
          <table:table-cell table:style-name="ce21" office:value-type="string">
            <text:p>VAMecklenburg                        La Crosse                                                                                                                                             5111743176La Crosse                                                                                                                472059004La Crosse Town                                                   24720590040260100            C1                                                                                                                  VA05804VA0580400       45  59               10      615      615        0        05 0N122090              36.697177  -78.092322      618     314      1.16070023950  3</text:p>
          </table:table-cell>
        </table:table-row>
        <table:table-row table:style-name="ro2">
          <table:table-cell table:style-name="ce21" office:value-type="string">
            <text:p>VAMecklenburg                        South Hill                                                                                                                                            5111773904South Hill                                                                                                               472059005South Hill Town                                                  247205900502601003           C1                                                                                                                  VA05805VA0580500       45  59                9     4648     4648        0        0518N 71082       4403   36.726759  -78.130597     4403    1988      6.32399823970  3</text:p>
          </table:table-cell>
        </table:table-row>
        <table:table-row table:style-name="ro2">
          <table:table-cell table:style-name="ce21" office:value-type="string">
            <text:p>VAMecklenburg                        Mecklenburg                                                                                                                                           5111799117Mecklenburg (County)                                                                                                     471059059Mecklenburg County                                               147105905902101001           H1                                                                                                                  VA05800VA0580000       45  59               14    23957    23957        0        0518N 91290      32380   36.662373  -78.344909    32380   17403    623.933497       3</text:p>
          </table:table-cell>
        </table:table-row>
        <table:table-row table:style-name="ro2">
          <table:table-cell table:style-name="ce21" office:value-type="string">
            <text:p>VAMecklenburg                        State Police: Mecklenburg County                                                                                                                      5111799117Mecklenburg (County)                                                                                                     470000000State of Virginia                                                0                            H1                                                                                                                  VA058SPVA058SP00       45  59               15        0        0        0        05 0N112879              36.662373  -78.344909    32380   17403    623.933497       1</text:p>
          </table:table-cell>
        </table:table-row>
        <table:table-row table:style-name="ro2">
          <table:table-cell table:style-name="ce21" office:value-type="string">
            <text:p>VAMiddlesex                          Urbanna                                                                                                                                               5111980272Urbanna                                                                                                                  472060001Urbanna Town                                                     2                            C1                                                                                                                  VA05903VA0590300VA0590045  60               10      563      563        0        05 0N122090              37.637796  -76.573149      543     354       .42207823175  1</text:p>
          </table:table-cell>
        </table:table-row>
        <table:table-row table:style-name="ro2">
          <table:table-cell table:style-name="ce21" office:value-type="string">
            <text:p>VAMiddlesex                          State Police: Middlesex County                                                                                                                        5111999119Middlesex (County)                                                                                                       470000000State of Virginia                                                0                            H1                                                                                                                  VA059SPVA059SP00       45  60               15        0        0        0        05 0N112879              37.595718  -76.489133     9932    6362    130.298269       1</text:p>
          </table:table-cell>
        </table:table-row>
        <table:table-row table:style-name="ro2">
          <table:table-cell table:style-name="ce21" office:value-type="string">
            <text:p>VAMiddlesex                          Middlesex                                                                                                                                             5111999119Middlesex (County)                                                                                                       471060060Middlesex County                                                 147106006002201001           H1                                                                                                                  VA05900VA0590000       45  60               14    10640    10640        0        0518N111188       9932   37.595718  -76.489133     9932    6362    130.298269       3</text:p>
          </table:table-cell>
        </table:table-row>
        <table:table-row table:style-name="ro2">
          <table:table-cell table:style-name="ce21" office:value-type="string">
            <text:p>VAMontgomery                         Blacksburg                                                                                                                                            51121 7784Blacksburg                                                                                                               472061001Blacksburg Town                                                  247206100102601003           C1                                                                                                                  VA06001VA0600100       45  61      100       7    39778    39778        0        0518Y100485      39573   37.229874  -80.417694    39573   13732     19.35839524060  3</text:p>
          </table:table-cell>
        </table:table-row>
        <table:table-row table:style-name="ro2">
          <table:table-cell table:style-name="ce21" office:value-type="string">
            <text:p>VAMontgomery                         Christiansburg                                                                                                                                        5112116608Christiansburg                                                                                                           472061003Christiansburg Town                                              247206100302601003           C1                                                                                                                  VA06003VA0600300       45  61      100       8    17747    17747        0        0518Y122090      16947   37.141164  -80.407700    16947    7430     13.92493124073  3</text:p>
          </table:table-cell>
        </table:table-row>
        <table:table-row table:style-name="ro2">
          <table:table-cell table:style-name="ce21" office:value-type="string">
            <text:p>VAMontgomery                         State Police: Montgomery County                                                                                                                       5112199121Montgomery (County)                                                                                                      470000000State of Virginia                                                0                            H1                                                                                                                  VA060SPVA060SP00       45  61      100      21        0        0        0        05 0N112879              37.173588  -80.395328    83629   32527    388.218661       1</text:p>
          </table:table-cell>
        </table:table-row>
        <table:table-row table:style-name="ro2">
          <table:table-cell table:style-name="ce21" office:value-type="string">
            <text:p>VAMontgomery                         Montgomery                                                                                                                                            5112199121Montgomery (County)                                                                                                      471061061Montgomery County                                                147106106102101001           H1                                                                                                                  VA06000VA0600000       45  61      100      19    27645    27645        0        0518N122090      83629   37.173588  -80.395328    83629   32527    388.218661       3</text:p>
          </table:table-cell>
        </table:table-row>
        <table:table-row table:style-name="ro2">
          <table:table-cell table:style-name="ce21" office:value-type="string">
            <text:p>VAMontgomery                         Virginia Polytech Institute &amp; State University                                                                                                        5112199999Undetermined                                                                                                             470000000State of Virginia                                                047000000002004006 2                                                                                                                             VA06004VA0600400       45  61      100      10        0        0        0        05 0N110587 8888888888                                                              3</text:p>
          </table:table-cell>
        </table:table-row>
        <table:table-row table:style-name="ro2">
          <table:table-cell table:style-name="ce21" office:value-type="string">
            <text:p>VANelson                             State Police: Nelson County                                                                                                                           5112599125Nelson (County)                                                                                                          470000000State of Virginia                                                0                            H1                                                                                                                  VA062SPVA062SP00       45  63      153      21        0        0        0        05 0N112879              37.787464  -78.866744    14445    8554    472.354693       1</text:p>
          </table:table-cell>
        </table:table-row>
        <table:table-row table:style-name="ro2">
          <table:table-cell table:style-name="ce21" office:value-type="string">
            <text:p>VANelson                             Nelson                                                                                                                                                5112599125Nelson (County)                                                                                                          471063063Nelson County                                                    147106306302101001           H1                                                                                                                  VA06200VA0620000       45  63      153      20    15117    15117        0        0518N 71082      14445   37.787464  -78.866744    14445    8554    472.354693       3</text:p>
          </table:table-cell>
        </table:table-row>
        <table:table-row table:style-name="ro2">
          <table:table-cell table:style-name="ce21" office:value-type="string">
            <text:p>VANew Kent                           State Police: New Kent County                                                                                                                         5112799127New Kent (County)                                   6760Richmond-Petersburg</text:p>
          </table:table-cell>
          <table:table-cell table:style-name="ce21" office:value-type="string">
            <text:p>Virginia                                    470000000State of Virginia                                                0                            H1                                                                                                                  VA063SPVA063SP00       45  64      722      21        0        0        0        05 0N 22284              37.487695  -77.001389    13462    5203    209.546198       1</text:p>
          </table:table-cell>
        </table:table-row>
        <table:table-row table:style-name="ro2">
          <table:table-cell table:style-name="ce21" office:value-type="string">
            <text:p>VANew Kent                           New Kent                                                                                                                                              5112799127New Kent (County)                                   6760Richmond-Petersburg</text:p>
          </table:table-cell>
          <table:table-cell table:style-name="ce21" office:value-type="string">
            <text:p>Virginia                                    471064064New Kent County                                                  147106406402201001           H1                                                                                                                  VA06300VA0630000       45  64      722      20    15776    15776        0        0518N122090      13462   37.487695  -77.001389    13462    5203    209.546198       3</text:p>
          </table:table-cell>
        </table:table-row>
        <table:table-row table:style-name="ro2">
          <table:table-cell table:style-name="ce21" office:value-type="string">
            <text:p>VANorthampton                        Cape Charles                                                                                                                                          5113112808Cape Charles                                                                                                             472066001Cape Charles Town                                                247206600102601003           C1                                                                                                                  VA06501VA0650100       45  66               10     1197     1197        0        0518N111188       1134   37.267522  -76.014125     1134     740      3.66571123310  3</text:p>
          </table:table-cell>
        </table:table-row>
        <table:table-row table:style-name="ro2">
          <table:table-cell table:style-name="ce21" office:value-type="string">
            <text:p>VANorthampton                        Exmore                                                                                                                                                5113126416Exmore                                                                                                                   472066004Exmore Town                                                      247206600402601003           C1                                                                                                                  VA06502VA0650200       45  66               10     1425     1425        0        05 0N111188       1136   37.532930  -75.824474     1136     524       .80827423350  3</text:p>
          </table:table-cell>
        </table:table-row>
        <table:table-row table:style-name="ro2">
          <table:table-cell table:style-name="ce21" office:value-type="string">
            <text:p>VANorthampton                        Chesapeake Bay Bridge and Tunnel Police                                                                                                               5113199131Northampton (County)                                                                                                     474066901Chesapeake Bay Bridge And Tunnel District                        447406690102001006           H1                                                                                                                                                                                                               8888888888   37.358670  -75.930044    13093    6547    207.374340       2</text:p>
          </table:table-cell>
        </table:table-row>
        <table:table-row table:style-name="ro2">
          <table:table-cell table:style-name="ce21" office:value-type="string">
            <text:p>VANorthampton                        Chesapeake Bay Bridge-Tunnel                                                                                                                          5113199131Northampton (County)                                                                                                     474066901Chesapeake Bay Bridge And Tunnel District                        44741225010200100            H1                                                                                                                  VA11702VA1170200       45          928      10        0        0        0        05 0N 71082              37.358670  -75.930044    13093    6547    207.374340       3</text:p>
          </table:table-cell>
        </table:table-row>
        <table:table-row table:style-name="ro2">
          <table:table-cell table:style-name="ce21" office:value-type="string">
            <text:p>VANorthampton                        State Police: Northampton County                                                                                                                      5113199131Northampton (County)                                                                                                     470000000State of Virginia                                                0                            H1                                                                                                                  VA065SPVA065SP00       45  66               15        0        0        0        05 0N112879              37.358670  -75.930044    13093    6547    207.374340       1</text:p>
          </table:table-cell>
        </table:table-row>
        <table:table-row table:style-name="ro2">
          <table:table-cell table:style-name="ce21" office:value-type="string">
            <text:p>VANorthampton                        Northampton                                                                                                                                           5113199131Northampton (County)                                                                                                     471066066Northampton County                                               147106606602101001           H1                                                                                                                  VA06500VA0650000       45  66               14    10873    10873        0        0518N111188      13093   37.358670  -75.930044    13093    6547    207.374340       3</text:p>
          </table:table-cell>
        </table:table-row>
        <table:table-row table:style-name="ro2">
          <table:table-cell table:style-name="ce21" office:value-type="string">
            <text:p>VANorthumberland                     State Police: Northumberland County                                                                                                                   5113399133Northumberland (County)                                                                                                  470000000State of Virginia                                                0                            H1                                                                                                                  VA066SPVA066SP00       45  67               15        0        0        0        05 0N112879              37.867360  -76.372080    12259    8057    192.302023       1</text:p>
          </table:table-cell>
        </table:table-row>
        <table:table-row table:style-name="ro2">
          <table:table-cell table:style-name="ce21" office:value-type="string">
            <text:p>VANorthumberland                     Northumberland                                                                                                                                        5113399133Northumberland (County)                                                                                                  471067067Northumberland County                                            147106706702101001           H1                                                                                                                  VA06600VA0660000       45  67               14    13030    13030        0        0518N 72785      12259   37.867360  -76.372080    12259    8057    192.302023       3</text:p>
          </table:table-cell>
        </table:table-row>
        <table:table-row table:style-name="ro2">
          <table:table-cell table:style-name="ce21" office:value-type="string">
            <text:p>VANottoway                           Blackstone                                                                                                                                            51135 7832Blackstone                                                                                                               472068001Blackstone Town                                                  247206800102601003           C1                                                                                                                  VA06701VA0670100       45  68                9     3644     3644        0        0518N122090       3675   37.076661  -78.001302     3675    1581      4.52711923824  3</text:p>
          </table:table-cell>
        </table:table-row>
        <table:table-row table:style-name="ro2">
          <table:table-cell table:style-name="ce21" office:value-type="string">
            <text:p>VANottoway                           Burkeville                                                                                                                                            5113511560Burkeville                                                                                                               472068002Burkeville Town                                                  247206800202220003           C1                                                                                                                  VA06703VA0670300       45  68               10      486      486        0        05 0N 73081        489   37.187131  -78.201702      489     248      1.00560523922  3</text:p>
          </table:table-cell>
        </table:table-row>
        <table:table-row table:style-name="ro2">
          <table:table-cell table:style-name="ce21" office:value-type="string">
            <text:p>VANottoway                           Crewe                                                                                                                                                 5113520160Crewe                                                                                                                    472068003Crewe Town                                                       247206800302601003           C1                                                                                                                  VA06702VA0670200       45  68               10     2348     2348        0        05 0N100485       2378   37.179316  -78.127549     2378    1074      2.02968823930  3</text:p>
          </table:table-cell>
        </table:table-row>
        <table:table-row table:style-name="ro2">
          <table:table-cell table:style-name="ce21" office:value-type="string">
            <text:p>VANottoway                           Nottoway                                                                                                                                              5113599135Nottoway (County)                                                                                                        471068068Nottoway County                                                  147106806802101001           H1                                                                                                                  VA06700VA0670000       45  68               15     9372     9372        0        0518N 71082      15725   37.129584  -78.069728    15725    6373    314.652335       3</text:p>
          </table:table-cell>
        </table:table-row>
        <table:table-row table:style-name="ro2">
          <table:table-cell table:style-name="ce21" office:value-type="string">
            <text:p>VANottoway                           State Police: Nottoway County                                                                                                                         5113599135Nottoway (County)                                                                                                        470000000State of Virginia                                                0                            H1                                                                                                                  VA067SPVA067SP00       45  68               15        0        0        0        05 0N112879              37.129584  -78.069728    15725    6373    314.652335       1</text:p>
          </table:table-cell>
        </table:table-row>
        <table:table-row table:style-name="ro2">
          <table:table-cell table:style-name="ce21" office:value-type="string">
            <text:p>VAOrange                             Gordonsville                                                                                                                                          5113731936Gordonsville                                                                                                             472069001Gordonsville Town                                                247206900102601003           C1                                                                                                                  VA06802VA0680200       451 69 55      722   10     1600     1588       12        05 0N122085       1498   38.134628  -78.187068     1498     688       .91000322942  3</text:p>
          </table:table-cell>
        </table:table-row>
        <table:table-row table:style-name="ro2">
          <table:table-cell table:style-name="ce21" office:value-type="string">
            <text:p>VAOrange                             Orange                                                                                                                                                5113759496Orange                                                                                                                   472069002Orange Town                                                      247206900202601003           C1                                                                                                                  VA06801VA0680100       45  69                9     4389     4389        0        0518N122090       4123   38.245894  -78.109786     4123    1712      3.23609022960  3</text:p>
          </table:table-cell>
        </table:table-row>
        <table:table-row table:style-name="ro2">
          <table:table-cell table:style-name="ce21" office:value-type="string">
            <text:p>VAOrange                             Orange                                                                                                                                                5113799137Orange (County)                                                                                                          471069069Orange County                                                    147106906902101001           H1                                                                                                                  VA06800VA0680000       45  69               14    23411    23411        0        0518N122090      25881   38.241950  -78.052767    25881   11354    341.703767       3</text:p>
          </table:table-cell>
        </table:table-row>
        <table:table-row table:style-name="ro2">
          <table:table-cell table:style-name="ce21" office:value-type="string">
            <text:p>VAOrange                             State Police: Orange County                                                                                                                           5113799137Orange (County)                                                                                                          470000000State of Virginia                                                0                            H1                                                                                                                  VA068SPVA068SP00       45  69               15        0        0        0        05 0N112879              38.241950  -78.052767    25881   11354    341.703767       1</text:p>
          </table:table-cell>
        </table:table-row>
        <table:table-row table:style-name="ro2">
          <table:table-cell table:style-name="ce21" office:value-type="string">
            <text:p>VAPage                               Luray                                                                                                                                                 5113947528Luray                                                                                                                    472070001Luray Town                                                       247207000102601003           C1                                                                                                                  VA06901VA0690100       45  70                9     4948     4948        0        0518N 71082       4871   38.664097  -78.454531     4871    2191      4.74379222835  3</text:p>
          </table:table-cell>
        </table:table-row>
        <table:table-row table:style-name="ro2">
          <table:table-cell table:style-name="ce21" office:value-type="string">
            <text:p>VAPage                               Shenandoah                                                                                                                                            5113971776Shenandoah                                                                                                               472070002Shenandoah Town                                                  247207000202601003           C1                                                                                                                  VA06902VA0690200       45  70               10     1904     1904        0        05 0N111188       1878   38.488225  -78.621217     1878     812      1.32349422849  3</text:p>
          </table:table-cell>
        </table:table-row>
        <table:table-row table:style-name="ro2">
          <table:table-cell table:style-name="ce21" office:value-type="string">
            <text:p>VAPage                               Stanley                                                                                                                                               5113975024Stanley                                                                                                                  472070003Stanley Town                                                     247207000302601003           C1                                                                                                                  VA06903VA0690300       45  70               10     1354     1354        0        05 0N122090       1326   38.577649  -78.508980     1326     598      1.10153022851  3</text:p>
          </table:table-cell>
        </table:table-row>
        <table:table-row table:style-name="ro2">
          <table:table-cell table:style-name="ce21" office:value-type="string">
            <text:p>VAPage                               State Police: Page County                                                                                                                             5113999139Page (County)                                                                                                            470000000State of Virginia                                                0                            H1                                                                                                                  VA069SPVA069SP00       45  70               15        0        0        0        05 0N112879              38.613462  -78.488469    23177   10557    311.125060       1</text:p>
          </table:table-cell>
        </table:table-row>
        <table:table-row table:style-name="ro2">
          <table:table-cell table:style-name="ce21" office:value-type="string">
            <text:p>VAPage                               Page                                                                                                                                                  5113999139Page (County)                                                                                                            471070070Page County                                                      147107007002101001           H1                                                                                                                  VA06900VA0690000       45  70               14    15866    15866        0        0518N 71082      23177   38.613462  -78.488469    23177   10557    311.125060       3</text:p>
          </table:table-cell>
        </table:table-row>
        <table:table-row table:style-name="ro2">
          <table:table-cell table:style-name="ce21" office:value-type="string">
            <text:p>VAPatrick                            Patrick                                                                                                                                               5114199141Patrick (County)                                                                                                         471071071Patrick County                                                   147107107102101001           H1                                                                                                                  VA07000VA0700000       45  71               14    19517    19517        0        0518N 71082      19407   36.666055  -80.285880    19407    9823    483.143083       3</text:p>
          </table:table-cell>
        </table:table-row>
        <table:table-row table:style-name="ro2">
          <table:table-cell table:style-name="ce21" office:value-type="string">
            <text:p>VAPatrick                            State Police: Patrick County                                                                                                                          5114199141Patrick (County)                                                                                                         470000000State of Virginia                                                0                            H1                                                                                                                  VA070SPVA070SP00       45  71               15        0        0        0        05 0N112879              36.666055  -80.285880    19407    9823    483.143083       1</text:p>
          </table:table-cell>
        </table:table-row>
        <table:table-row table:style-name="ro2">
          <table:table-cell table:style-name="ce21" office:value-type="string">
            <text:p>VAPittsylvania                       Chatham                                                                                                                                               5114315000Chatham                                             1950Danville</text:p>
          </table:table-cell>
          <table:table-cell table:style-name="ce21" office:value-type="string">
            <text:p>Virginia                                               472072001Chatham Town                                                     247207200102601003           C1                                                                                                                  VA07101VA0710100       45  72      201      10     1321     1321        0        05 0N 71082       1338   36.825530  -79.397379     1338     612      2.04387924531  3</text:p>
          </table:table-cell>
        </table:table-row>
        <table:table-row table:style-name="ro2">
          <table:table-cell table:style-name="ce21" office:value-type="string">
            <text:p>VAPittsylvania                       Gretna                                                                                                                                                5114333232Gretna                                              1950Danville</text:p>
          </table:table-cell>
          <table:table-cell table:style-name="ce21" office:value-type="string">
            <text:p>Virginia                                               472072002Gretna Town                                                      247207200202601003           C1                                                                                                                  VA07102VA0710200       45  72      201      10     1244     1244        0        05 0N 71082       1257   36.953190  -79.362769     1257     635      1.07175324557  3</text:p>
          </table:table-cell>
        </table:table-row>
        <table:table-row table:style-name="ro2">
          <table:table-cell table:style-name="ce21" office:value-type="string">
            <text:p>VAPittsylvania                       Hurt                                                                                                                                                  5114339224Hurt                                                1950Danville</text:p>
          </table:table-cell>
          <table:table-cell table:style-name="ce21" office:value-type="string">
            <text:p>Virginia                                               472072701Hurt Town                                                        247207270102601003           C1                                                                                                                  VA07103VA0710300       45  72      201      10     1266     1266        0        05 0N 10489       1276   37.094941  -79.298443     1276     592      2.61925024563  3</text:p>
          </table:table-cell>
        </table:table-row>
        <table:table-row table:style-name="ro2">
          <table:table-cell table:style-name="ce21" office:value-type="string">
            <text:p>VAPittsylvania                       Pittsylvania                                                                                                                                          5114399143Pittsylvania (County)                               1950Danville</text:p>
          </table:table-cell>
          <table:table-cell table:style-name="ce21" office:value-type="string">
            <text:p>Virginia                                               471072072Pittsylvania County                                              147107207202201001           H1                                                                                                                  VA07100VA0710000       45  72      201      19    58812    58812        0        0518N 71082      61745   36.823723  -79.406928    61745   28011    970.759971       3</text:p>
          </table:table-cell>
        </table:table-row>
        <table:table-row table:style-name="ro2">
          <table:table-cell table:style-name="ce21" office:value-type="string">
            <text:p>VAPittsylvania                       State Police: Pittsylvania County                                                                                                                     5114399143Pittsylvania (County)                               1950Danville</text:p>
          </table:table-cell>
          <table:table-cell table:style-name="ce21" office:value-type="string">
            <text:p>Virginia                                               470000000State of Virginia                                                0                            H1                                                                                                                  VA071SPVA071SP00       45  72      201      21        0        0        0        05 0N112879              36.823723  -79.406928    61745   28011    970.759971       1</text:p>
          </table:table-cell>
        </table:table-row>
        <table:table-row table:style-name="ro2">
          <table:table-cell table:style-name="ce21" office:value-type="string">
            <text:p>VAPowhatan                           State Police: Powhatan County                                                                                                                         5114599145Powhatan (County)                                   6760Richmond-Petersburg</text:p>
          </table:table-cell>
          <table:table-cell table:style-name="ce21" office:value-type="string">
            <text:p>Virginia                                    470000000State of Virginia                                                0                            H1                                                                                                                  VA072SPVA072SP00       45  73      722      21        0        0        0        05 0N112879              37.553017  -77.882091    22377    7509    261.277988       1</text:p>
          </table:table-cell>
        </table:table-row>
        <table:table-row table:style-name="ro2">
          <table:table-cell table:style-name="ce21" office:value-type="string">
            <text:p>VAPowhatan                           Powhatan                                                                                                                                              5114599145Powhatan (County)                                   6760Richmond-Petersburg</text:p>
          </table:table-cell>
          <table:table-cell table:style-name="ce21" office:value-type="string">
            <text:p>Virginia                                    471073073Powhatan County                                                  147107307302201001           H1                                                                                                                  VA07200VA0720000       45  73      722      19    26239    26239        0        0518N 72785      22377   37.553017  -77.882091    22377    7509    261.277988       3</text:p>
          </table:table-cell>
        </table:table-row>
        <table:table-row table:style-name="ro2">
          <table:table-cell table:style-name="ce21" office:value-type="string">
            <text:p>VAPrince Edward                      Longwood College                                                                                                                                      5114727440Farmville                                                                                                                470000000State of Virginia                                                047000000002041006 2         C1                                                                                                                  VA07302VA0730200       45  74               10        0        0        0        05 0N121184 8888888888   37.297639  -78.395712     6845    2294      6.96699123901  3</text:p>
          </table:table-cell>
        </table:table-row>
        <table:table-row table:style-name="ro2">
          <table:table-cell table:style-name="ce21" office:value-type="string">
            <text:p>VAPrince Edward                      Farmville                                                                                                                                             5114727440Farmville                                                                                                                472074001Farmville Town                                                   247207400102601003           C1                                                                                                                  VA07301VA0730100       451 74 25      722    9     7112     6620      492        0518N 71082       6845   37.297639  -78.395712     6845    2294      6.96699123901  3</text:p>
          </table:table-cell>
        </table:table-row>
        <table:table-row table:style-name="ro2">
          <table:table-cell table:style-name="ce21" office:value-type="string">
            <text:p>VAPrince Edward                      State Police: Prince Edward County                                                                                                                    5114799147Prince Edward (County)                                                                                                   470000000State of Virginia                                                0                            H1                                                                                                                  VA073SPVA073SP00       45  74               15        0        0        0        05 0N112879              37.249952  -78.429381    19720    7527    352.763186       1</text:p>
          </table:table-cell>
        </table:table-row>
        <table:table-row table:style-name="ro2">
          <table:table-cell table:style-name="ce21" office:value-type="string">
            <text:p>VAPrince Edward                      Prince Edward                                                                                                                                         5114799147Prince Edward (County)                                                                                                   471074074Prince Edward County                                             147107407402101001           H1                                                                                                                  VA07300VA0730000       45  74               14    13999    13999        0        0518N 71082      19720   37.249952  -78.429381    19720    7527    352.763186       3</text:p>
          </table:table-cell>
        </table:table-row>
        <table:table-row table:style-name="ro2">
          <table:table-cell table:style-name="ce21" office:value-type="string">
            <text:p>VAPrince George                      Prince George County Police Department                                                                                                                5114999149Prince George (County)                              6760Richmond-Petersburg</text:p>
          </table:table-cell>
          <table:table-cell table:style-name="ce21" office:value-type="string">
            <text:p>Virginia                                    471075075Prince George County                                             147107507502601002           H1                                                                                                                  VA07401VA0740100       45  75      722      19    34808    34808        0        05  N101795      33047   37.203653  -77.262969    33047   10726    265.616533       3</text:p>
          </table:table-cell>
        </table:table-row>
        <table:table-row table:style-name="ro2">
          <table:table-cell table:style-name="ce21" office:value-type="string">
            <text:p>VAPrince George                      Prince George                                                                                                                                         5114999149Prince George (County)                              6760Richmond-Petersburg</text:p>
          </table:table-cell>
          <table:table-cell table:style-name="ce21" office:value-type="string">
            <text:p>Virginia                                    471075075Prince George County                                             147107507502402001           H1                                                                                                                  VA07400VA0740000VA0740145  75      722      21        0        0        0        0518N 91687      33047   37.203653  -77.262969    33047   10726    265.616533       3</text:p>
          </table:table-cell>
        </table:table-row>
        <table:table-row table:style-name="ro2">
          <table:table-cell table:style-name="ce21" office:value-type="string">
            <text:p>VAPrince George                      State Police: Prince George County                                                                                                                    5114999149Prince George (County)                              6760Richmond-Petersburg</text:p>
          </table:table-cell>
          <table:table-cell table:style-name="ce21" office:value-type="string">
            <text:p>Virginia                                    470000000State of Virginia                                                0                            H1                                                                                                                  VA074SPVA074SP00       45  75      722      21        0        0        0        05 0N 22284              37.203653  -77.262969    33047   10726    265.616533       1</text:p>
          </table:table-cell>
        </table:table-row>
        <table:table-row table:style-name="ro2">
          <table:table-cell table:style-name="ce21" office:value-type="string">
            <text:p>VAPrince William                     Dumfries                                                                                                                                              5115323760Dumfries                                            8840Washington</text:p>
          </table:table-cell>
          <table:table-cell table:style-name="ce21" office:value-type="string">
            <text:p>District of Columbia-Maryland-Virginia-West Virginia 472076801Dumfries Town                                                    247207680102601003           C1                                                                                                                  VA07506VA0750600       45  77      933       9     4918     4918        0        05 0N100485       4937   38.567853  -77.324591     4937    1699      1.60003522026  3</text:p>
          </table:table-cell>
        </table:table-row>
        <table:table-row table:style-name="ro2">
          <table:table-cell table:style-name="ce21" office:value-type="string">
            <text:p>VAPrince William                     Haymarket                                                                                                                                             5115335976Haymarket                                           8840Washington</text:p>
          </table:table-cell>
          <table:table-cell table:style-name="ce21" office:value-type="string">
            <text:p>District of Columbia-Maryland-Virginia-West Virginia 472076001Haymarket Town                                                   247207600102601003           C1                                                                                                                  VA07505VA0750500       45  77      933      10     1034     1034        0        05  N110399        879   38.812670  -77.635084      879     337       .50951120168693</text:p>
          </table:table-cell>
        </table:table-row>
        <table:table-row table:style-name="ro2">
          <table:table-cell table:style-name="ce21" office:value-type="string">
            <text:p>VAPrince William                     Occoquan                                                                                                                                              5115358696Occoquan                                            8840Washington</text:p>
          </table:table-cell>
          <table:table-cell table:style-name="ce21" office:value-type="string">
            <text:p>District of Columbia-Maryland-Virginia-West Virginia 472076003Occoquan Town                                                    247207600302601003           C1                                                                                                                  VA07507VA0750700       45  77      933      10      776      776        0        05 0N 91482        759   38.682916  -77.260830      759     443       .15589422125  3</text:p>
          </table:table-cell>
        </table:table-row>
        <table:table-row table:style-name="ro2">
          <table:table-cell table:style-name="ce21" office:value-type="string">
            <text:p>VAPrince William                     Quantico                                                                                                                                              5115365120Quantico                                            8840Washington</text:p>
          </table:table-cell>
          <table:table-cell table:style-name="ce21" office:value-type="string">
            <text:p>District of Columbia-Maryland-Virginia-West Virginia 472076004Quantico Town                                                    247207600402601003           C1                                                                                                                  VA07504VA0750400       45  77      933      10      621      621        0        05 0N 71082        561   38.521871  -77.289757      561     359       .07182022134  3</text:p>
          </table:table-cell>
        </table:table-row>
        <table:table-row table:style-name="ro2">
          <table:table-cell table:style-name="ce21" office:value-type="string">
            <text:p>VAPrince William                     Prince William County Police Department                                                                                                               5115399153Prince William (County)                             8840Washington</text:p>
          </table:table-cell>
          <table:table-cell table:style-name="ce21" office:value-type="string">
            <text:p>District of Columbia-Maryland-Virginia-West Virginia 471076076Prince William County                                            147107607602401002           H1                                                                                                                  VA07503VA0750300       45  77      933      18   334094   334094        0        0518N 71082     280813   38.695694  -77.409773   280813   98052    337.783520       3</text:p>
          </table:table-cell>
        </table:table-row>
        <table:table-row table:style-name="ro2">
          <table:table-cell table:style-name="ce21" office:value-type="string">
            <text:p>VAPrince William                     Prince William                                                                                                                                        5115399153Prince William (County)                             8840Washington</text:p>
          </table:table-cell>
          <table:table-cell table:style-name="ce21" office:value-type="string">
            <text:p>District of Columbia-Maryland-Virginia-West Virginia 471076076Prince William County                                            147107607602101001           H1                                                                                                                  VA07500VA0750000VA0750345  77      933      21        0        0        0        05 0N 71085     280813   38.695694  -77.409773   280813   98052    337.783520       3</text:p>
          </table:table-cell>
        </table:table-row>
        <table:table-row table:style-name="ro2">
          <table:table-cell table:style-name="ce21" office:value-type="string">
            <text:p>VAPrince William                     State Police: Prince William County                                                                                                                   5115399153Prince William (County)                             8840Washington</text:p>
          </table:table-cell>
          <table:table-cell table:style-name="ce21" office:value-type="string">
            <text:p>District of Columbia-Maryland-Virginia-West Virginia 470000000State of Virginia                                                0                            H1                                                                                                                  VA075SPVA075SP00       45  77      933      21        0        0        0        05 0N112879              38.695694  -77.409773   280813   98052    337.783520       1</text:p>
          </table:table-cell>
        </table:table-row>
        <table:table-row table:style-name="ro2">
          <table:table-cell table:style-name="ce21" office:value-type="string">
            <text:p>VAPulaski                            Dublin                                                                                                                                                5115523648Dublin                                                                                                                   472078001Dublin Town                                                      247207800102601003           C1                                                                                                                  VA07702VA0770200       45  78      100      10     2259     2259        0        0518N 71082       2288   37.103114  -80.684702     2288     969      1.42364424084  3</text:p>
          </table:table-cell>
        </table:table-row>
        <table:table-row table:style-name="ro2">
          <table:table-cell table:style-name="ce21" office:value-type="string">
            <text:p>VAPulaski                            Pulaski                                                                                                                                               5115564880Pulaski                                                                                                                  472078002Pulaski Town                                                     247207800202601003           C1                                                                                                                  VA07701VA0770100       45  78      100       9     9301     9301        0        0518N 42094       9473   37.050094  -80.772193     9473    4517      7.82096424301  3</text:p>
          </table:table-cell>
        </table:table-row>
        <table:table-row table:style-name="ro2">
          <table:table-cell table:style-name="ce21" office:value-type="string">
            <text:p>VAPulaski                            Pulaski                                                                                                                                               5115599155Pulaski (County)                                                                                                         471078078Pulaski County                                                   147107807802101001           H1                                                                                                                  VA07700VA0770000       45  78      100      20    24099    24099        0        0518N 71082      35127   37.067783  -80.707076    35127   16325    320.566075       3</text:p>
          </table:table-cell>
        </table:table-row>
        <table:table-row table:style-name="ro2">
          <table:table-cell table:style-name="ce21" office:value-type="string">
            <text:p>VAPulaski                            State Police: Pulaski County                                                                                                                          5115599155Pulaski (County)                                                                                                         470000000State of Virginia                                                0                            H1                                                                                                                  VA077SPVA077SP00       45  78      100      21        0        0        0        05 0N112879              37.067783  -80.707076    35127   16325    320.566075       1</text:p>
          </table:table-cell>
        </table:table-row>
        <table:table-row table:style-name="ro2">
          <table:table-cell table:style-name="ce21" office:value-type="string">
            <text:p>VARappahannock                       State Police: Rappahannock County                                                                                                                     5115799157Rappahannock (County)                                                                                                    470000000State of Virginia                                                0                            H1                                                                                                                  VA078SPVA078SP00       45  79               15        0        0        0        05 0N112979              38.687455  -78.168325     6983    3303    266.572601       1</text:p>
          </table:table-cell>
        </table:table-row>
        <table:table-row table:style-name="ro2">
          <table:table-cell table:style-name="ce21" office:value-type="string">
            <text:p>VARappahannock                       Rappahannock                                                                                                                                          5115799157Rappahannock (County)                                                                                                    471079079Rappahannock County                                              147107907902201001           H1                                                                                                                  VA07800VA0780000       45  79               15     7274     7274        0        0518N 91290       6983   38.687455  -78.168325     6983    3303    266.572601       3</text:p>
          </table:table-cell>
        </table:table-row>
        <table:table-row table:style-name="ro2">
          <table:table-cell table:style-name="ce21" office:value-type="string">
            <text:p>VARichmond                           Warsaw                                                                                                                                                5115983168Warsaw                                                                                                                   472080001Warsaw Town                                                      247208000102601003           C1                                                                                                                  VA07901VA0790100       45  80               10     1387     1387        0        05 0N 71082       1375   37.957617  -76.758302     1375     468      3.03547522572  3</text:p>
          </table:table-cell>
        </table:table-row>
        <table:table-row table:style-name="ro2">
          <table:table-cell table:style-name="ce21" office:value-type="string">
            <text:p>VARichmond                           State Police: Richmond County                                                                                                                         5115999159Richmond (County)                                                                                                        470000000State of Virginia                                                0                            H1                                                                                                                  VA079SPVA079SP00       45  80               15        0        0        0        05 0N112879              37.926608  -76.733047     8809    3512    191.457870       1</text:p>
          </table:table-cell>
        </table:table-row>
        <table:table-row table:style-name="ro2">
          <table:table-cell table:style-name="ce21" office:value-type="string">
            <text:p>VARichmond                           Richmond                                                                                                                                              5115999159Richmond (County)                                                                                                        471080080Richmond County                                                  147108008002101001           H1                                                                                                                  VA07900VA0790000       45  80               15     7733     7733        0        0518N 71082       8809   37.926608  -76.733047     8809    3512    191.457870       3</text:p>
          </table:table-cell>
        </table:table-row>
        <table:table-row table:style-name="ro2">
          <table:table-cell table:style-name="ce21" office:value-type="string">
            <text:p>VARoanoke                            Vinton                                                                                                                                                5116181280Vinton                                              6800Roanoke</text:p>
          </table:table-cell>
          <table:table-cell table:style-name="ce21" office:value-type="string">
            <text:p>Virginia                                                472081002Vinton Town                                                      247208100202601003           C1                                                                                                                  VA08002VA0800200       45  81      726       9     7854     7854        0        0518N111188       7782   37.277987  -79.895248     7782    3471      3.17456624179  3</text:p>
          </table:table-cell>
        </table:table-row>
        <table:table-row table:style-name="ro2">
          <table:table-cell table:style-name="ce21" office:value-type="string">
            <text:p>VARoanoke                            State Police: Roanoke County                                                                                                                          5116199161Roanoke (County)                                    6800Roanoke</text:p>
          </table:table-cell>
          <table:table-cell table:style-name="ce21" office:value-type="string">
            <text:p>Virginia                                                470000000State of Virginia                                                0                            H1                                                                                                                  VA080SPVA080SP00       45  81      726      21        0        0        0        05 0N112879              37.250378  -80.000204    85778   36121    250.865591       1</text:p>
          </table:table-cell>
        </table:table-row>
        <table:table-row table:style-name="ro2">
          <table:table-cell table:style-name="ce21" office:value-type="string">
            <text:p>VARoanoke                            Roanoke                                                                                                                                               5116199161Roanoke (County)                                    6800Roanoke</text:p>
          </table:table-cell>
          <table:table-cell table:style-name="ce21" office:value-type="string">
            <text:p>Virginia                                                471081081Roanoke County                                                   147108108102101001           H1                                                                                                                  VA08000VA0800000VA0800345  81      726      21        0        0        0        0518N110990      85778   37.250378  -80.000204    85778   36121    250.865591       3</text:p>
          </table:table-cell>
        </table:table-row>
        <table:table-row table:style-name="ro2">
          <table:table-cell table:style-name="ce21" office:value-type="string">
            <text:p>VARoanoke                            Roanoke County Police Department                                                                                                                      5116199161Roanoke (County)                                    6800Roanoke</text:p>
          </table:table-cell>
          <table:table-cell table:style-name="ce21" office:value-type="string">
            <text:p>Virginia                                                471081081Roanoke County                                                   147108108102102002           H1                                                                                                                  VA08003VA0800300       45  81      726      19    81090    81090        0        05 0N110990      85778   37.250378  -80.000204    85778   36121    250.865591       3</text:p>
          </table:table-cell>
        </table:table-row>
        <table:table-row table:style-name="ro2">
          <table:table-cell table:style-name="ce21" office:value-type="string">
            <text:p>VARockbridge                         Glasgow                                                                                                                                               5116331136Glasgow                                                                                                                  472082001Glasgow Town                                                     247208200102601003           C1                                                                                                                  VA08101VA0810100       45  82               10     1033     1033        0        05  N 30699       1046   37.633093  -79.451542     1046     494      1.51187524555  3</text:p>
          </table:table-cell>
        </table:table-row>
        <table:table-row table:style-name="ro2">
          <table:table-cell table:style-name="ce21" office:value-type="string">
            <text:p>VARockbridge                         Rockbridge                                                                                                                                            5116399163Rockbridge (County)                                                                                                      471082082Rockbridge County                                                147108208202101001           H1                                                                                                                  VA08100VA0810000       45  82               14    20355    20355        0        0518N122090      20808   37.804403  -79.437667    20808    9550    599.626756       3</text:p>
          </table:table-cell>
        </table:table-row>
        <table:table-row table:style-name="ro2">
          <table:table-cell table:style-name="ce21" office:value-type="string">
            <text:p>VARockbridge                         State Police: Rockbridge County                                                                                                                       5116399163Rockbridge (County)                                                                                                      470000000State of Virginia                                                0                            H1                                                                                                                  VA081SPVA081SP00       45  82               15        0        0        0        05 0N112879              37.804403  -79.437667    20808    9550    599.626756       1</text:p>
          </table:table-cell>
        </table:table-row>
        <table:table-row table:style-name="ro2">
          <table:table-cell table:style-name="ce21" office:value-type="string">
            <text:p>VARockingham                         Bridgewater                                                                                                                                           51165 9656Bridgewater                                                                                                              472083001Bridgewater Town                                                 247208300102601003           C1                                                                                                                  VA08201VA0820100       45  83      347       9     5377     5377        0        05 0N 71082       5203   38.386748  -78.969678     5203    1850      2.39860522812  3</text:p>
          </table:table-cell>
        </table:table-row>
        <table:table-row table:style-name="ro2">
          <table:table-cell table:style-name="ce21" office:value-type="string">
            <text:p>VARockingham                         Broadway                                                                                                                                              5116510040Broadway                                                                                                                 472083002Broadway Town                                                    247208300202601003           C1                                                                                                                  VA08202VA0820200       45  83      347      10     2464     2464        0        05  N110399       2192   38.611954  -78.799192     2192     976      1.82284422815  3</text:p>
          </table:table-cell>
        </table:table-row>
        <table:table-row table:style-name="ro2">
          <table:table-cell table:style-name="ce21" office:value-type="string">
            <text:p>VARockingham                         Dayton                                                                                                                                                5116521648Dayton                                                                                                                   472083003Dayton Town                                                      247208300302601003           C1                                                                                                                  VA08203VA0820300       45  83      347      10     1364     1364        0        05 0N 71082       1344   38.416323  -78.939440     1344     565       .81103022821  3</text:p>
          </table:table-cell>
        </table:table-row>
        <table:table-row table:style-name="ro2">
          <table:table-cell table:style-name="ce21" office:value-type="string">
            <text:p>VARockingham                         Elkton                                                                                                                                                5116525408Elkton                                                                                                                   472083004Elkton Town                                                      247208300402601003           C1                                                                                                                  VA08204VA0820400       45  83      347      10     2067     2067        0        05 0N100485       2042   38.408298  -78.620321     2042     919      1.37468522827  3</text:p>
          </table:table-cell>
        </table:table-row>
        <table:table-row table:style-name="ro2">
          <table:table-cell table:style-name="ce21" office:value-type="string">
            <text:p>VARockingham                         Grottoes                                                                                                                                              5116533488Grottoes                                                                                                                 472083005Grottoes Town                                                    247208300502601003           C1                                                                                                                  VA08205VA0820500       451 83  8   347      10     2197     2193        4        05 0N122090       2114   38.267385  -78.824868     2114     894      1.32920524441  3</text:p>
          </table:table-cell>
        </table:table-row>
        <table:table-row table:style-name="ro2">
          <table:table-cell table:style-name="ce21" office:value-type="string">
            <text:p>VARockingham                         Timberville                                                                                                                                           5116578736Timberville                                                                                                              472083007Timberville Town                                                 247208300702601003           C1                                                                                                                  VA08207VA0820700       45  83      347      10     1728     1728        0        05  N 30699       1739   38.634273  -78.776422     1739     770       .88357922853  3</text:p>
          </table:table-cell>
        </table:table-row>
        <table:table-row table:style-name="ro2">
          <table:table-cell table:style-name="ce21" office:value-type="string">
            <text:p>VARockingham                         Rockingham                                                                                                                                            5116599165Rockingham (County)                                                                                                      471083083Rockingham County                                                147108308302101001           H1                                                                                                                  VA08200VA0820000       45  83      347      19    56038    56038        0        0518N 91290      67725   38.466513  -78.844380    67725   27328    851.150236       3</text:p>
          </table:table-cell>
        </table:table-row>
        <table:table-row table:style-name="ro2">
          <table:table-cell table:style-name="ce21" office:value-type="string">
            <text:p>VARockingham                         State Police: Rockingham County                                                                                                                       5116599165Rockingham (County)                                                                                                      470000000State of Virginia                                                0                            H1                                                                                                                  VA082SPVA082SP00       45  83      347      21        0        0        0        05 0N112879              38.466513  -78.844380    67725   27328    851.150236       1</text:p>
          </table:table-cell>
        </table:table-row>
        <table:table-row table:style-name="ro2">
          <table:table-cell table:style-name="ce21" office:value-type="string">
            <text:p>VARussell                            Honaker                                                                                                                                               5116738280Honaker                                                                                                                  472084003Honaker Town                                                     247208400302601003           C1                                                                                                                  VA08302VA0830200       45  84               10      935      935        0        05 0N 60789        945   37.017071  -81.973674      945     445       .54655824260  3</text:p>
          </table:table-cell>
        </table:table-row>
        <table:table-row table:style-name="ro2">
          <table:table-cell table:style-name="ce21" office:value-type="string">
            <text:p>VARussell                            Lebanon                                                                                                                                               5116744696Lebanon                                                                                                                  472084004Lebanon Town                                                     247208400402601003           C1                                                                                                                  VA08301VA0830100       45  84                9     3274     3274        0        05 0N122090       3273   36.900912  -82.076988     3273    1548      4.10483424266  3</text:p>
          </table:table-cell>
        </table:table-row>
        <table:table-row table:style-name="ro2">
          <table:table-cell table:style-name="ce21" office:value-type="string">
            <text:p>VARussell                            Russell                                                                                                                                               5116799167Russell (County)                                                                                                         471084084Russell County                                                   147108408402101001           H1                                                                                                                  VA08300VA0830000       45  84               14    24889    24889        0        0518N 71082      30308   36.925979  -82.117323    30308   13191    474.658332       3</text:p>
          </table:table-cell>
        </table:table-row>
        <table:table-row table:style-name="ro2">
          <table:table-cell table:style-name="ce21" office:value-type="string">
            <text:p>VARussell                            Castlewood                                                                                                                                            5116799167Russell (County)                                                                                                         471084084Russell County                                                   1                            H1                                                                                                                  VA08304VA0830400VA0830045  84               10        0        0        0        05  N112296              36.925979  -82.117323    30308   13191    474.658332       1</text:p>
          </table:table-cell>
        </table:table-row>
        <table:table-row table:style-name="ro2">
          <table:table-cell table:style-name="ce21" office:value-type="string">
            <text:p>VARussell                            State Police: Russell County                                                                                                                          5116799167Russell (County)                                                                                                         470000000State of Virginia                                                0                            H1                                                                                                                  VA083SPVA083SP00       45  84               15        0        0        0        05 0N112879              36.925979  -82.117323    30308   13191    474.658332       1</text:p>
          </table:table-cell>
        </table:table-row>
        <table:table-row table:style-name="ro2">
          <table:table-cell table:style-name="ce21" office:value-type="string">
            <text:p>VAScott                              Gate City                                                                                                                                             5116930496Gate City                                           3660Johnson City-Kingsport-Bristol</text:p>
          </table:table-cell>
          <table:table-cell table:style-name="ce21" office:value-type="string">
            <text:p>Tennessee-Virginia               472085004Gate City Town                                                   247208500402601003           C1                                                                                                                  VA08401VA0840100       45  85      411      10     2110     2110        0        05 0N 91586       2159   36.638325  -82.580659     2159    1119      2.03913724251  3</text:p>
          </table:table-cell>
        </table:table-row>
        <table:table-row table:style-name="ro2">
          <table:table-cell table:style-name="ce21" office:value-type="string">
            <text:p>VAScott                              Weber City                                                                                                                                            5116983808Weber City (RR name Moccasin Gap)                   3660Johnson City-Kingsport-Bristol</text:p>
          </table:table-cell>
          <table:table-cell table:style-name="ce21" office:value-type="string">
            <text:p>Tennessee-Virginia               472085006Weber City Town                                                  247208500602601003           C1                                                                                                                  VA08402VA0840200       45  85      411      10     1307     1307        0        05 0N122085       1333   36.623284  -82.561039     1333     689      1.13884724290  3</text:p>
          </table:table-cell>
        </table:table-row>
        <table:table-row table:style-name="ro2">
          <table:table-cell table:style-name="ce21" office:value-type="string">
            <text:p>VAScott                              Scott                                                                                                                                                 5116999169Scott (County)                                      3660Johnson City-Kingsport-Bristol</text:p>
          </table:table-cell>
          <table:table-cell table:style-name="ce21" office:value-type="string">
            <text:p>Tennessee-Virginia               471085085Scott County                                                     147108508502101001           H1                                                                                                                  VA08400VA0840000       45  85      411      20    19897    19897        0        0518N 72785      23403   36.698660  -82.594229    23403   11355    536.580191       3</text:p>
          </table:table-cell>
        </table:table-row>
        <table:table-row table:style-name="ro2">
          <table:table-cell table:style-name="ce21" office:value-type="string">
            <text:p>VAScott                              State Police: Scott County                                                                                                                            5116999169Scott (County)                                      3660Johnson City-Kingsport-Bristol</text:p>
          </table:table-cell>
          <table:table-cell table:style-name="ce21" office:value-type="string">
            <text:p>Tennessee-Virginia               470000000State of Virginia                                                0                            H1                                                                                                                  VA084SPVA084SP00       45  85      411      21        0        0        0        05 0N112779              36.698660  -82.594229    23403   11355    536.580191       1</text:p>
          </table:table-cell>
        </table:table-row>
        <table:table-row table:style-name="ro2">
          <table:table-cell table:style-name="ce21" office:value-type="string">
            <text:p>VAShenandoah                         Edinburg                                                                                                                                              5117125008Edinburg                                                                                                                 472086001Edinburg Town                                                    247208600102601003           C1                                                                                                                  VA08501VA0850100       45  86               10      857      857        0        05 0N100485        813   38.822558  -78.565362      813     425       .73695822824  3</text:p>
          </table:table-cell>
        </table:table-row>
        <table:table-row table:style-name="ro2">
          <table:table-cell table:style-name="ce21" office:value-type="string">
            <text:p>VAShenandoah                         Mount Jackson                                                                                                                                         5117153992Mount Jackson                                                                                                            472086002Mount Jackson Town                                               247208600202601003           C1                                                                                                                  VA08502VA0850200       45  86               10     1757     1757        0        05 0N111188       1664   38.749950  -78.637638     1664     718      1.22923222842  3</text:p>
          </table:table-cell>
        </table:table-row>
        <table:table-row table:style-name="ro2">
          <table:table-cell table:style-name="ce21" office:value-type="string">
            <text:p>VAShenandoah                         New Market                                                                                                                                            5117155848New Market                                                                                                               472086003New Market Town                                                  247208600302601003           C1                                                                                                                  VA08505VA0850500       45  86               10     1824     1824        0        05 0N122090       1637   38.644472  -78.673403     1637     808      1.99721322844  3</text:p>
          </table:table-cell>
        </table:table-row>
        <table:table-row table:style-name="ro2">
          <table:table-cell table:style-name="ce21" office:value-type="string">
            <text:p>VAShenandoah                         Strasburg                                                                                                                                             5117176000Strasburg                                                                                                                472086004Strasburg Town                                                   247208600402601003           C1                                                                                                                  VA08504VA0850400       45  86                9     4248     4248        0        05 0N122090       4017   38.990550  -78.358615     4017    1877      3.14947022657  3</text:p>
          </table:table-cell>
        </table:table-row>
        <table:table-row table:style-name="ro2">
          <table:table-cell table:style-name="ce21" office:value-type="string">
            <text:p>VAShenandoah                         Woodstock                                                                                                                                             5117187712Woodstock                                                                                                                472086006Woodstock Town                                                   247208600602601003           C1                                                                                                                  VA08503VA0850300       45  86                9     4213     4213        0        05 0N 41394       3952   38.877075  -78.511521     3952    1840      3.24763622664  3</text:p>
          </table:table-cell>
        </table:table-row>
        <table:table-row table:style-name="ro2">
          <table:table-cell table:style-name="ce21" office:value-type="string">
            <text:p>VAShenandoah                         Shenandoah                                                                                                                                            5117199171Shenandoah (County)                                                                                                      471086086Shenandoah County                                                147108608602101001           H1                                                                                                                  VA08500VA0850000       45  86               13    25682    25682        0        0518N 71082      35075   38.862837  -78.551862    35075   16709    512.204829       3</text:p>
          </table:table-cell>
        </table:table-row>
        <table:table-row table:style-name="ro2">
          <table:table-cell table:style-name="ce21" office:value-type="string">
            <text:p>VAShenandoah                         State Police: Shenandoah County                                                                                                                       5117199171Shenandoah (County)                                                                                                      470000000State of Virginia                                                0                            H1                                                                                                                  VA085SPVA085SP00       45  86               15        0        0        0        05 0N112779              38.862837  -78.551862    35075   16709    512.204829       1</text:p>
          </table:table-cell>
        </table:table-row>
        <table:table-row table:style-name="ro2">
          <table:table-cell table:style-name="ce21" office:value-type="string">
            <text:p>VASmyth                              Chilhowie                                                                                                                                             5117316480Chilhowie                                                                                                                472087001Chilhowie Town                                                   247208700102601003           C1                                                                                                                  VA08603VA0860300       45  87               10     1810     1810        0        05 0N 71082       1827   36.799945  -81.681230     1827     775      2.59306624319  3</text:p>
          </table:table-cell>
        </table:table-row>
        <table:table-row table:style-name="ro2">
          <table:table-cell table:style-name="ce21" office:value-type="string">
            <text:p>VASmyth                              Marion                                                                                                                                                5117349464Marion                                                                                                                   472087002Marion Town                                                      247208700202601003           C1                                                                                                                  VA08601VA0860100       45  87                9     6257     6257        0        0518N122090       6349   36.836953  -81.516483     6349    2865      4.15441324354  3</text:p>
          </table:table-cell>
        </table:table-row>
        <table:table-row table:style-name="ro2">
          <table:table-cell table:style-name="ce21" office:value-type="string">
            <text:p>VASmyth                              Saltville                                                                                                                                             5117370096Saltville                                                                                                                472087003Saltville Town                                                   247208700302601003           C1                                                                                                                  VA08602VA0860200       451 87 96      411   10     2304     1906      398        0518N122090       2204   36.873480  -81.760833     2204    1003      8.05356924370  3</text:p>
          </table:table-cell>
        </table:table-row>
        <table:table-row table:style-name="ro2">
          <table:table-cell table:style-name="ce21" office:value-type="string">
            <text:p>VASmyth                              State Police: Smyth County                                                                                                                            5117399173Smyth (County)                                                                                                           470000000State of Virginia                                                0                            H1                                                                                                                  VA086SPVA086SP00       45  87               15        0        0        0        05 0N112779              36.831323  -81.554293    33081   15111    452.087278       1</text:p>
          </table:table-cell>
        </table:table-row>
        <table:table-row table:style-name="ro2">
          <table:table-cell table:style-name="ce21" office:value-type="string">
            <text:p>VASmyth                              Smyth                                                                                                                                                 5117399173Smyth (County)                                                                                                           471087087Smyth County                                                     147108708702101001           H1                                                                                                                  VA08600VA0860000       45  87               14    23034    23034        0        0518N111188      33081   36.831323  -81.554293    33081   15111    452.087278       3</text:p>
          </table:table-cell>
        </table:table-row>
        <table:table-row table:style-name="ro2">
          <table:table-cell table:style-name="ce21" office:value-type="string">
            <text:p>VASouthampton                        Boykins                                                                                                                                               51175 9032Boykins                                                                                                                  472088001Boykins Town                                                     247208800102601003           C1                                                                                                                  VA08703VA0870300       45  88               10      612      612        0        05  N 92894        620   36.580593  -77.200094      620     287       .68463923827  3</text:p>
          </table:table-cell>
        </table:table-row>
        <table:table-row table:style-name="ro2">
          <table:table-cell table:style-name="ce21" office:value-type="string">
            <text:p>VASouthampton                        Courtland                                                                                                                                             5117519600Courtland                                                                                                                472088004Courtland Town                                                   247208800402601003           C1                                                                                                                  VA08702VA0870200       45  88               10     1261     1261        0        0518N 71082       1270   36.715702  -77.066063     1270     498       .92485523837  3</text:p>
          </table:table-cell>
        </table:table-row>
        <table:table-row table:style-name="ro2">
          <table:table-cell table:style-name="ce21" office:value-type="string">
            <text:p>VASouthampton                        State Police: Southampton County                                                                                                                      5117599175Southampton (County)                                                                                                     470000000State of Virginia                                                0                            H1                                                                                                                  VA087SPVA087SP00       45  88               15        0        0        0        05 0N112779              36.706520  -77.089003    17482    7058    599.555381       1</text:p>
          </table:table-cell>
        </table:table-row>
        <table:table-row table:style-name="ro2">
          <table:table-cell table:style-name="ce21" office:value-type="string">
            <text:p>VASouthampton                        Southampton                                                                                                                                           5117599175Southampton (County)                                                                                                     471088088Southampton County                                               147108808802101001           H1                                                                                                                  VA08700VA0870000       45  88               14    15966    15966        0        0518N 71082      17482   36.706520  -77.089003    17482    7058    599.555381       3</text:p>
          </table:table-cell>
        </table:table-row>
        <table:table-row table:style-name="ro2">
          <table:table-cell table:style-name="ce21" office:value-type="string">
            <text:p>VASpotsylvania                       State Police: Spotsylvania County                                                                                                                     5117799177Spotsylvania (County)                               8840Washington</text:p>
          </table:table-cell>
          <table:table-cell table:style-name="ce21" office:value-type="string">
            <text:p>District of Columbia-Maryland-Virginia-West Virginia 470000000State of Virginia                                                0                            H1                                                                                                                  VA088SPVA088SP00       45  89      933      21        0        0        0        05 0N 40793              38.213368  -77.597625    90395   33329    400.861673       1</text:p>
          </table:table-cell>
        </table:table-row>
        <table:table-row table:style-name="ro2">
          <table:table-cell table:style-name="ce21" office:value-type="string">
            <text:p>VASpotsylvania                       Spotsylvania                                                                                                                                          5117799177Spotsylvania (County)                               8840Washington</text:p>
          </table:table-cell>
          <table:table-cell table:style-name="ce21" office:value-type="string">
            <text:p>District of Columbia-Maryland-Virginia-West Virginia 471089089Spotsylvania County                                              147108908902201001           H1                                                                                                                  VA08800VA0880000       45  89      933      18   113464   113464        0        0518N 40793      90395   38.213368  -77.597625    90395   33329    400.861673       3</text:p>
          </table:table-cell>
        </table:table-row>
        <table:table-row table:style-name="ro2">
          <table:table-cell table:style-name="ce21" office:value-type="string">
            <text:p>VAStafford                           State Police: Stafford County                                                                                                                         5117999179Stafford (County)                                   8840Washington</text:p>
          </table:table-cell>
          <table:table-cell table:style-name="ce21" office:value-type="string">
            <text:p>District of Columbia-Maryland-Virginia-West Virginia 470000000State of Virginia                                                0                            H1                                                                                                                  VA089SPVA089SP00       45  90      933      21        0        0        0        05 0N121689              38.394099  -77.431522    92446   31405    270.350914       1</text:p>
          </table:table-cell>
        </table:table-row>
        <table:table-row table:style-name="ro2">
          <table:table-cell table:style-name="ce21" office:value-type="string">
            <text:p>VAStafford                           Stafford                                                                                                                                              5117999179Stafford (County)                                   8840Washington</text:p>
          </table:table-cell>
          <table:table-cell table:style-name="ce21" office:value-type="string">
            <text:p>District of Columbia-Maryland-Virginia-West Virginia 471090090Stafford County                                                  147109009002101001           H1                                                                                                                  VA08900VA0890000       45  90      933      18   116437   116437        0        0518N 72785      92446   38.394099  -77.431522    92446   31405    270.350914       3</text:p>
          </table:table-cell>
        </table:table-row>
        <table:table-row table:style-name="ro2">
          <table:table-cell table:style-name="ce21" office:value-type="string">
            <text:p>VASurry                              Surry                                                                                                                                                 5118199181Surry (County)                                                                                                           471091091Surry County                                                     147109109102201001           H1                                                                                                                  VA09000VA0900000       45  91      928      21     7071     7071        0        0518N 72785       6829   37.111675  -76.893578     6829    3294    279.089018       3</text:p>
          </table:table-cell>
        </table:table-row>
        <table:table-row table:style-name="ro2">
          <table:table-cell table:style-name="ce21" office:value-type="string">
            <text:p>VASurry                              State Police: Surry County                                                                                                                            5118199181Surry (County)                                                                                                           470000000State of Virginia                                                0                            H1                                                                                                                  VA090SPVA090SP00       45  91      928      21        0        0        0        05 0N112779              37.111675  -76.893578     6829    3294    279.089018       1</text:p>
          </table:table-cell>
        </table:table-row>
        <table:table-row table:style-name="ro2">
          <table:table-cell table:style-name="ce21" office:value-type="string">
            <text:p>VASussex                             Waverly                                                                                                                                               5118383600Waverly                                                                                                                  472092003Waverly Town                                                     247209200302601003           C1                                                                                                                  VA09104VA0910400       45  92      722      10     2231     2231        0        05 0N100485       2309   37.033914  -77.095355     2309     960      3.06807423890  3</text:p>
          </table:table-cell>
        </table:table-row>
        <table:table-row table:style-name="ro2">
          <table:table-cell table:style-name="ce21" office:value-type="string">
            <text:p>VASussex                             State Police: Sussex County                                                                                                                           5118399183Sussex (County)                                                                                                          470000000State of Virginia                                                0                            H1                                                                                                                  VA091SPVA091SP00       45  92      722      21        0        0        0        05 0N112779              36.926522  -77.258464    12504    4653    490.729474       1</text:p>
          </table:table-cell>
        </table:table-row>
        <table:table-row table:style-name="ro2">
          <table:table-cell table:style-name="ce21" office:value-type="string">
            <text:p>VASussex                             Sussex                                                                                                                                                5118399183Sussex (County)                                                                                                          471092092Sussex County                                                    147109209202101001           H1                                                                                                                  VA09100VA0910000       45  92      722      21     9855     9855        0        0518N 72785      12504   36.926522  -77.258464    12504    4653    490.729474       3</text:p>
          </table:table-cell>
        </table:table-row>
        <table:table-row table:style-name="ro2">
          <table:table-cell table:style-name="ce21" office:value-type="string">
            <text:p>VATazewell                           Bluefield                                                                                                                                             51185 8152Bluefield                                                                                                                472093001Bluefield Town                                                   247209300102601003           C1                                                                                                                  VA09201VA0920100       45  93                9     5103     5103        0        0518N122090       5078   37.244195  -81.274926     5078    2349      7.58042524605  3</text:p>
          </table:table-cell>
        </table:table-row>
        <table:table-row table:style-name="ro2">
          <table:table-cell table:style-name="ce21" office:value-type="string">
            <text:p>VATazewell                           Cedar Bluff                                                                                                                                           5118513784Cedar Bluff                                                                                                              472093002Cedar Bluff Town                                                 247209300202001003           C1                                                                                                                  VA09205VA0920500       45  93               10     1092     1092        0        05 0N 71082       1085   37.088073  -81.764803     1085     535      2.29061624609  3</text:p>
          </table:table-cell>
        </table:table-row>
        <table:table-row table:style-name="ro2">
          <table:table-cell table:style-name="ce21" office:value-type="string">
            <text:p>VATazewell                           Pocahontas                                                                                                                                            5118563288Pocahontas                                                                                                               472093004Pocahontas Town                                                  247209300402601003           C1                                                                                                                  VA09202VA0920200       45  93               10      439      439        0        0518N100485        441   37.304997  -81.339802      441     230       .60484324635  3</text:p>
          </table:table-cell>
        </table:table-row>
        <table:table-row table:style-name="ro2">
          <table:table-cell table:style-name="ce21" office:value-type="string">
            <text:p>VATazewell                           Richlands                                                                                                                                             5118566928Richlands                                                                                                                472093005Richlands Town                                                   247209300502601003           C1                                                                                                                  VA09203VA0920300       45  93                9     4179     4179        0        0518N 71082       4144   37.094444  -81.806060     4144    2137      2.64678424641  3</text:p>
          </table:table-cell>
        </table:table-row>
        <table:table-row table:style-name="ro2">
          <table:table-cell table:style-name="ce21" office:value-type="string">
            <text:p>VATazewell                           Southwest Virginia Community College Police                                                                                                           5118566928Richlands                                                                                                                470000000State of Virginia                                                047000000002021006 2         C1                                                                                                                                                                                                               8888888888   37.094444  -81.806060     4144    2137      2.64678424641  2</text:p>
          </table:table-cell>
        </table:table-row>
        <table:table-row table:style-name="ro2">
          <table:table-cell table:style-name="ce21" office:value-type="string">
            <text:p>VATazewell                           Tazewell                                                                                                                                              5118577792Tazewell                                                                                                                 472093006Tazewell Town                                                    247209300602601003           C1                                                                                                                  VA09204VA0920400       45  93                9     4219     4219        0        0518N 71082       4206   37.126938  -81.519455     4206    1804      4.04366224651  3</text:p>
          </table:table-cell>
        </table:table-row>
        <table:table-row table:style-name="ro2">
          <table:table-cell table:style-name="ce21" office:value-type="string">
            <text:p>VATazewell                           State Police: Tazewell County                                                                                                                         5118599185Tazewell (County)                                                                                                        470000000State of Virginia                                                0                            H1                                                                                                                  VA092SPVA092SP00       45  93               15        0        0        0        05 0N112779              37.141879  -81.568540    44598   20390    519.742776       1</text:p>
          </table:table-cell>
        </table:table-row>
        <table:table-row table:style-name="ro2">
          <table:table-cell table:style-name="ce21" office:value-type="string">
            <text:p>VATazewell                           Tazewell                                                                                                                                              5118599185Tazewell (County)                                                                                                        471093093Tazewell County                                                  147109309302101001           H1                                                                                                                  VA09200VA0920000       45  93               13    30367    30367        0        0518N 71082      44598   37.141879  -81.568540    44598   20390    519.742776       3</text:p>
          </table:table-cell>
        </table:table-row>
        <table:table-row table:style-name="ro2">
          <table:table-cell table:style-name="ce21" office:value-type="string">
            <text:p>VAWarren                             Front Royal                                                                                                                                           5118729968Front Royal                                         8840Washington</text:p>
          </table:table-cell>
          <table:table-cell table:style-name="ce21" office:value-type="string">
            <text:p>District of Columbia-Maryland-Virginia-West Virginia 472094001Front Royal Town                                                 247209400102601003           C1                                                                                                                  VA09301VA0930100       45  94      933       8    14415    14415        0        0518N 90888      13589   38.925768  -78.191914    13589    5752      9.27608822630  3</text:p>
          </table:table-cell>
        </table:table-row>
        <table:table-row table:style-name="ro2">
          <table:table-cell table:style-name="ce21" office:value-type="string">
            <text:p>VAWarren                             State Police: Warren County                                                                                                                           5118799187Warren (County)                                     8840Washington</text:p>
          </table:table-cell>
          <table:table-cell table:style-name="ce21" office:value-type="string">
            <text:p>District of Columbia-Maryland-Virginia-West Virginia 470000000State of Virginia                                                0                            H1                                                                                                                  VA093SPVA093SP00       45  94      933      21        0        0        0        05 0N110783              38.924956  -78.184419    31584   13299    213.698013       1</text:p>
          </table:table-cell>
        </table:table-row>
        <table:table-row table:style-name="ro2">
          <table:table-cell table:style-name="ce21" office:value-type="string">
            <text:p>VAWarren                             Warren                                                                                                                                                5118799187Warren (County)                                     8840Washington</text:p>
          </table:table-cell>
          <table:table-cell table:style-name="ce21" office:value-type="string">
            <text:p>District of Columbia-Maryland-Virginia-West Virginia 471094094Warren County                                                    147109409402101001           H1                                                                                                                  VA09300VA0930000       45  94      933      20    20458    20458        0        0518N110783      31584   38.924956  -78.184419    31584   13299    213.698013       3</text:p>
          </table:table-cell>
        </table:table-row>
        <table:table-row table:style-name="ro2">
          <table:table-cell table:style-name="ce21" office:value-type="string">
            <text:p>VAWashington                         Abingdon                                                                                                                                              51191  148Abingdon                                            3660Johnson City-Kingsport-Bristol</text:p>
          </table:table-cell>
          <table:table-cell table:style-name="ce21" office:value-type="string">
            <text:p>Tennessee-Virginia               472096001Abingdon Town                                                    247209600102601003           C1                                                                                                                  VA09401VA0940100       45  96      411       9     8053     8053        0        0518N122085       7780   36.709773  -81.975694     7780    3788      8.34186524210  3</text:p>
          </table:table-cell>
        </table:table-row>
        <table:table-row table:style-name="ro2">
          <table:table-cell table:style-name="ce21" office:value-type="string">
            <text:p>VAWashington                         Virginia Highlands Community College Police Department                                                                                                51191  148Abingdon                                            3660Johnson City-Kingsport-Bristol</text:p>
          </table:table-cell>
          <table:table-cell table:style-name="ce21" office:value-type="string">
            <text:p>Tennessee-Virginia               470000000State of Virginia                                                047000000002220006 2         C1                                                                                                                                                                                                               8888888888   36.709773  -81.975694     7780    3788      8.34186524210  2</text:p>
          </table:table-cell>
        </table:table-row>
        <table:table-row table:style-name="ro2">
          <table:table-cell table:style-name="ce21" office:value-type="string">
            <text:p>VAWashington                         Damascus                                                                                                                                              5119121184Damascus                                            3660Johnson City-Kingsport-Bristol</text:p>
          </table:table-cell>
          <table:table-cell table:style-name="ce21" office:value-type="string">
            <text:p>Tennessee-Virginia               472096002Damascus Town                                                    247209600202601003           C1                                                                                                                  VA09402VA0940200       45  96      411      10     1110     1110        0        05 0N 71082        981   36.633933  -81.787034      981     543       .84772724236  3</text:p>
          </table:table-cell>
        </table:table-row>
        <table:table-row table:style-name="ro2">
          <table:table-cell table:style-name="ce21" office:value-type="string">
            <text:p>VAWashington                         Emory and Henry College                                                                                                                               5119125792Emory                                               3660Johnson City-Kingsport-Bristol</text:p>
          </table:table-cell>
          <table:table-cell table:style-name="ce21" office:value-type="string">
            <text:p>Tennessee-Virginia               470000000State of Virginia                                                0                  2         U325800Emory-Meadowview                                                                                             VA09404VA0940400       45  96      411      10        0        0        0        05  N 30699                                                                  24327  1</text:p>
          </table:table-cell>
        </table:table-row>
        <table:table-row table:style-name="ro2">
          <table:table-cell table:style-name="ce21" office:value-type="string">
            <text:p>VAWashington                         Glade Spring                                                                                                                                          5119131056Glade Spring                                        3660Johnson City-Kingsport-Bristol</text:p>
          </table:table-cell>
          <table:table-cell table:style-name="ce21" office:value-type="string">
            <text:p>Tennessee-Virginia               472096003Glade Spring Town                                                247209600302601003           C1                                                                                                                  VA09403VA0940300       45  96      411      10     1573     1573        0        05 0N121388       1374   36.790338  -81.773220     1374     626      1.25659724340  3</text:p>
          </table:table-cell>
        </table:table-row>
        <table:table-row table:style-name="ro2">
          <table:table-cell table:style-name="ce21" office:value-type="string">
            <text:p>VAWashington                         Washington                                                                                                                                            5119199191Washington (County)                                 3660Johnson City-Kingsport-Bristol</text:p>
          </table:table-cell>
          <table:table-cell table:style-name="ce21" office:value-type="string">
            <text:p>Tennessee-Virginia               471096096Washington County                                                147109609602101001           H1                                                                                                                  VA09400VA0940000       45  96      411      19    41647    41647        0        0518N122090      51103   36.712823  -81.958680    51103   22985    562.860490       3</text:p>
          </table:table-cell>
        </table:table-row>
        <table:table-row table:style-name="ro2">
          <table:table-cell table:style-name="ce21" office:value-type="string">
            <text:p>VAWashington                         State Police: Washington County                                                                                                                       5119199191Washington (County)                                 3660Johnson City-Kingsport-Bristol</text:p>
          </table:table-cell>
          <table:table-cell table:style-name="ce21" office:value-type="string">
            <text:p>Tennessee-Virginia               470000000State of Virginia                                                0                            H1                                                                                                                  VA094SPVA094SP00       45  96      411      21        0        0        0        05 0N112779              36.712823  -81.958680    51103   22985    562.860490       1</text:p>
          </table:table-cell>
        </table:table-row>
        <table:table-row table:style-name="ro2">
          <table:table-cell table:style-name="ce21" office:value-type="string">
            <text:p>VAWestmoreland                       Colonial Beach                                                                                                                                        5119318400Colonial Beach                                                                                                           472097001Colonial Beach Town                                              247209700102601003           C1                                                                                                                  VA09501VA0950100       45  97                9     3349     3349        0        05 0N 71082       3228   38.253840  -76.968941     3228    2030      2.58918922443  3</text:p>
          </table:table-cell>
        </table:table-row>
        <table:table-row table:style-name="ro2">
          <table:table-cell table:style-name="ce21" office:value-type="string">
            <text:p>VAWestmoreland                       Westmoreland                                                                                                                                          5119399193Westmoreland (County)                                                                                                    471097097Westmoreland County                                              147109709702101001           H1                                                                                                                  VA09500VA0950000       45  97               14    13936    13936        0        0518N 72785      16718   38.155600  -76.832067    16718    9286    229.180665       3</text:p>
          </table:table-cell>
        </table:table-row>
        <table:table-row table:style-name="ro2">
          <table:table-cell table:style-name="ce21" office:value-type="string">
            <text:p>VAWestmoreland                       State Police: Westmoreland County                                                                                                                     5119399193Westmoreland (County)                                                                                                    470000000State of Virginia                                                0                            H1                                                                                                                  VA095SPVA095SP00       45  97               15        0        0        0        05 0N110783              38.155600  -76.832067    16718    9286    229.180665       1</text:p>
          </table:table-cell>
        </table:table-row>
        <table:table-row table:style-name="ro2">
          <table:table-cell table:style-name="ce21" office:value-type="string">
            <text:p>VAWise                               Appalachia                                                                                                                                            51195 2040Appalachia                                                                                                               472098001Appalachia Town                                                  247209800102601003           C1                                                                                                                  VA09601VA0960100       45  98               10     1800     1800        0        0518N100485       1839   36.906505  -82.785560     1839     891      2.30667824216  3</text:p>
          </table:table-cell>
        </table:table-row>
        <table:table-row table:style-name="ro2">
          <table:table-cell table:style-name="ce21" office:value-type="string">
            <text:p>VAWise                               Big Stone Gap                                                                                                                                         51195 7480Big Stone Gap                                                                                                            472098002Big Stone Gap Town                                               247209800202601003           C1                                                                                                                  VA09602VA0960200       45  98                9     5917     5917        0        0518N122090       4856   36.867165  -82.774471     4856    2197      4.87582324219  3</text:p>
          </table:table-cell>
        </table:table-row>
        <table:table-row table:style-name="ro2">
          <table:table-cell table:style-name="ce21" office:value-type="string">
            <text:p>VAWise                               Coeburn                                                                                                                                               5119517952Coeburn                                                                                                                  472098003Coeburn Town                                                     247209800302601003           C1                                                                                                                  VA09603VA0960300       45  98               10     2014     2014        0        05 0N100485       1996   36.943872  -82.466069     1996     923      2.04980624230  3</text:p>
          </table:table-cell>
        </table:table-row>
        <table:table-row table:style-name="ro2">
          <table:table-cell table:style-name="ce21" office:value-type="string">
            <text:p>VAWise                               Pound                                                                                                                                                 5119564272Pound                                                                                                                    472098004Pound Town                                                       247209800402601003           C1                                                                                                                  VA09604VA0960400       45  98               10     1100     1100        0        05 0N 90888       1089   37.123820  -82.607859     1089     516      2.60796424279  3</text:p>
          </table:table-cell>
        </table:table-row>
        <table:table-row table:style-name="ro2">
          <table:table-cell table:style-name="ce21" office:value-type="string">
            <text:p>VAWise                               St. Paul                                                                                                                                              5119569936St. Paul                                                                                                                 472098005St Paul Town                                                     247209800502601003           C1                                                                                                                  VA09605VA0960500       451 98 84            10      981      769      212        05 0N 71082       1000   36.905611  -82.310148     1000     496       .97729524283  3</text:p>
          </table:table-cell>
        </table:table-row>
        <table:table-row table:style-name="ro2">
          <table:table-cell table:style-name="ce21" office:value-type="string">
            <text:p>VAWise                               Wise                                                                                                                                                  5119587072Wise (Gladeville)                                                                                                        472098006Wise Town                                                        247209800602601003           C1                                                                                                                  VA09606VA0960600       45  98                9     3280     3280        0        0518N 71082       3255   36.978057  -82.577033     3255    1594      3.07260924293  3</text:p>
          </table:table-cell>
        </table:table-row>
        <table:table-row table:style-name="ro2">
          <table:table-cell table:style-name="ce21" office:value-type="string">
            <text:p>VAWise                               University of Virginia</text:p>
          </table:table-cell>
          <table:table-cell table:style-name="ce21" office:value-type="string">
            <text:p>College At Wise                                                                                                               5119587072Wise (Gladeville)                                                                                                        470000000State of Virginia                                                047000000002024006 2         C1                                                                                                                  VA09607VA0960700       45  98               10        0        0        0        05  N 20193 8888888888   36.978057  -82.577033     3255    1594      3.07260924293  3</text:p>
          </table:table-cell>
        </table:table-row>
        <table:table-row table:style-name="ro2">
          <table:table-cell table:style-name="ce21" office:value-type="string">
            <text:p>VAWise                               Wise                                                                                                                                                  5119599195Wise (County)                                                                                                            471098098Wise County                                                      147109809802101001           H1                                                                                                                  VA09600VA0960000       45  98               13    27466    27466        0        0518N 71082      40123   36.953238  -82.623990    40123   17792    404.042338       3</text:p>
          </table:table-cell>
        </table:table-row>
        <table:table-row table:style-name="ro2">
          <table:table-cell table:style-name="ce21" office:value-type="string">
            <text:p>VAWise                               State Police: Wise County                                                                                                                             5119599195Wise (County)                                                                                                            470000000State of Virginia                                                0                            H1                                                                                                                  VA096SPVA096SP00       45  98               15        0        0        0        05 0N112779              36.953238  -82.623990    40123   17792    404.042338       1</text:p>
          </table:table-cell>
        </table:table-row>
        <table:table-row table:style-name="ro2">
          <table:table-cell table:style-name="ce21" office:value-type="string">
            <text:p>VAWythe                              Rural Retreat                                                                                                                                         5119769456Rural Retreat                                                                                                            472099001Rural Retreat Town                                               247209900102601003           C1                                                                                                                  VA09703VA0970300       45  99               10     1360     1360        0        05 0N100485       1350   36.898872  -81.276061     1350     629      2.24792524368  3</text:p>
          </table:table-cell>
        </table:table-row>
        <table:table-row table:style-name="ro2">
          <table:table-cell table:style-name="ce21" office:value-type="string">
            <text:p>VAWythe                              Wytheville                                                                                                                                            5119788000Wytheville                                                                                                               472099002Wytheville Town                                                  247209900202601003           C1                                                                                                                  VA09701VA0970100       45  99                9     8031     8031        0        0518N122090       7804   36.947679  -81.086955     7804    3776     14.27274524382  3</text:p>
          </table:table-cell>
        </table:table-row>
        <table:table-row table:style-name="ro2">
          <table:table-cell table:style-name="ce21" office:value-type="string">
            <text:p>VAWythe                              State Police: Wythe County                                                                                                                            5119799197Wythe (County)                                                                                                           470000000State of Virginia                                                0                            H1                                                                                                                  VA097SPVA097SP00       45  99               15        0        0        0        05 0N112779              36.925723  -81.082048    27599   12744    463.242476       1</text:p>
          </table:table-cell>
        </table:table-row>
        <table:table-row table:style-name="ro2">
          <table:table-cell table:style-name="ce21" office:value-type="string">
            <text:p>VAWythe                              Wythe                                                                                                                                                 5119799197Wythe (County)                                                                                                           471099099Wythe County                                                     147109909902101001           H1                                                                                                                  VA09700VA0970000       45  99               14    19026    19026        0        0518N122090      27599   36.925723  -81.082048    27599   12744    463.242476       3</text:p>
          </table:table-cell>
        </table:table-row>
        <table:table-row table:style-name="ro2">
          <table:table-cell table:style-name="ce21" office:value-type="string">
            <text:p>VAWythe                              Wythe Police Department                                                                                                                               5119799197Wythe (County)                                                                                                           471099099Wythe County                                                     1                            H1                                                                                                                  VA09702VA0970200VA0970045                   15        0        0        0        05 0N 70885              36.925723  -81.082048    27599   12744    463.242476       1</text:p>
          </table:table-cell>
        </table:table-row>
        <table:table-row table:style-name="ro2">
          <table:table-cell table:style-name="ce21" office:value-type="string">
            <text:p>VAYork                               York                                                                                                                                                  5119999199York (County)                                       5720Norfolk-Virginia Beach-Newport News</text:p>
          </table:table-cell>
          <table:table-cell table:style-name="ce21" office:value-type="string">
            <text:p>Virginia-North              471100100York County                                                      147110010002101001           H1                                                                                                                  VA09800VA0980000       45 100      928      19    61764    61764        0        0518N 22284      56297   37.193689  -76.504041    56297   20701    105.649603       3</text:p>
          </table:table-cell>
        </table:table-row>
        <table:table-row table:style-name="ro2">
          <table:table-cell table:style-name="ce21" office:value-type="string">
            <text:p>VAYork                               State Police: York County                                                                                                                             5119999199York (County)                                       5720Norfolk-Virginia Beach-Newport News</text:p>
          </table:table-cell>
          <table:table-cell table:style-name="ce21" office:value-type="string">
            <text:p>Virginia-North              470000000State of Virginia                                                0                            H1                                                                                                                  VA098SPVA098SP00       45 100      928      21        0        0        0        05 0N 22284              37.193689  -76.504041    56297   20701    105.649603       1</text:p>
          </table:table-cell>
        </table:table-row>
        <table:table-row table:style-name="ro2">
          <table:table-cell table:style-name="ce21" office:value-type="string">
            <text:p>VAAlexandria (city)                  Alexandria Sheriff Office                                                                                                                             51510 1000Alexandria                                          8840Washington</text:p>
          </table:table-cell>
          <table:table-cell table:style-name="ce21" office:value-type="string">
            <text:p>District of Columbia-Maryland-Virginia-West Virginia 472101001Alexandria City                                                  247210100102101001           C7                                                         90020Alexandria                                          VA09901                                                                                          128283   38.816242  -77.071282   128283   64251     15.17784122301992</text:p>
          </table:table-cell>
        </table:table-row>
        <table:table-row table:style-name="ro2">
          <table:table-cell table:style-name="ce21" office:value-type="string">
            <text:p>VAAlexandria (city)                  Alexandria                                                                                                                                            51510 1000Alexandria                                          8840Washington</text:p>
          </table:table-cell>
          <table:table-cell table:style-name="ce21" office:value-type="string">
            <text:p>District of Columbia-Maryland-Virginia-West Virginia 472101001Alexandria City                                                  247210100102601003           C7                                                         90020Alexandria                                          VA09900VA0990000       45          933       5   130056   130056        0        0518Y 91290     128283   38.816242  -77.071282   128283   64251     15.17784122301993</text:p>
          </table:table-cell>
        </table:table-row>
        <table:table-row table:style-name="ro2">
          <table:table-cell table:style-name="ce21" office:value-type="string">
            <text:p>VAAlexandria (city)                  State Police: Alexandria                                                                                                                              51510 1000Alexandria                                          8840Washington</text:p>
          </table:table-cell>
          <table:table-cell table:style-name="ce21" office:value-type="string">
            <text:p>District of Columbia-Maryland-Virginia-West Virginia 470000000State of Virginia                                                0                            C7                                                         90020Alexandria                                          VA099SPVA099SP00       45          933      10        0        0        0        05 0N112979              38.816242  -77.071282   128283   64251     15.17784122301991</text:p>
          </table:table-cell>
        </table:table-row>
        <table:table-row table:style-name="ro2">
          <table:table-cell table:style-name="ce21" office:value-type="string">
            <text:p>VABedford (city)                     State Police: Bedford                                                                                                                                 51515 5544Bedford                                             4640Lynchburg</text:p>
          </table:table-cell>
          <table:table-cell table:style-name="ce21" office:value-type="string">
            <text:p>Virginia                                              470000000State of Virginia                                                0                            C7                                                         90204Bedford                                             VA010S1VA010S100       45          496      10        0        0        0        05 0N 91687              37.334591  -79.522783     6299    2702      6.88798824523  1</text:p>
          </table:table-cell>
        </table:table-row>
        <table:table-row table:style-name="ro2">
          <table:table-cell table:style-name="ce21" office:value-type="string">
            <text:p>VABedford (city)                     Bedford                                                                                                                                               51515 5544Bedford                                             4640Lynchburg</text:p>
          </table:table-cell>
          <table:table-cell table:style-name="ce21" office:value-type="string">
            <text:p>Virginia                                              472136801Bedford City                                                     247213680102601003           C7                                                         90204Bedford                                             VA01001VA0100100       45          496       9     6319     6319        0        0518N111188       6299   37.334591  -79.522783     6299    2702      6.88798824523  3</text:p>
          </table:table-cell>
        </table:table-row>
        <table:table-row table:style-name="ro2">
          <table:table-cell table:style-name="ce21" office:value-type="string">
            <text:p>VABristol (city)                     Bristol Sheriff Office                                                                                                                                51520 9816Bristol                                             3660Johnson City-Kingsport-Bristol</text:p>
          </table:table-cell>
          <table:table-cell table:style-name="ce21" office:value-type="string">
            <text:p>Tennessee-Virginia               472102001Bristol City                                                     247210200102101001           C7                                                         90484Bristol                                             VA10001                                                                                           17367   36.611116  -82.176193    17367    8469     12.89890724201  2</text:p>
          </table:table-cell>
        </table:table-row>
        <table:table-row table:style-name="ro2">
          <table:table-cell table:style-name="ce21" office:value-type="string">
            <text:p>VABristol (city)                     Bristol                                                                                                                                               51520 9816Bristol                                             3660Johnson City-Kingsport-Bristol</text:p>
          </table:table-cell>
          <table:table-cell table:style-name="ce21" office:value-type="string">
            <text:p>Tennessee-Virginia               472102001Bristol City                                                     247210200102601003           C7                                                         90484Bristol                                             VA10000VA1000000       45          411       8    17558    17558        0        0518Y 71082      17367   36.611116  -82.176193    17367    8469     12.89890724201  3</text:p>
          </table:table-cell>
        </table:table-row>
        <table:table-row table:style-name="ro2">
          <table:table-cell table:style-name="ce21" office:value-type="string">
            <text:p>VABristol (city)                     State Police: Bristol                                                                                                                                 51520 9816Bristol                                             3660Johnson City-Kingsport-Bristol</text:p>
          </table:table-cell>
          <table:table-cell table:style-name="ce21" office:value-type="string">
            <text:p>Tennessee-Virginia               470000000State of Virginia                                                0                            C7                                                         90484Bristol                                             VA100SPVA100SP00       45          411      10        0        0        0        05 0N112879              36.611116  -82.176193    17367    8469     12.89890724201  1</text:p>
          </table:table-cell>
        </table:table-row>
        <table:table-row table:style-name="ro2">
          <table:table-cell table:style-name="ce21" office:value-type="string">
            <text:p>VABuena Vista (city)                 Buena Vista                                                                                                                                           5153011032Buena Vista                                                                                                              472103001Buena Vista City                                                 247210300102601003           C7                                                         90556Buena Vista                                         VA10100VA1010000       45                    9     6320     6320        0        0518N122090       6349   37.732184  -79.353325     6349    2716      6.83072924416  3</text:p>
          </table:table-cell>
        </table:table-row>
        <table:table-row table:style-name="ro2">
          <table:table-cell table:style-name="ce21" office:value-type="string">
            <text:p>VABuena Vista (city)                 State Police: Buena Vista                                                                                                                             5153011032Buena Vista                                                                                                              470000000State of Virginia                                                0                            C7                                                         90556Buena Vista                                         VA101SPVA101SP00       45                   10        0        0        0        05 0N112879              37.732184  -79.353325     6349    2716      6.83072924416  1</text:p>
          </table:table-cell>
        </table:table-row>
        <table:table-row table:style-name="ro2">
          <table:table-cell table:style-name="ce21" office:value-type="string">
            <text:p>VABuena Vista (city)                 Buena Vista Sheriff Office                                                                                                                            5153011032Buena Vista                                                                                                              472103001Buena Vista City                                                 247210300102201001           C7                                                         90556Buena Vista                                         VA10101                                                                                            6349   37.732184  -79.353325     6349    2716      6.83072924416  2</text:p>
          </table:table-cell>
        </table:table-row>
        <table:table-row table:style-name="ro2">
          <table:table-cell table:style-name="ce21" office:value-type="string">
            <text:p>VACharlottesville (city)             Charlottesville Sheriff Office                                                                                                                        5154014968Charlottesville                                     1540Charlottesville</text:p>
          </table:table-cell>
          <table:table-cell table:style-name="ce21" office:value-type="string">
            <text:p>Virginia                                        472104001Charlottesville City                                             247210400102201001           C7                                                         90780Charlottesville                                     VA10201                                                                                           45049   38.034506  -78.486474    45049   17591     10.26234122901 62</text:p>
          </table:table-cell>
        </table:table-row>
        <table:table-row table:style-name="ro2">
          <table:table-cell table:style-name="ce21" office:value-type="string">
            <text:p>VACharlottesville (city)             State Police: Charlottesville                                                                                                                         5154014968Charlottesville                                     1540Charlottesville</text:p>
          </table:table-cell>
          <table:table-cell table:style-name="ce21" office:value-type="string">
            <text:p>Virginia                                        470000000State of Virginia                                                0                            C7                                                         90780Charlottesville                                     VA102SPVA102SP00       45          153      10        0        0        0        05 0N 61887              38.034506  -78.486474    45049   17591     10.26234122901 61</text:p>
          </table:table-cell>
        </table:table-row>
        <table:table-row table:style-name="ro2">
          <table:table-cell table:style-name="ce21" office:value-type="string">
            <text:p>VACharlottesville (city)             Charlottesville                                                                                                                                       5154014968Charlottesville                                     1540Charlottesville</text:p>
          </table:table-cell>
          <table:table-cell table:style-name="ce21" office:value-type="string">
            <text:p>Virginia                                        472104001Charlottesville City                                             247210400102601003           C7                                                         90780Charlottesville                                     VA10200VA1020000       45          153       7    37133    37133        0        0518Y111188      45049   38.034506  -78.486474    45049   17591     10.26234122901 63</text:p>
          </table:table-cell>
        </table:table-row>
        <table:table-row table:style-name="ro2">
          <table:table-cell table:style-name="ce21" office:value-type="string">
            <text:p>VACharlottesville (city)             University of Virginia                                                                                                                                5154080112University (University of Virginia)                 1540Charlottesville</text:p>
          </table:table-cell>
          <table:table-cell table:style-name="ce21" office:value-type="string">
            <text:p>Virginia                                        470000000State of Virginia                                                047000000002005006 2         U414968Charlottesville                                                                                              VA00201VA0020100       45   2      153      10        0        0        0        05 0N100485 8888888888                                                       22903  3</text:p>
          </table:table-cell>
        </table:table-row>
        <table:table-row table:style-name="ro2">
          <table:table-cell table:style-name="ce21" office:value-type="string">
            <text:p>VAChesapeake (city)                  Chesapeake                                                                                                                                            5155016000Chesapeake                                          5720Norfolk-Virginia Beach-Newport News</text:p>
          </table:table-cell>
          <table:table-cell table:style-name="ce21" office:value-type="string">
            <text:p>Virginia-North              472105701Chesapeake City                                                  247210570102601003           C7                                                         90812Chesapeake                                          VA10300VA1030000       45          928       5   217823   217823        0        0518N 41394     199184   36.767398  -76.287405   199184   72672    340.71873923320283</text:p>
          </table:table-cell>
        </table:table-row>
        <table:table-row table:style-name="ro2">
          <table:table-cell table:style-name="ce21" office:value-type="string">
            <text:p>VAChesapeake (city)                  State Police: Chesapeake                                                                                                                              5155016000Chesapeake                                          5720Norfolk-Virginia Beach-Newport News</text:p>
          </table:table-cell>
          <table:table-cell table:style-name="ce21" office:value-type="string">
            <text:p>Virginia-North              470000000State of Virginia                                                0                            C7                                                         90812Chesapeake                                          VA103SPVA103SP00       45          928      10        0        0        0        05 0N112879              36.767398  -76.287405   199184   72672    340.71873923320281</text:p>
          </table:table-cell>
        </table:table-row>
        <table:table-row table:style-name="ro2">
          <table:table-cell table:style-name="ce21" office:value-type="string">
            <text:p>VAChesapeake (city)                  Chesapeake Fire Department                                                                                                                            5155016000Chesapeake                                          5720Norfolk-Virginia Beach-Newport News</text:p>
          </table:table-cell>
          <table:table-cell table:style-name="ce21" office:value-type="string">
            <text:p>Virginia-North              472105701Chesapeake City                                                  247210570102220006           C7                                                         90812Chesapeake                                                                                                                                       8888888888   36.767398  -76.287405   199184   72672    340.71873923320282</text:p>
          </table:table-cell>
        </table:table-row>
        <table:table-row table:style-name="ro2">
          <table:table-cell table:style-name="ce21" office:value-type="string">
            <text:p>VAChesapeake (city)                  Chesapeake Sheriff Office                                                                                                                             5155016000Chesapeake                                          5720Norfolk-Virginia Beach-Newport News</text:p>
          </table:table-cell>
          <table:table-cell table:style-name="ce21" office:value-type="string">
            <text:p>Virginia-North              472105701Chesapeake City                                                  247210570102101001           C7                                                         90812Chesapeake                                          VA10301                                                                                          199184   36.767398  -76.287405   199184   72672    340.71873923320282</text:p>
          </table:table-cell>
        </table:table-row>
        <table:table-row table:style-name="ro2">
          <table:table-cell table:style-name="ce21" office:value-type="string">
            <text:p>VAColonial Heights (city             Colonial Heights Sheriff Office                                                                                                                       5157018448Colonial Heights                                    6760Richmond-Petersburg</text:p>
          </table:table-cell>
          <table:table-cell table:style-name="ce21" office:value-type="string">
            <text:p>Virginia                                    472107001Colonial Heights City                                            247210700102201001           C7                                                         90948Colonial Heights                                    VA10501                                                                                           16897   37.262257  -77.402728    16897    7340      7.47563923834  2</text:p>
          </table:table-cell>
        </table:table-row>
        <table:table-row table:style-name="ro2">
          <table:table-cell table:style-name="ce21" office:value-type="string">
            <text:p>VAColonial Heights (city             Colonial Heights                                                                                                                                      5157018448Colonial Heights                                    6760Richmond-Petersburg</text:p>
          </table:table-cell>
          <table:table-cell table:style-name="ce21" office:value-type="string">
            <text:p>Virginia                                    472107001Colonial Heights City                                            247210700102601003           C7                                                         90948Colonial Heights                                    VA10500VA1050000       45          722       8    17764    17764        0        0518N 22284      16897   37.262257  -77.402728    16897    7340      7.47563923834  3</text:p>
          </table:table-cell>
        </table:table-row>
        <table:table-row table:style-name="ro2">
          <table:table-cell table:style-name="ce21" office:value-type="string">
            <text:p>VAColonial Heights (city             State Police: Colonial Heights                                                                                                                        5157018448Colonial Heights                                    6760Richmond-Petersburg</text:p>
          </table:table-cell>
          <table:table-cell table:style-name="ce21" office:value-type="string">
            <text:p>Virginia                                    470000000State of Virginia                                                0                            C7                                                         90948Colonial Heights                                    VA105SPVA105SP00       45          722      10        0        0        0        05 0N 22284              37.262257  -77.402728    16897    7340      7.47563923834  1</text:p>
          </table:table-cell>
        </table:table-row>
        <table:table-row table:style-name="ro2">
          <table:table-cell table:style-name="ce21" office:value-type="string">
            <text:p>VACovington (city)                   Covington                                                                                                                                             5158019728Covington                                                                                                                472108001Covington City                                                   247210800102601003           C7                                                         91020Covington                                           VA10600VA1060000       45                    9     6346     6346        0        0518N100485       6303   37.786225  -79.988817     6303    3195      5.67163624426  3</text:p>
          </table:table-cell>
        </table:table-row>
        <table:table-row table:style-name="ro2">
          <table:table-cell table:style-name="ce21" office:value-type="string">
            <text:p>VACovington (city)                   State Police: Covington                                                                                                                               5158019728Covington                                                                                                                470000000State of Virginia                                                0                            C7                                                         91020Covington                                           VA106SPVA106SP00       45                   10        0        0        0        05 0N112879              37.786225  -79.988817     6303    3195      5.67163624426  1</text:p>
          </table:table-cell>
        </table:table-row>
        <table:table-row table:style-name="ro2">
          <table:table-cell table:style-name="ce21" office:value-type="string">
            <text:p>VADanville (city)                    Danville Sheriff Office                                                                                                                               5159021344Danville                                            1950Danville</text:p>
          </table:table-cell>
          <table:table-cell table:style-name="ce21" office:value-type="string">
            <text:p>Virginia                                               472109001Danville City                                                    247210900102101001           C7                                                         91108Danville                                            VA10701                                                                                           48411   36.587238  -79.404404    48411   23108     43.06096724540432</text:p>
          </table:table-cell>
        </table:table-row>
        <table:table-row table:style-name="ro2">
          <table:table-cell table:style-name="ce21" office:value-type="string">
            <text:p>VADanville (city)                    Danville                                                                                                                                              5159021344Danville                                            1950Danville</text:p>
          </table:table-cell>
          <table:table-cell table:style-name="ce21" office:value-type="string">
            <text:p>Virginia                                               472109001Danville City                                                    247210900102601003           C7                                                         91108Danville                                            VA10700VA1070000       45          201       7    47040    47040        0        0518Y111188      48411   36.587238  -79.404404    48411   23108     43.06096724540433</text:p>
          </table:table-cell>
        </table:table-row>
        <table:table-row table:style-name="ro2">
          <table:table-cell table:style-name="ce21" office:value-type="string">
            <text:p>VADanville (city)                    State Police: Danville                                                                                                                                5159021344Danville                                            1950Danville</text:p>
          </table:table-cell>
          <table:table-cell table:style-name="ce21" office:value-type="string">
            <text:p>Virginia                                               470000000State of Virginia                                                0                            C7                                                         91108Danville                                            VA107SPVA107SP00       45          201      10        0        0        0        05 0N112879              36.587238  -79.404404    48411   23108     43.06096724540431</text:p>
          </table:table-cell>
        </table:table-row>
        <table:table-row table:style-name="ro2">
          <table:table-cell table:style-name="ce21" office:value-type="string">
            <text:p>VAEmporia (city)                     Emporia Sheriff Office                                                                                                                                5159525808Emporia                                                                                                                  472137801Emporia City                                                     247213780102201001           C7                                                         93491Emporia                                             VA04002                                                                                            5665   36.693018  -77.538090     5665    2412      6.89293323847  2</text:p>
          </table:table-cell>
        </table:table-row>
        <table:table-row table:style-name="ro2">
          <table:table-cell table:style-name="ce21" office:value-type="string">
            <text:p>VAEmporia (city)                     State Police: Emporia                                                                                                                                 5159525808Emporia                                                                                                                  470000000State of Virginia                                                0                            C7                                                         93491Emporia                                             VA040S1VA040S100       45                   10        0        0        0        05 0N112879              36.693018  -77.538090     5665    2412      6.89293323847  1</text:p>
          </table:table-cell>
        </table:table-row>
        <table:table-row table:style-name="ro2">
          <table:table-cell table:style-name="ce21" office:value-type="string">
            <text:p>VAEmporia (city)                     Emporia                                                                                                                                               5159525808Emporia                                                                                                                  472137801Emporia City                                                     247213780102601003           C7                                                         93491Emporia                                             VA04001VA0400100       45                    9     5756     5756        0        0518N 71082       5665   36.693018  -77.538090     5665    2412      6.89293323847  3</text:p>
          </table:table-cell>
        </table:table-row>
        <table:table-row table:style-name="ro2">
          <table:table-cell table:style-name="ce21" office:value-type="string">
            <text:p>VAFairfax (city)                     Fairfax City                                                                                                                                          5160026496Fairfax                                             8840Washington</text:p>
          </table:table-cell>
          <table:table-cell table:style-name="ce21" office:value-type="string">
            <text:p>District of Columbia-Maryland-Virginia-West Virginia 472110501Fairfax City                                                     247211050102601003           C7                                                         93507Fairfax                                             VA10750VA1075000       45          933       8    22380    22380        0        0518N 60488      21498   38.852612  -77.304377    21498    8204      6.31012022030393</text:p>
          </table:table-cell>
        </table:table-row>
        <table:table-row table:style-name="ro2">
          <table:table-cell table:style-name="ce21" office:value-type="string">
            <text:p>VAFairfax (city)                     George Mason University                                                                                                                               5160026496Fairfax                                             8840Washington</text:p>
          </table:table-cell>
          <table:table-cell table:style-name="ce21" office:value-type="string">
            <text:p>District of Columbia-Maryland-Virginia-West Virginia 470000000State of Virginia                                                047000000002015006 2         C7                                                         93507Fairfax                                             VA02904VA0290400       45  30      933      10        0        0        0        05 0N112384 8888888888   38.852612  -77.304377    21498    8204      6.31012022030393</text:p>
          </table:table-cell>
        </table:table-row>
        <table:table-row table:style-name="ro2">
          <table:table-cell table:style-name="ce21" office:value-type="string">
            <text:p>VAFairfax (city)                     State Police: Fairfax City                                                                                                                            5160026496Fairfax                                             8840Washington</text:p>
          </table:table-cell>
          <table:table-cell table:style-name="ce21" office:value-type="string">
            <text:p>District of Columbia-Maryland-Virginia-West Virginia 470000000State of Virginia                                                0                            C7                                                         93507Fairfax                                             VA1075SVA1075S00       45          933      10        0        0        0        05 0N 61887              38.852612  -77.304377    21498    8204      6.31012022030391</text:p>
          </table:table-cell>
        </table:table-row>
        <table:table-row table:style-name="ro2">
          <table:table-cell table:style-name="ce21" office:value-type="string">
            <text:p>VAFalls Church (city)                Falls Church Sheriff Office                                                                                                                           5161027200Falls Church                                        8840Washington</text:p>
          </table:table-cell>
          <table:table-cell table:style-name="ce21" office:value-type="string">
            <text:p>District of Columbia-Maryland-Virginia-West Virginia 472111001Falls Church City                                                247211100102201001           C7                                                         93531Falls Church                                        VA10801                                                                                           10377   38.884481  -77.176155    10377    4725      1.98572822040462</text:p>
          </table:table-cell>
        </table:table-row>
        <table:table-row table:style-name="ro2">
          <table:table-cell table:style-name="ce21" office:value-type="string">
            <text:p>VAFalls Church (city)                Falls Church                                                                                                                                          5161027200Falls Church                                        8840Washington</text:p>
          </table:table-cell>
          <table:table-cell table:style-name="ce21" office:value-type="string">
            <text:p>District of Columbia-Maryland-Virginia-West Virginia 472111001Falls Church City                                                247211100102602003           C7                                                         93531Falls Church                                        VA10800VA1080000       45          933       8    10937    10937        0        0518N 71082      10377   38.884481  -77.176155    10377    4725      1.98572822040463</text:p>
          </table:table-cell>
        </table:table-row>
        <table:table-row table:style-name="ro2">
          <table:table-cell table:style-name="ce21" office:value-type="string">
            <text:p>VAFalls Church (city)                State Police: Falls Church                                                                                                                            5161027200Falls Church                                        8840Washington</text:p>
          </table:table-cell>
          <table:table-cell table:style-name="ce21" office:value-type="string">
            <text:p>District of Columbia-Maryland-Virginia-West Virginia 470000000State of Virginia                                                0                            C7                                                         93531Falls Church                                        VA108SPVA108SP00       45          933      10        0        0        0        05 0N112879              38.884481  -77.176155    10377    4725      1.98572822040461</text:p>
          </table:table-cell>
        </table:table-row>
        <table:table-row table:style-name="ro2">
          <table:table-cell table:style-name="ce21" office:value-type="string">
            <text:p>VAFranklin (city)                    Franklin                                                                                                                                              5162029600Franklin                                                                                                                 472112701Franklin City                                                    247211270102601003           C7                                                         93643Franklin                                            VA10850VA1085000       45                    9     8593     8593        0        05  N101795       8346   36.674954  -76.930799     8346    3767      8.35272223851  3</text:p>
          </table:table-cell>
        </table:table-row>
        <table:table-row table:style-name="ro2">
          <table:table-cell table:style-name="ce21" office:value-type="string">
            <text:p>VAFranklin (city)                    Franklin State Police                                                                                                                                 5162029600Franklin                                                                                                                 470000000State of Virginia                                                0                            C7                                                         93643Franklin                                            VA087S1VA087S100VA1085S45                   15        0        0        0        05  N101700              36.674954  -76.930799     8346    3767      8.35272223851  1</text:p>
          </table:table-cell>
        </table:table-row>
        <table:table-row table:style-name="ro2">
          <table:table-cell table:style-name="ce21" office:value-type="string">
            <text:p>VAFranklin (city)                    Franklin                                                                                                                                              5162029600Franklin                                                                                                                 472112701Franklin City                                                    2                            C7                                                         93643Franklin                                            VA08701VA0870100VA1085045                   10        0        0        0        05  N101700              36.674954  -76.930799     8346    3767      8.35272223851  1</text:p>
          </table:table-cell>
        </table:table-row>
        <table:table-row table:style-name="ro2">
          <table:table-cell table:style-name="ce21" office:value-type="string">
            <text:p>VAFranklin (city)                    State Police: Franklin                                                                                                                                5162029600Franklin                                                                                                                 470000000State of Virginia                                                0                            C7                                                         93643Franklin                                            VA1085SVA1085S00       45                   10        0        0        0        05  N101795              36.674954  -76.930799     8346    3767      8.35272223851  1</text:p>
          </table:table-cell>
        </table:table-row>
        <table:table-row table:style-name="ro2">
          <table:table-cell table:style-name="ce21" office:value-type="string">
            <text:p>VAFredericksburg (city)              Mary Washington College                                                                                                                               5163029744Fredericksburg                                      8840Washington</text:p>
          </table:table-cell>
          <table:table-cell table:style-name="ce21" office:value-type="string">
            <text:p>District of Columbia-Maryland-Virginia-West Virginia 470000000State of Virginia                                                047000000002027006 2         C7                                                         93651Fredericksburg                                      VA10901VA1090100       45          933      10        0        0        0        05 0N 80489 8888888888   38.301829  -77.470778    19279    8888     10.51773822401 53</text:p>
          </table:table-cell>
        </table:table-row>
        <table:table-row table:style-name="ro2">
          <table:table-cell table:style-name="ce21" office:value-type="string">
            <text:p>VAFredericksburg (city)              State Police: Fredericksburg                                                                                                                          5163029744Fredericksburg                                      8840Washington</text:p>
          </table:table-cell>
          <table:table-cell table:style-name="ce21" office:value-type="string">
            <text:p>District of Columbia-Maryland-Virginia-West Virginia 470000000State of Virginia                                                0                            C7                                                         93651Fredericksburg                                      VA109SPVA109SP00       45          933      10        0        0        0        05 0N112879              38.301829  -77.470778    19279    8888     10.51773822401 51</text:p>
          </table:table-cell>
        </table:table-row>
        <table:table-row table:style-name="ro2">
          <table:table-cell table:style-name="ce21" office:value-type="string">
            <text:p>VAFredericksburg (city)              Fredericksburg                                                                                                                                        5163029744Fredericksburg                                      8840Washington</text:p>
          </table:table-cell>
          <table:table-cell table:style-name="ce21" office:value-type="string">
            <text:p>District of Columbia-Maryland-Virginia-West Virginia 472113001Fredericksburg City                                              247211300102601003           C7                                                         93651Fredericksburg                                      VA10900VA1090000       45          933       8    20753    20753        0        0518N 71082      19279   38.301829  -77.470778    19279    8888     10.51773822401 53</text:p>
          </table:table-cell>
        </table:table-row>
        <table:table-row table:style-name="ro2">
          <table:table-cell table:style-name="ce21" office:value-type="string">
            <text:p>VAFredericksburg (city)              Fredericksburg Sheriff Office                                                                                                                         5163029744Fredericksburg                                      8840Washington</text:p>
          </table:table-cell>
          <table:table-cell table:style-name="ce21" office:value-type="string">
            <text:p>District of Columbia-Maryland-Virginia-West Virginia 472113001Fredericksburg City                                              247211300102101001           C7                                                         93651Fredericksburg                                      VA10902                                                                                           19279   38.301829  -77.470778    19279    8888     10.51773822401 52</text:p>
          </table:table-cell>
        </table:table-row>
        <table:table-row table:style-name="ro2">
          <table:table-cell table:style-name="ce21" office:value-type="string">
            <text:p>VAGalax (city)                       Galax                                                                                                                                                 5164030208Galax                                                                                                                    472114001Galax City                                                       247211400102601003           C7                                                         93675Galax                                               VA11000VA1100000       45                    9     6753     6753        0        0518N111188       6837   36.664675  -80.920275     6837    3217      8.22827824333  3</text:p>
          </table:table-cell>
        </table:table-row>
        <table:table-row table:style-name="ro2">
          <table:table-cell table:style-name="ce21" office:value-type="string">
            <text:p>VAGalax (city)                       State Police: Galax                                                                                                                                   5164030208Galax                                                                                                                    470000000State of Virginia                                                0                            C7                                                         93675Galax                                               VA110SPVA110SP00       45                   10        0        0        0        05 0N112879              36.664675  -80.920275     6837    3217      8.22827824333  1</text:p>
          </table:table-cell>
        </table:table-row>
        <table:table-row table:style-name="ro2">
          <table:table-cell table:style-name="ce21" office:value-type="string">
            <text:p>VAHampton (city)                     Hampton Sheriff Office                                                                                                                                5165035000Hampton                                             5720Norfolk-Virginia Beach-Newport News</text:p>
          </table:table-cell>
          <table:table-cell table:style-name="ce21" office:value-type="string">
            <text:p>Virginia-North              472115001Hampton City                                                     247211500102101001           C7                                                         93827Hampton                                             VA11102                                                                                          146437   37.034946  -76.360126   146437   57311     51.78130723660702</text:p>
          </table:table-cell>
        </table:table-row>
        <table:table-row table:style-name="ro2">
          <table:table-cell table:style-name="ce21" office:value-type="string">
            <text:p>VAHampton (city)                     Thomas Nelson Community College                                                                                                                       5165035000Hampton                                             5720Norfolk-Virginia Beach-Newport News</text:p>
          </table:table-cell>
          <table:table-cell table:style-name="ce21" office:value-type="string">
            <text:p>Virginia-North              470000000State of Virginia                                                047000000002017006 2         C7                                                         93827Hampton                                             VA11103VA1110300       45          928      10        0        0        0        05 0N112384 8888888888   37.034946  -76.360126   146437   57311     51.78130723660703</text:p>
          </table:table-cell>
        </table:table-row>
        <table:table-row table:style-name="ro2">
          <table:table-cell table:style-name="ce21" office:value-type="string">
            <text:p>VAHampton (city)                     Hampton University                                                                                                                                    5165035000Hampton                                             5720Norfolk-Virginia Beach-Newport News</text:p>
          </table:table-cell>
          <table:table-cell table:style-name="ce21" office:value-type="string">
            <text:p>Virginia-North              470000000State of Virginia                                                0                  2         C7                                                         93827Hampton                                             VA11104VA1110400       45          928      10        0        0        0        05  N 21192              37.034946  -76.360126   146437   57311     51.78130723660701</text:p>
          </table:table-cell>
        </table:table-row>
        <table:table-row table:style-name="ro2">
          <table:table-cell table:style-name="ce21" office:value-type="string">
            <text:p>VAHampton (city)                     State Police: Hampton                                                                                                                                 5165035000Hampton                                             5720Norfolk-Virginia Beach-Newport News</text:p>
          </table:table-cell>
          <table:table-cell table:style-name="ce21" office:value-type="string">
            <text:p>Virginia-North              470000000State of Virginia                                                0                            C7                                                         93827Hampton                                             VA111SPVA111SP00       45          928      10        0        0        0        05 0N 22284              37.034946  -76.360126   146437   57311     51.78130723660701</text:p>
          </table:table-cell>
        </table:table-row>
        <table:table-row table:style-name="ro2">
          <table:table-cell table:style-name="ce21" office:value-type="string">
            <text:p>VAHampton (city)                     Hampton                                                                                                                                               5165035000Hampton                                             5720Norfolk-Virginia Beach-Newport News</text:p>
          </table:table-cell>
          <table:table-cell table:style-name="ce21" office:value-type="string">
            <text:p>Virginia-North              472115001Hampton City                                                     247211500102601003           C7                                                         93827Hampton                                             VA11100VA1110000       45          928       5   148057   148057        0        0518Y 22284     146437   37.034946  -76.360126   146437   57311     51.78130723660703</text:p>
          </table:table-cell>
        </table:table-row>
        <table:table-row table:style-name="ro2">
          <table:table-cell table:style-name="ce21" office:value-type="string">
            <text:p>VAHarrisonburg (city)                James Madison University                                                                                                                              5166035624Harrisonburg                                                                                                             470000000State of Virginia                                                047000000002014006 2         C7                                                         93859Harrisonburg                                        VA08206VA0820600       45  83      347      10        0        0        0        05 0N100485 8888888888   38.443279  -78.872759    40468   13689     17.56130722801  3</text:p>
          </table:table-cell>
        </table:table-row>
        <table:table-row table:style-name="ro2">
          <table:table-cell table:style-name="ce21" office:value-type="string">
            <text:p>VAHarrisonburg (city)                Harrisonburg                                                                                                                                          5166035624Harrisonburg                                                                                                             472116001Harrisonburg City                                                247211600102601003           C7                                                         93859Harrisonburg                                        VA11200VA1120000       45          347       7    41659    41659        0        0518Y 71082      40468   38.443279  -78.872759    40468   13689     17.56130722801  3</text:p>
          </table:table-cell>
        </table:table-row>
        <table:table-row table:style-name="ro2">
          <table:table-cell table:style-name="ce21" office:value-type="string">
            <text:p>VAHarrisonburg (city)                State Police: Harrisonburg                                                                                                                            5166035624Harrisonburg                                                                                                             470000000State of Virginia                                                0                            C7                                                         93859Harrisonburg                                        VA112SPVA112SP00       45          347      10        0        0        0        05 0N112879              38.443279  -78.872759    40468   13689     17.56130722801  1</text:p>
          </table:table-cell>
        </table:table-row>
        <table:table-row table:style-name="ro2">
          <table:table-cell table:style-name="ce21" office:value-type="string">
            <text:p>VAHopewell (city)                    Hopewell Sheriff Office                                                                                                                               5167038424Hopewell                                            6760Richmond-Petersburg</text:p>
          </table:table-cell>
          <table:table-cell table:style-name="ce21" office:value-type="string">
            <text:p>Virginia                                    472117001Hopewell City                                                    247211700102201001           C7                                                         93915Hopewell                                            VA11301                                                                                           22354   37.290399  -77.303371    22354    9749     10.24334623860  2</text:p>
          </table:table-cell>
        </table:table-row>
        <table:table-row table:style-name="ro2">
          <table:table-cell table:style-name="ce21" office:value-type="string">
            <text:p>VAHopewell (city)                    State Police: Hopewell                                                                                                                                5167038424Hopewell                                            6760Richmond-Petersburg</text:p>
          </table:table-cell>
          <table:table-cell table:style-name="ce21" office:value-type="string">
            <text:p>Virginia                                    470000000State of Virginia                                                0                            C7                                                         93915Hopewell                                            VA113SPVA113SP00       45          722      10        0        0        0        05 0N 22284              37.290399  -77.303371    22354    9749     10.24334623860  1</text:p>
          </table:table-cell>
        </table:table-row>
        <table:table-row table:style-name="ro2">
          <table:table-cell table:style-name="ce21" office:value-type="string">
            <text:p>VAHopewell (city)                    Hopewell                                                                                                                                              5167038424Hopewell                                            6760Richmond-Petersburg</text:p>
          </table:table-cell>
          <table:table-cell table:style-name="ce21" office:value-type="string">
            <text:p>Virginia                                    472117001Hopewell City                                                    247211700102601003           C7                                                         93915Hopewell                                            VA11300VA1130000       45          722       8    22692    22692        0        0518N100485      22354   37.290399  -77.303371    22354    9749     10.24334623860  3</text:p>
          </table:table-cell>
        </table:table-row>
        <table:table-row table:style-name="ro2">
          <table:table-cell table:style-name="ce21" office:value-type="string">
            <text:p>VALexington (city)                   Virginia Military Institute                                                                                                                           5167845512Lexington                                                                                                                470000000State of Virginia                                                0                  2         C7                                                         94275Lexington                                           VA08103VA0810300       45  82               10        0        0        0        05  N110399              37.782938  -79.445198     6867    2376      2.49366224450  1</text:p>
          </table:table-cell>
        </table:table-row>
        <table:table-row table:style-name="ro2">
          <table:table-cell table:style-name="ce21" office:value-type="string">
            <text:p>VALexington (city)                   Virginia Military Institute                                                                                                                           5167845512Lexington                                                                                                                470000000State of Virginia                                                047000000002020006 2         C7                                                         94275Lexington                                           VA13600VA1360000VA0810345                   10        0        0        0        05  N 71801 8888888888   37.782938  -79.445198     6867    2376      2.49366224450  3</text:p>
          </table:table-cell>
        </table:table-row>
        <table:table-row table:style-name="ro2">
          <table:table-cell table:style-name="ce21" office:value-type="string">
            <text:p>VALexington (city)                   State Police: Lexington                                                                                                                               5167845512Lexington                                                                                                                470000000State of Virginia                                                0                            C7                                                         94275Lexington                                           VA081S2VA081S200       45                   10        0        0        0        05 0N112879              37.782938  -79.445198     6867    2376      2.49366224450  1</text:p>
          </table:table-cell>
        </table:table-row>
        <table:table-row table:style-name="ro2">
          <table:table-cell table:style-name="ce21" office:value-type="string">
            <text:p>VALexington (city)                   Lexington                                                                                                                                             5167845512Lexington                                                                                                                472118701Lexington City                                                   247211870102601003           C7                                                         94275Lexington                                           VA08102VA0810200       45                    9     7010     7010        0        0518N 71082       6867   37.782938  -79.445198     6867    2376      2.49366224450  3</text:p>
          </table:table-cell>
        </table:table-row>
        <table:table-row table:style-name="ro2">
          <table:table-cell table:style-name="ce21" office:value-type="string">
            <text:p>VALynchburg (city)                   Lynchburg                                                                                                                                             5168047672Lynchburg                                           4640Lynchburg</text:p>
          </table:table-cell>
          <table:table-cell table:style-name="ce21" office:value-type="string">
            <text:p>Virginia                                              472119001Lynchburg City                                                   247211900102601003           C7                                                         94403Lynchburg                                           VA11400VA1140000       45          496       6    65869    65869        0        0518Y 71082      65269   37.403672  -79.170205    65269   27640     49.39086224501 63</text:p>
          </table:table-cell>
        </table:table-row>
        <table:table-row table:style-name="ro2">
          <table:table-cell table:style-name="ce21" office:value-type="string">
            <text:p>VALynchburg (city)                   Central Virginia Training Center                                                                                                                      5168047672Lynchburg                                           4640Lynchburg</text:p>
          </table:table-cell>
          <table:table-cell table:style-name="ce21" office:value-type="string">
            <text:p>Virginia                                              470000000State of Virginia                                                0                            C7                                                         94403Lynchburg                                           VA00502VA0050200VA0050045   5      496      10        0        0        0        05 0N 10489              37.403672  -79.170205    65269   27640     49.39086224501 61</text:p>
          </table:table-cell>
        </table:table-row>
        <table:table-row table:style-name="ro2">
          <table:table-cell table:style-name="ce21" office:value-type="string">
            <text:p>VALynchburg (city)                   State Police: Lynchburg                                                                                                                               5168047672Lynchburg                                           4640Lynchburg</text:p>
          </table:table-cell>
          <table:table-cell table:style-name="ce21" office:value-type="string">
            <text:p>Virginia                                              470000000State of Virginia                                                0                            C7                                                         94403Lynchburg                                           VA114SPVA114SP00       45          496      10        0        0        0        05 0N112879              37.403672  -79.170205    65269   27640     49.39086224501 61</text:p>
          </table:table-cell>
        </table:table-row>
        <table:table-row table:style-name="ro2">
          <table:table-cell table:style-name="ce21" office:value-type="string">
            <text:p>VALynchburg (city)                   Central Virginia Community College Police                                                                                                             5168047672Lynchburg                                           4640Lynchburg</text:p>
          </table:table-cell>
          <table:table-cell table:style-name="ce21" office:value-type="string">
            <text:p>Virginia                                              470000000State of Virginia                                                047000000002032006 2         C7                                                         94403Lynchburg                                                                                                                                        8888888888   37.403672  -79.170205    65269   27640     49.39086224501 62</text:p>
          </table:table-cell>
        </table:table-row>
        <table:table-row table:style-name="ro2">
          <table:table-cell table:style-name="ce21" office:value-type="string">
            <text:p>VALynchburg (city)                   Lynchburg Sheriff Office                                                                                                                              5168047672Lynchburg                                           4640Lynchburg</text:p>
          </table:table-cell>
          <table:table-cell table:style-name="ce21" office:value-type="string">
            <text:p>Virginia                                              472119001Lynchburg City                                                   247211900102101001           C7                                                         94403Lynchburg                                           VA11401                                                                                           65269   37.403672  -79.170205    65269   27640     49.39086224501 62</text:p>
          </table:table-cell>
        </table:table-row>
        <table:table-row table:style-name="ro2">
          <table:table-cell table:style-name="ce21" office:value-type="string">
            <text:p>VAManassas (city)                    Manassas                                                                                                                                              5168348952Manassas                                            8840Washington</text:p>
          </table:table-cell>
          <table:table-cell table:style-name="ce21" office:value-type="string">
            <text:p>District of Columbia-Maryland-Virginia-West Virginia 472140901Manassas City                                                    247214090102601003           C7                                                         94474Manassas                                            VA07501VA0750100       45          933       7    38158    38158        0        0518N 71082      35135   38.751415  -77.476396    35135   12114      9.93361920108103</text:p>
          </table:table-cell>
        </table:table-row>
        <table:table-row table:style-name="ro2">
          <table:table-cell table:style-name="ce21" office:value-type="string">
            <text:p>VAManassas (city)                    State Police: Manassas                                                                                                                                5168348952Manassas                                            8840Washington</text:p>
          </table:table-cell>
          <table:table-cell table:style-name="ce21" office:value-type="string">
            <text:p>District of Columbia-Maryland-Virginia-West Virginia 470000000State of Virginia                                                0                            C7                                                         94474Manassas                                            VA075S1VA075S100       45          933      10        0        0        0        05 0N112879              38.751415  -77.476396    35135   12114      9.93361920108101</text:p>
          </table:table-cell>
        </table:table-row>
        <table:table-row table:style-name="ro2">
          <table:table-cell table:style-name="ce21" office:value-type="string">
            <text:p>VAManassas Park (city)               Manassas Park                                                                                                                                         5168548968Manassas Park                                       8840Washington</text:p>
          </table:table-cell>
          <table:table-cell table:style-name="ce21" office:value-type="string">
            <text:p>District of Columbia-Maryland-Virginia-West Virginia 472141901Manassas Park City                                               247214190102601003           C7                                                         94476Manassas Park                                       VA07502VA0750200       45          933       8    11685    11685        0        0518N122090      10290   38.773564  -77.453542    10290    3365      2.49211120111133</text:p>
          </table:table-cell>
        </table:table-row>
        <table:table-row table:style-name="ro2">
          <table:table-cell table:style-name="ce21" office:value-type="string">
            <text:p>VAManassas Park (city)               State Police: Manassas Park                                                                                                                           5168548968Manassas Park                                       8840Washington</text:p>
          </table:table-cell>
          <table:table-cell table:style-name="ce21" office:value-type="string">
            <text:p>District of Columbia-Maryland-Virginia-West Virginia 470000000State of Virginia                                                0                            C7                                                         94476Manassas Park                                       VA075S2VA075S200       45          933      10        0        0        0        05 0N121689              38.773564  -77.453542    10290    3365      2.49211120111131</text:p>
          </table:table-cell>
        </table:table-row>
        <table:table-row table:style-name="ro2">
          <table:table-cell table:style-name="ce21" office:value-type="string">
            <text:p>VAMartinsville (city)                Martinsville                                                                                                                                          5169049784Martinsville                                                                                                             472120001Martinsville City                                                247212000102601003           C7                                                         94537Martinsville                                        VA11500VA1150000       45                    8    15256    15256        0        0518N100485      15416   36.686143  -79.869171    15416    7249     10.95573024112  3</text:p>
          </table:table-cell>
        </table:table-row>
        <table:table-row table:style-name="ro2">
          <table:table-cell table:style-name="ce21" office:value-type="string">
            <text:p>VAMartinsville (city)                Martinsville Sheriff Office                                                                                                                           5169049784Martinsville                                                                                                             472120001Martinsville City                                                247212000102201001           C7                                                         94537Martinsville                                        VA11501                                                                                           15416   36.686143  -79.869171    15416    7249     10.95573024112  2</text:p>
          </table:table-cell>
        </table:table-row>
        <table:table-row table:style-name="ro2">
          <table:table-cell table:style-name="ce21" office:value-type="string">
            <text:p>VAMartinsville (city)                State Police: Martinsville                                                                                                                            5169049784Martinsville                                                                                                             470000000State of Virginia                                                0                            C7                                                         94537Martinsville                                        VA115SPVA115SP00       45                   10        0        0        0        05 0N112879              36.686143  -79.869171    15416    7249     10.95573024112  1</text:p>
          </table:table-cell>
        </table:table-row>
        <table:table-row table:style-name="ro2">
          <table:table-cell table:style-name="ce21" office:value-type="string">
            <text:p>VANewport News (city)                Virginia Port Authority-Newport News                                                                                                                  5170056000Newport News                                        5720Norfolk-Virginia Beach-Newport News</text:p>
          </table:table-cell>
          <table:table-cell table:style-name="ce21" office:value-type="string">
            <text:p>Virginia-North              470000000State of Virginia                                                0                            C7                                                         94851Newport News                                        VA11603VA1160300VA1300545          928      10        0        0        0        05 0N121388              37.071046  -76.484557   180150   74117     68.29415523601121</text:p>
          </table:table-cell>
        </table:table-row>
        <table:table-row table:style-name="ro2">
          <table:table-cell table:style-name="ce21" office:value-type="string">
            <text:p>VANewport News (city)                State Police: Newport News                                                                                                                            5170056000Newport News                                        5720Norfolk-Virginia Beach-Newport News</text:p>
          </table:table-cell>
          <table:table-cell table:style-name="ce21" office:value-type="string">
            <text:p>Virginia-North              470000000State of Virginia                                                0                            C7                                                         94851Newport News                                        VA116SPVA116SP00       45          928      10        0        0        0        05 0N112879              37.071046  -76.484557   180150   74117     68.29415523601121</text:p>
          </table:table-cell>
        </table:table-row>
        <table:table-row table:style-name="ro2">
          <table:table-cell table:style-name="ce21" office:value-type="string">
            <text:p>VANewport News (city)                Christopher Newport University                                                                                                                        5170056000Newport News                                        5720Norfolk-Virginia Beach-Newport News</text:p>
          </table:table-cell>
          <table:table-cell table:style-name="ce21" office:value-type="string">
            <text:p>Virginia-North              470000000State of Virginia                                                047000000002046006 2         C7                                                         94851Newport News                                        VA11604VA1160400       45          928      10        0        0        0        05 0N 91290 8888888888   37.071046  -76.484557   180150   74117     68.29415523601123</text:p>
          </table:table-cell>
        </table:table-row>
        <table:table-row table:style-name="ro2">
          <table:table-cell table:style-name="ce21" office:value-type="string">
            <text:p>VANewport News (city)                Newport News Sheriff Office                                                                                                                           5170056000Newport News                                        5720Norfolk-Virginia Beach-Newport News</text:p>
          </table:table-cell>
          <table:table-cell table:style-name="ce21" office:value-type="string">
            <text:p>Virginia-North              472121001Newport News City                                                247212100102101001           C7                                                         94851Newport News                                        VA11602                                                                                          180150   37.071046  -76.484557   180150   74117     68.29415523601122</text:p>
          </table:table-cell>
        </table:table-row>
        <table:table-row table:style-name="ro2">
          <table:table-cell table:style-name="ce21" office:value-type="string">
            <text:p>VANewport News (city)                Newport News Department of Parks and Recreation                                                                                                       5170056000Newport News                                        5720Norfolk-Virginia Beach-Newport News</text:p>
          </table:table-cell>
          <table:table-cell table:style-name="ce21" office:value-type="string">
            <text:p>Virginia-North              472121001Newport News City                                                247212100102001006           C7                                                         94851Newport News                                        VA11606                                                                                      8888888888   37.071046  -76.484557   180150   74117     68.29415523601122</text:p>
          </table:table-cell>
        </table:table-row>
        <table:table-row table:style-name="ro2">
          <table:table-cell table:style-name="ce21" office:value-type="string">
            <text:p>VANewport News (city)                Deer Park Ranger Station (Area 1 Constable)                                                                                                           5170056000Newport News                                        5720Norfolk-Virginia Beach-Newport News</text:p>
          </table:table-cell>
          <table:table-cell table:style-name="ce21" office:value-type="string">
            <text:p>Virginia-North              472121001Newport News City                                                247212100102002006           C7                                                         94851Newport News                                        VA11601                                                                                          180150   37.071046  -76.484557   180150   74117     68.29415523601122</text:p>
          </table:table-cell>
        </table:table-row>
        <table:table-row table:style-name="ro2">
          <table:table-cell table:style-name="ce21" office:value-type="string">
            <text:p>VANewport News (city)                Newport News                                                                                                                                          5170056000Newport News                                        5720Norfolk-Virginia Beach-Newport News</text:p>
          </table:table-cell>
          <table:table-cell table:style-name="ce21" office:value-type="string">
            <text:p>Virginia-North              472121001Newport News City                                                247212100102602003           C7                                                         94851Newport News                                        VA11600VA1160000       45          928       5   184538   184538        0        0518Y 22284     180150   37.071046  -76.484557   180150   74117     68.29415523601123</text:p>
          </table:table-cell>
        </table:table-row>
        <table:table-row table:style-name="ro2">
          <table:table-cell table:style-name="ce21" office:value-type="string">
            <text:p>VANorfolk (city)                     Old Dominion University                                                                                                                               51710  676Albemarle                                           5720Norfolk-Virginia Beach-Newport News</text:p>
          </table:table-cell>
          <table:table-cell table:style-name="ce21" office:value-type="string">
            <text:p>Virginia-North              470000000State of Virginia                                                047000000002006006 2         U457000Norfolk                                                                                                      VA13007VA1300700       45          928      10        0        0        0        05 0N 80489 8888888888                                                              3</text:p>
          </table:table-cell>
        </table:table-row>
        <table:table-row table:style-name="ro2">
          <table:table-cell table:style-name="ce21" office:value-type="string">
            <text:p>VANorfolk (city)                     Norfolk State University                                                                                                                              5171057000Norfolk                                             5720Norfolk-Virginia Beach-Newport News</text:p>
          </table:table-cell>
          <table:table-cell table:style-name="ce21" office:value-type="string">
            <text:p>Virginia-North              470000000State of Virginia                                                047000000002009006 2         C7                                                         94875Norfolk                                             VA11704VA1170400       45          928      10        0        0        0        05 0N 91290 8888888888   36.885747  -76.259900   234403   94416     53.72808923501933</text:p>
          </table:table-cell>
        </table:table-row>
        <table:table-row table:style-name="ro2">
          <table:table-cell table:style-name="ce21" office:value-type="string">
            <text:p>VANorfolk (city)                     Norfolk Airport Authority                                                                                                                             5171057000Norfolk                                             5720Norfolk-Virginia Beach-Newport News</text:p>
          </table:table-cell>
          <table:table-cell table:style-name="ce21" office:value-type="string">
            <text:p>Virginia-North              472122001Norfolk City                                                     247212200102003006 1         C7                                                         94875Norfolk                                             VA13009VA1300900       45          928      10        0        0        0        05  N110399 8888888888   36.885747  -76.259900   234403   94416     53.72808923501933</text:p>
          </table:table-cell>
        </table:table-row>
        <table:table-row table:style-name="ro2">
          <table:table-cell table:style-name="ce21" office:value-type="string">
            <text:p>VANorfolk (city)                     Port Auth</text:p>
          </table:table-cell>
          <table:table-cell table:style-name="ce21" office:value-type="string">
            <text:p>Norfolk                                                                                                                                    5171057000Norfolk                                             5720Norfolk-Virginia Beach-Newport News</text:p>
          </table:table-cell>
          <table:table-cell table:style-name="ce21" office:value-type="string">
            <text:p>Virginia-North              470000000State of Virginia                                                047000000002037006           C7                                                         94875Norfolk                                             VA13005VA1300500       45          928      10        0        0        0        05 0N 60789 8888888888   36.885747  -76.259900   234403   94416     53.72808923501933</text:p>
          </table:table-cell>
        </table:table-row>
        <table:table-row table:style-name="ro2">
          <table:table-cell table:style-name="ce21" office:value-type="string">
            <text:p>VANorfolk (city)                     Elizabeth River Tunnel Commission                                                                                                                     5171057000Norfolk                                             5720Norfolk-Virginia Beach-Newport News</text:p>
          </table:table-cell>
          <table:table-cell table:style-name="ce21" office:value-type="string">
            <text:p>Virginia-North              470000000State of Virginia                                                0                            C7                                                         94875Norfolk                                             VA11701VA1170100VA1170045          928      10        0        0        0        05 0N 61887              36.885747  -76.259900   234403   94416     53.72808923501931</text:p>
          </table:table-cell>
        </table:table-row>
        <table:table-row table:style-name="ro2">
          <table:table-cell table:style-name="ce21" office:value-type="string">
            <text:p>VANorfolk (city)                     State Police: Norfolk                                                                                                                                 5171057000Norfolk                                             5720Norfolk-Virginia Beach-Newport News</text:p>
          </table:table-cell>
          <table:table-cell table:style-name="ce21" office:value-type="string">
            <text:p>Virginia-North              470000000State of Virginia                                                0                            C7                                                         94875Norfolk                                             VA117SPVA117SP00       45          928      10        0        0        0        05 0N112879              36.885747  -76.259900   234403   94416     53.72808923501931</text:p>
          </table:table-cell>
        </table:table-row>
        <table:table-row table:style-name="ro2">
          <table:table-cell table:style-name="ce21" office:value-type="string">
            <text:p>VANorfolk (city)                     Norfolk Sheriff Office                                                                                                                                5171057000Norfolk                                             5720Norfolk-Virginia Beach-Newport News</text:p>
          </table:table-cell>
          <table:table-cell table:style-name="ce21" office:value-type="string">
            <text:p>Virginia-North              472122001Norfolk City                                                     247212200102101001           C7                                                         94875Norfolk                                             VA11703                                                                                          234403   36.885747  -76.259900   234403   94416     53.72808923501932</text:p>
          </table:table-cell>
        </table:table-row>
        <table:table-row table:style-name="ro2">
          <table:table-cell table:style-name="ce21" office:value-type="string">
            <text:p>VANorfolk (city)                     Norfolk                                                                                                                                               5171057000Norfolk                                             5720Norfolk-Virginia Beach-Newport News</text:p>
          </table:table-cell>
          <table:table-cell table:style-name="ce21" office:value-type="string">
            <text:p>Virginia-North              472122001Norfolk City                                                     247212200102601003           C7                                                         94875Norfolk                                             VA11700VA1170000       45          928       5   241267   241267        0        0518Y 71082     234403   36.885747  -76.259900   234403   94416     53.72808923501933</text:p>
          </table:table-cell>
        </table:table-row>
        <table:table-row table:style-name="ro2">
          <table:table-cell table:style-name="ce21" office:value-type="string">
            <text:p>VANorton (city)                      Norton                                                                                                                                                5172057688Norton                                                                                                                   472123001Norton City                                                      247212300102601003           C7                                                         94931Norton                                              VA11800VA1180000       45                    9     3807     3807        0        0518N100485       3904   36.936805  -82.625146     3904    1946      7.52958524273  3</text:p>
          </table:table-cell>
        </table:table-row>
        <table:table-row table:style-name="ro2">
          <table:table-cell table:style-name="ce21" office:value-type="string">
            <text:p>VANorton (city)                      Norton Sheriff Office                                                                                                                                 5172057688Norton                                                                                                                   472123001Norton City                                                      247212300102201001           C7                                                         94931Norton                                              VA11801                                                                                            3904   36.936805  -82.625146     3904    1946      7.52958524273  2</text:p>
          </table:table-cell>
        </table:table-row>
        <table:table-row table:style-name="ro2">
          <table:table-cell table:style-name="ce21" office:value-type="string">
            <text:p>VANorton (city)                      State Police: Norton                                                                                                                                  5172057688Norton                                                                                                                   470000000State of Virginia                                                0                            C7                                                         94931Norton                                              VA118SPVA118SP00       45                   10        0        0        0        05 0N112879              36.936805  -82.625146     3904    1946      7.52958524273  1</text:p>
          </table:table-cell>
        </table:table-row>
        <table:table-row table:style-name="ro2">
          <table:table-cell table:style-name="ce21" office:value-type="string">
            <text:p>VAPetersburg (city)                  Petersburg                                                                                                                                            5173061832Petersburg                                          6760Richmond-Petersburg</text:p>
          </table:table-cell>
          <table:table-cell table:style-name="ce21" office:value-type="string">
            <text:p>Virginia                                    472124001Petersburg City                                                  247212400102601003           C7                                                         95035Petersburg                                          VA11900VA1190000       45          722       7    33230    33230        0        0518N122090      33740   37.212950  -77.400417    33740   15955     22.88078823801 53</text:p>
          </table:table-cell>
        </table:table-row>
        <table:table-row table:style-name="ro2">
          <table:table-cell table:style-name="ce21" office:value-type="string">
            <text:p>VAPetersburg (city)                  Southside Virginia Training Connecticut                                                                                                               5173061832Petersburg                                          6760Richmond-Petersburg</text:p>
          </table:table-cell>
          <table:table-cell table:style-name="ce21" office:value-type="string">
            <text:p>Virginia                                    470000000State of Virginia                                                0                            C7                                                         95035Petersburg                                          VA11903VA1190300       45          722      10        0        0        0        05  N 10700              37.212950  -77.400417    33740   15955     22.88078823801 51</text:p>
          </table:table-cell>
        </table:table-row>
        <table:table-row table:style-name="ro2">
          <table:table-cell table:style-name="ce21" office:value-type="string">
            <text:p>VAPetersburg (city)                  State Police: Petersburg                                                                                                                              5173061832Petersburg                                          6760Richmond-Petersburg</text:p>
          </table:table-cell>
          <table:table-cell table:style-name="ce21" office:value-type="string">
            <text:p>Virginia                                    470000000State of Virginia                                                0                            C7                                                         95035Petersburg                                          VA119SPVA119SP00       45          722      10        0        0        0        05 0N 22284              37.212950  -77.400417    33740   15955     22.88078823801 51</text:p>
          </table:table-cell>
        </table:table-row>
        <table:table-row table:style-name="ro2">
          <table:table-cell table:style-name="ce21" office:value-type="string">
            <text:p>VAPetersburg (city)                  Virginia State University                                                                                                                             5173061832Petersburg                                          6760Richmond-Petersburg</text:p>
          </table:table-cell>
          <table:table-cell table:style-name="ce21" office:value-type="string">
            <text:p>Virginia                                    470000000State of Virginia                                                047000000002028006 2         C7                                                         95035Petersburg                                          VA11902VA1190200       45          722      10        0        0        0        05 0N122090 8888888888   37.212950  -77.400417    33740   15955     22.88078823801 53</text:p>
          </table:table-cell>
        </table:table-row>
        <table:table-row table:style-name="ro2">
          <table:table-cell table:style-name="ce21" office:value-type="string">
            <text:p>VAPetersburg (city)                  Petersburg Sheriff Office                                                                                                                             5173061832Petersburg                                          6760Richmond-Petersburg</text:p>
          </table:table-cell>
          <table:table-cell table:style-name="ce21" office:value-type="string">
            <text:p>Virginia                                    472124001Petersburg City                                                  247212400102701001           C7                                                         95035Petersburg                                          VA11901                                                                                           33740   37.212950  -77.400417    33740   15955     22.88078823801 52</text:p>
          </table:table-cell>
        </table:table-row>
        <table:table-row table:style-name="ro2">
          <table:table-cell table:style-name="ce21" office:value-type="string">
            <text:p>VAPoquoson (city)                    State Police: Poquoson                                                                                                                                5173563768Poquoson                                            5720Norfolk-Virginia Beach-Newport News</text:p>
          </table:table-cell>
          <table:table-cell table:style-name="ce21" office:value-type="string">
            <text:p>Virginia-North              470000000State of Virginia                                                0                            C7                                                         95115Poquoson                                            VA098S1VA098S100       45          928      10        0        0        0        05 0N 22284              37.133153  -76.373881    11566    4300     15.51615323662  1</text:p>
          </table:table-cell>
        </table:table-row>
        <table:table-row table:style-name="ro2">
          <table:table-cell table:style-name="ce21" office:value-type="string">
            <text:p>VAPoquoson (city)                    Poquoson                                                                                                                                              5173563768Poquoson                                            5720Norfolk-Virginia Beach-Newport News</text:p>
          </table:table-cell>
          <table:table-cell table:style-name="ce21" office:value-type="string">
            <text:p>Virginia-North              472142901Poquoson City                                                    247214290102001003           C7                                                         95115Poquoson                                            VA09801VA0980100       45          928       8    11869    11869        0        05 0N 22284      11566   37.133153  -76.373881    11566    4300     15.51615323662  3</text:p>
          </table:table-cell>
        </table:table-row>
        <table:table-row table:style-name="ro2">
          <table:table-cell table:style-name="ce21" office:value-type="string">
            <text:p>VAPortsmouth (city)                  Virginia Port Authority-Portsmouth                                                                                                                    5174064000Portsmouth                                          5720Norfolk-Virginia Beach-Newport News</text:p>
          </table:table-cell>
          <table:table-cell table:style-name="ce21" office:value-type="string">
            <text:p>Virginia-North              470000000State of Virginia                                                0                            C7                                                         95123Portsmouth                                          VA13006VA1300600VA1300545          928      10        0        0        0        05 0N 60789              36.831298  -76.345641   100565   41605     33.16044323701991</text:p>
          </table:table-cell>
        </table:table-row>
        <table:table-row table:style-name="ro2">
          <table:table-cell table:style-name="ce21" office:value-type="string">
            <text:p>VAPortsmouth (city)                  Portsmouth Sheriff Office                                                                                                                             5174064000Portsmouth                                          5720Norfolk-Virginia Beach-Newport News</text:p>
          </table:table-cell>
          <table:table-cell table:style-name="ce21" office:value-type="string">
            <text:p>Virginia-North              472125001Portsmouth City                                                  247212500102101001           C7                                                         95123Portsmouth                                          VA12001                                                                                          100565   36.831298  -76.345641   100565   41605     33.16044323701992</text:p>
          </table:table-cell>
        </table:table-row>
        <table:table-row table:style-name="ro2">
          <table:table-cell table:style-name="ce21" office:value-type="string">
            <text:p>VAPortsmouth (city)                  State Police: Portsmouth                                                                                                                              5174064000Portsmouth                                          5720Norfolk-Virginia Beach-Newport News</text:p>
          </table:table-cell>
          <table:table-cell table:style-name="ce21" office:value-type="string">
            <text:p>Virginia-North              470000000State of Virginia                                                0                            C7                                                         95123Portsmouth                                          VA120SPVA120SP00       45          928      10        0        0        0        05 0N112879              36.831298  -76.345641   100565   41605     33.16044323701991</text:p>
          </table:table-cell>
        </table:table-row>
        <table:table-row table:style-name="ro2">
          <table:table-cell table:style-name="ce21" office:value-type="string">
            <text:p>VAPortsmouth (city)                  Portsmouth                                                                                                                                            5174064000Portsmouth                                          5720Norfolk-Virginia Beach-Newport News</text:p>
          </table:table-cell>
          <table:table-cell table:style-name="ce21" office:value-type="string">
            <text:p>Virginia-North              472125001Portsmouth City                                                  247212500102601003           C7                                                         95123Portsmouth                                          VA12000VA1200000       45          928       5   100724   100724        0        0518Y 71082     100565   36.831298  -76.345641   100565   41605     33.16044323701993</text:p>
          </table:table-cell>
        </table:table-row>
        <table:table-row table:style-name="ro2">
          <table:table-cell table:style-name="ce21" office:value-type="string">
            <text:p>VARadford (city)                     Radford University                                                                                                                                    5175065392Radford                                                                                                                  470000000State of Virginia                                                047000000002029006 2         C7                                                         95211Radford                                             VA13002VA1300200       45          100      10        0        0        0        05 0N 90888 8888888888   37.127585  -80.569523    15859    6137      9.81843524141  3</text:p>
          </table:table-cell>
        </table:table-row>
        <table:table-row table:style-name="ro2">
          <table:table-cell table:style-name="ce21" office:value-type="string">
            <text:p>VARadford (city)                     State Police: Radford                                                                                                                                 5175065392Radford                                                                                                                  470000000State of Virginia                                                0                            C7                                                         95211Radford                                             VA121SPVA121SP00       45          100      10        0        0        0        05 0N112879              37.127585  -80.569523    15859    6137      9.81843524141  1</text:p>
          </table:table-cell>
        </table:table-row>
        <table:table-row table:style-name="ro2">
          <table:table-cell table:style-name="ce21" office:value-type="string">
            <text:p>VARadford (city)                     Radford                                                                                                                                               5175065392Radford                                                                                                                  472126001Radford City                                                     247212600102601003           C7                                                         95211Radford                                             VA12100VA1210000       45          100       8    14983    14983        0        0518Y111188      15859   37.127585  -80.569523    15859    6137      9.81843524141  3</text:p>
          </table:table-cell>
        </table:table-row>
        <table:table-row table:style-name="ro2">
          <table:table-cell table:style-name="ce21" office:value-type="string">
            <text:p>VARadford (city)                     Radford Sheriff Office                                                                                                                                5175065392Radford                                                                                                                  472126001Radford City                                                     247212600102101001           C7                                                         95211Radford                                                                                                                                               15859   37.127585  -80.569523    15859    6137      9.81843524141  2</text:p>
          </table:table-cell>
        </table:table-row>
        <table:table-row table:style-name="ro2">
          <table:table-cell table:style-name="ce21" office:value-type="string">
            <text:p>VARichmond (city)                    Virginia Game &amp; Inland Fisheries Enforcement                                                                                                          5176067000Richmond                                            6760Richmond-Petersburg</text:p>
          </table:table-cell>
          <table:table-cell table:style-name="ce21" office:value-type="string">
            <text:p>Virginia                                    470000000State of Virginia                                                047000000002034006          1C7                                                         95291Richmond                                            VA12205                                                                                      8888888888   37.538346  -77.461507   197790   92282     60.07030323201972</text:p>
          </table:table-cell>
        </table:table-row>
        <table:table-row table:style-name="ro2">
          <table:table-cell table:style-name="ce21" office:value-type="string">
            <text:p>VARichmond (city)                    Richmond                                                                                                                                              5176067000Richmond                                            6760Richmond-Petersburg</text:p>
          </table:table-cell>
          <table:table-cell table:style-name="ce21" office:value-type="string">
            <text:p>Virginia                                    472127001Richmond City                                                    247212700102601003           C7                                                         95291Richmond                                            VA12200VA1220000       45          722       5   195271   195271        0        0518Y 41394     197790   37.538346  -77.461507   197790   92282     60.07030323201973</text:p>
          </table:table-cell>
        </table:table-row>
        <table:table-row table:style-name="ro2">
          <table:table-cell table:style-name="ce21" office:value-type="string">
            <text:p>VARichmond (city)                    State Police                                                                                                                                          5176067000Richmond                                            6760Richmond-Petersburg</text:p>
          </table:table-cell>
          <table:table-cell table:style-name="ce21" office:value-type="string">
            <text:p>Virginia                                    470000000State of Virginia                                                047000000002901005          1C7                                                         95291Richmond                                            VAVSP00VAVSP0000       45 300               15        0        0        0        0518N100273    7078515   37.538346  -77.461507   197790   92282     60.07030323201973</text:p>
          </table:table-cell>
        </table:table-row>
        <table:table-row table:style-name="ro2">
          <table:table-cell table:style-name="ce21" office:value-type="string">
            <text:p>VARichmond (city)                    Richmond International Airport                                                                                                                        5176067000Richmond                                            6760Richmond-Petersburg</text:p>
          </table:table-cell>
          <table:table-cell table:style-name="ce21" office:value-type="string">
            <text:p>Virginia                                    472127001Richmond City                                                    247212700102003006 1         C7                                                         95291Richmond                                            VA12204VA1220400       45          722      10        0        0        0        05  N112296 8888888888   37.538346  -77.461507   197790   92282     60.07030323201973</text:p>
          </table:table-cell>
        </table:table-row>
        <table:table-row table:style-name="ro2">
          <table:table-cell table:style-name="ce21" office:value-type="string">
            <text:p>VARichmond (city)                    State Police: Richmond                                                                                                                                5176067000Richmond                                            6760Richmond-Petersburg</text:p>
          </table:table-cell>
          <table:table-cell table:style-name="ce21" office:value-type="string">
            <text:p>Virginia                                    470000000State of Virginia                                                0                            C7                                                         95291Richmond                                            VA122SPVA122SP00       45          722      10        0        0        0        05 0N112879              37.538346  -77.461507   197790   92282     60.07030323201971</text:p>
          </table:table-cell>
        </table:table-row>
        <table:table-row table:style-name="ro2">
          <table:table-cell table:style-name="ce21" office:value-type="string">
            <text:p>VARichmond (city)                    University of Richmond                                                                                                                                5176067000Richmond                                            6760Richmond-Petersburg</text:p>
          </table:table-cell>
          <table:table-cell table:style-name="ce21" office:value-type="string">
            <text:p>Virginia                                    470000000State of Virginia                                                0                  2         C7                                                         95291Richmond                                            VA13004VA1300400       45          722      10        0        0        0        05 0N100485              37.538346  -77.461507   197790   92282     60.07030323201971</text:p>
          </table:table-cell>
        </table:table-row>
        <table:table-row table:style-name="ro2">
          <table:table-cell table:style-name="ce21" office:value-type="string">
            <text:p>VARichmond (city)                    Richmond City Schools Public Safety                                                                                                                   5176067000Richmond                                            6760Richmond-Petersburg</text:p>
          </table:table-cell>
          <table:table-cell table:style-name="ce21" office:value-type="string">
            <text:p>Virginia                                    472127001Richmond City                                                    247212700102001006 3         C7                                                         95291Richmond                                                                                                                                         8888888888   37.538346  -77.461507   197790   92282     60.07030323201972</text:p>
          </table:table-cell>
        </table:table-row>
        <table:table-row table:style-name="ro2">
          <table:table-cell table:style-name="ce21" office:value-type="string">
            <text:p>VARichmond (city)                    Alcoholic Beverage Control County                                                                                                                     5176067000Richmond                                            6760Richmond-Petersburg</text:p>
          </table:table-cell>
          <table:table-cell table:style-name="ce21" office:value-type="string">
            <text:p>Virginia                                    470000000State of Virginia                                                047000000002035006          1C7                                                         95291Richmond                                            VA04303VA0430300       45  44      722      10        0        0        0        05  N 21192 8888888888   37.538346  -77.461507   197790   92282     60.07030323201973</text:p>
          </table:table-cell>
        </table:table-row>
        <table:table-row table:style-name="ro2">
          <table:table-cell table:style-name="ce21" office:value-type="string">
            <text:p>VARichmond (city)                    Richmond City Sheriff Department                                                                                                                      5176067000Richmond                                            6760Richmond-Petersburg</text:p>
          </table:table-cell>
          <table:table-cell table:style-name="ce21" office:value-type="string">
            <text:p>Virginia                                    472127001Richmond City                                                    247212700102101001           C7                                                         95291Richmond                                            VA12201                                                                                          197790   37.538346  -77.461507   197790   92282     60.07030323201972</text:p>
          </table:table-cell>
        </table:table-row>
        <table:table-row table:style-name="ro2">
          <table:table-cell table:style-name="ce21" office:value-type="string">
            <text:p>VARichmond (city)                    Virginia Department of Conservation &amp; Recreation                                                                                                      5176067000Richmond                                            6760Richmond-Petersburg</text:p>
          </table:table-cell>
          <table:table-cell table:style-name="ce21" office:value-type="string">
            <text:p>Virginia                                    470000000State of Virginia                                                047000000002036006          1C7                                                         95291Richmond                                            VA12210VA1221000       45          722      10        0        0        0        05  N 71801 8888888888   37.538346  -77.461507   197790   92282     60.07030323201973</text:p>
          </table:table-cell>
        </table:table-row>
        <table:table-row table:style-name="ro2">
          <table:table-cell table:style-name="ce21" office:value-type="string">
            <text:p>VARichmond (city)                    JS Reynolds Community College Police                                                                                                                  5176067000Richmond                                            6760Richmond-Petersburg</text:p>
          </table:table-cell>
          <table:table-cell table:style-name="ce21" office:value-type="string">
            <text:p>Virginia                                    470000000State of Virginia                                                04700000000202200  2         C7                                                         95291Richmond                                                                                                                                                      37.538346  -77.461507   197790   92282     60.07030323201972</text:p>
          </table:table-cell>
        </table:table-row>
        <table:table-row table:style-name="ro2">
          <table:table-cell table:style-name="ce21" office:value-type="string">
            <text:p>VARichmond (city)                    Virginia State Capitol                                                                                                                                5176067000Richmond                                            6760Richmond-Petersburg</text:p>
          </table:table-cell>
          <table:table-cell table:style-name="ce21" office:value-type="string">
            <text:p>Virginia                                    470000000State of Virginia                                                047000000002038006           C7                                                         95291Richmond                                            VA12203VA1220300       45          722      10        0        0        0        05 0N 60789 8888888888   37.538346  -77.461507   197790   92282     60.07030323201973</text:p>
          </table:table-cell>
        </table:table-row>
        <table:table-row table:style-name="ro2">
          <table:table-cell table:style-name="ce21" office:value-type="string">
            <text:p>VARichmond (city)                    Virginia Commonwealth University                                                                                                                      5176067000Richmond                                            6760Richmond-Petersburg</text:p>
          </table:table-cell>
          <table:table-cell table:style-name="ce21" office:value-type="string">
            <text:p>Virginia                                    470000000State of Virginia                                                047000000002007006 2         C7                                                         95291Richmond                                            VA13003VA1300300       45          722      10        0        0        0        05 0N111188 8888888888   37.538346  -77.461507   197790   92282     60.07030323201973</text:p>
          </table:table-cell>
        </table:table-row>
        <table:table-row table:style-name="ro2">
          <table:table-cell table:style-name="ce21" office:value-type="string">
            <text:p>VARoanoke (city)                     State Police: Roanoke                                                                                                                                 5177068000Roanoke                                             6800Roanoke</text:p>
          </table:table-cell>
          <table:table-cell table:style-name="ce21" office:value-type="string">
            <text:p>Virginia                                                470000000State of Virginia                                                0                            C7                                                         95363Roanoke                                             VA123SPVA123SP00       45          726      10        0        0        0        05 0N112879              37.276895  -79.955711    94911   45257     42.88446724001381</text:p>
          </table:table-cell>
        </table:table-row>
        <table:table-row table:style-name="ro2">
          <table:table-cell table:style-name="ce21" office:value-type="string">
            <text:p>VARoanoke (city)                     Virginia Western Community College                                                                                                                    5177068000Roanoke                                             6800Roanoke</text:p>
          </table:table-cell>
          <table:table-cell table:style-name="ce21" office:value-type="string">
            <text:p>Virginia                                                470000000State of Virginia                                                047000000002019006 2         C7                                                         95363Roanoke                                             VA12302VA1230200       45          726      10        0        0        0        05 0N111188 8888888888   37.276895  -79.955711    94911   45257     42.88446724001383</text:p>
          </table:table-cell>
        </table:table-row>
        <table:table-row table:style-name="ro2">
          <table:table-cell table:style-name="ce21" office:value-type="string">
            <text:p>VARoanoke (city)                     Roanoke City Sheriff Office                                                                                                                           5177068000Roanoke                                             6800Roanoke</text:p>
          </table:table-cell>
          <table:table-cell table:style-name="ce21" office:value-type="string">
            <text:p>Virginia                                                472128001Roanoke City                                                     247212800102101001           C7                                                         95363Roanoke                                             VA12301                                                                                           94911   37.276895  -79.955711    94911   45257     42.88446724001382</text:p>
          </table:table-cell>
        </table:table-row>
        <table:table-row table:style-name="ro2">
          <table:table-cell table:style-name="ce21" office:value-type="string">
            <text:p>VARoanoke (city)                     Roanoke                                                                                                                                               5177068000Roanoke                                             6800Roanoke</text:p>
          </table:table-cell>
          <table:table-cell table:style-name="ce21" office:value-type="string">
            <text:p>Virginia                                                472128001Roanoke City                                                     247212800102601003           C7                                                         95363Roanoke                                             VA12300VA1230000       45          726       6    93685    93685        0        0518Y122085      94911   37.276895  -79.955711    94911   45257     42.88446724001383</text:p>
          </table:table-cell>
        </table:table-row>
        <table:table-row table:style-name="ro2">
          <table:table-cell table:style-name="ce21" office:value-type="string">
            <text:p>VASalem (city)                       Salem Sheriff Office                                                                                                                                  5177570000Salem                                               6800Roanoke</text:p>
          </table:table-cell>
          <table:table-cell table:style-name="ce21" office:value-type="string">
            <text:p>Virginia                                                472138801Salem City                                                       247213880102201001           C7                                                         95547Salem                                               VA13200                                                                                           24747   37.286895  -80.055836    24747   10403     14.58836124153  2</text:p>
          </table:table-cell>
        </table:table-row>
        <table:table-row table:style-name="ro2">
          <table:table-cell table:style-name="ce21" office:value-type="string">
            <text:p>VASalem (city)                       State Police: Salem                                                                                                                                   5177570000Salem                                               6800Roanoke</text:p>
          </table:table-cell>
          <table:table-cell table:style-name="ce21" office:value-type="string">
            <text:p>Virginia                                                470000000State of Virginia                                                0                            C7                                                         95547Salem                                               VA080S1VA080S100       45          726      10        0        0        0        05 0N 61887              37.286895  -80.055836    24747   10403     14.58836124153  1</text:p>
          </table:table-cell>
        </table:table-row>
        <table:table-row table:style-name="ro2">
          <table:table-cell table:style-name="ce21" office:value-type="string">
            <text:p>VASalem (city)                       Salem                                                                                                                                                 5177570000Salem                                               6800Roanoke</text:p>
          </table:table-cell>
          <table:table-cell table:style-name="ce21" office:value-type="string">
            <text:p>Virginia                                                472138801Salem City                                                       247213880102601003           C7                                                         95547Salem                                               VA08001VA0800100       45          726       8    24698    24698        0        0518N122090      24747   37.286895  -80.055836    24747   10403     14.58836124153  3</text:p>
          </table:table-cell>
        </table:table-row>
        <table:table-row table:style-name="ro2">
          <table:table-cell table:style-name="ce21" office:value-type="string">
            <text:p>VAStaunton (city)                    Staunton Sheriff Office                                                                                                                               5179075216Staunton                                                                                                                 472130001Staunton City                                                    247213000102201001           C7                                                         95875Staunton                                            VA12601                                                                                           23853   38.157920  -79.076450    23853   10427     19.70813124401  2</text:p>
          </table:table-cell>
        </table:table-row>
        <table:table-row table:style-name="ro2">
          <table:table-cell table:style-name="ce21" office:value-type="string">
            <text:p>VAStaunton (city)                    Staunton                                                                                                                                              5179075216Staunton                                                                                                                 472130001Staunton City                                                    247213000102602003           C7                                                         95875Staunton                                            VA12600VA1260000       45                    8    24184    24184        0        0518N 40494      23853   38.157920  -79.076450    23853   10427     19.70813124401  3</text:p>
          </table:table-cell>
        </table:table-row>
        <table:table-row table:style-name="ro2">
          <table:table-cell table:style-name="ce21" office:value-type="string">
            <text:p>VAStaunton (city)                    State Police: Staunton                                                                                                                                5179075216Staunton                                                                                                                 470000000State of Virginia                                                0                            C7                                                         95875Staunton                                            VA126SPVA126SP00       45                   10        0        0        0        05 0N112879              38.157920  -79.076450    23853   10427     19.70813124401  1</text:p>
          </table:table-cell>
        </table:table-row>
        <table:table-row table:style-name="ro2">
          <table:table-cell table:style-name="ce21" office:value-type="string">
            <text:p>VASuffolk (city)                     Nansemond State Police                                                                                                                                5180054824Nansemond                                           5720Norfolk-Virginia Beach-Newport News</text:p>
          </table:table-cell>
          <table:table-cell table:style-name="ce21" office:value-type="string">
            <text:p>Virginia-North              470000000State of Virginia                                                0                            U476432Suffolk                                                                                                      VA061SPVA061SP00VA1270045  62               15        0        0        0        05 0N 72785                                                                  23434  1</text:p>
          </table:table-cell>
        </table:table-row>
        <table:table-row table:style-name="ro2">
          <table:table-cell table:style-name="ce21" office:value-type="string">
            <text:p>VASuffolk (city)                     Nansemond                                                                                                                                             5180054824Nansemond                                           5720Norfolk-Virginia Beach-Newport News</text:p>
          </table:table-cell>
          <table:table-cell table:style-name="ce21" office:value-type="string">
            <text:p>Virginia-North              472131001Suffolk City                                                     2                            U476432Suffolk                                                                                                      VA06100VA0610000VA1270045  62               15        0        0        0        0518N 72785                                                                  23434  1</text:p>
          </table:table-cell>
        </table:table-row>
        <table:table-row table:style-name="ro2">
          <table:table-cell table:style-name="ce21" office:value-type="string">
            <text:p>VASuffolk (city)                     Nansemond Police Departm                                                                                                                              5180054824Nansemond                                           5720Norfolk-Virginia Beach-Newport News</text:p>
          </table:table-cell>
          <table:table-cell table:style-name="ce21" office:value-type="string">
            <text:p>Virginia-North              472131001Suffolk City                                                     2                            U476432Suffolk                                                                                                      VA06101VA0610100VA1270045  62               15        0        0        0        05 0N 72785                                                                  23434  1</text:p>
          </table:table-cell>
        </table:table-row>
        <table:table-row table:style-name="ro2">
          <table:table-cell table:style-name="ce21" office:value-type="string">
            <text:p>VASuffolk (city)                     Suffolk Sheriff Office                                                                                                                                5180076432Suffolk                                             5720Norfolk-Virginia Beach-Newport News</text:p>
          </table:table-cell>
          <table:table-cell table:style-name="ce21" office:value-type="string">
            <text:p>Virginia-North              472131001Suffolk City                                                     247213100102101001           C7                                                         95987Suffolk                                             VA12701                                                                                           63677   36.741347  -76.609881    63677   24704    400.02046623432392</text:p>
          </table:table-cell>
        </table:table-row>
        <table:table-row table:style-name="ro2">
          <table:table-cell table:style-name="ce21" office:value-type="string">
            <text:p>VASuffolk (city)                     State Police: Suffolk                                                                                                                                 5180076432Suffolk                                             5720Norfolk-Virginia Beach-Newport News</text:p>
          </table:table-cell>
          <table:table-cell table:style-name="ce21" office:value-type="string">
            <text:p>Virginia-North              470000000State of Virginia                                                0                            C7                                                         95987Suffolk                                             VA127SPVA127SP00       45          928      10        0        0        0        05 0N112879              36.741347  -76.609881    63677   24704    400.02046623432391</text:p>
          </table:table-cell>
        </table:table-row>
        <table:table-row table:style-name="ro2">
          <table:table-cell table:style-name="ce21" office:value-type="string">
            <text:p>VASuffolk (city)                     Suffolk                                                                                                                                               5180076432Suffolk                                             5720Norfolk-Virginia Beach-Newport News</text:p>
          </table:table-cell>
          <table:table-cell table:style-name="ce21" office:value-type="string">
            <text:p>Virginia-North              472131001Suffolk City                                                     247213100102601003           C7                                                         95987Suffolk                                             VA12700VA1270000       45          928       6    77691    77691        0        0518N122090      63677   36.741347  -76.609881    63677   24704    400.02046623432393</text:p>
          </table:table-cell>
        </table:table-row>
        <table:table-row table:style-name="ro2">
          <table:table-cell table:style-name="ce21" office:value-type="string">
            <text:p>VAVirginia Beach (city)              Virginia Beach                                                                                                                                        5181082000Virginia Beach                                      5720Norfolk-Virginia Beach-Newport News</text:p>
          </table:table-cell>
          <table:table-cell table:style-name="ce21" office:value-type="string">
            <text:p>Virginia-North              472132001Virginia Beach City                                              247213200102601003           C7                                                         96187Virginia Beach                                      VA12800VA1280000       45          928       4   446448   446448        0        0518Y 71082     425257   36.834498  -76.087179   425257  162277    248.29197623450673</text:p>
          </table:table-cell>
        </table:table-row>
        <table:table-row table:style-name="ro2">
          <table:table-cell table:style-name="ce21" office:value-type="string">
            <text:p>VAVirginia Beach (city)              Virginia Beach Sheriff Office                                                                                                                         5181082000Virginia Beach                                      5720Norfolk-Virginia Beach-Newport News</text:p>
          </table:table-cell>
          <table:table-cell table:style-name="ce21" office:value-type="string">
            <text:p>Virginia-North              472132001Virginia Beach City                                              247213200102101001           C7                                                         96187Virginia Beach                                      VA12801                                                                                          425257   36.834498  -76.087179   425257  162277    248.29197623450672</text:p>
          </table:table-cell>
        </table:table-row>
        <table:table-row table:style-name="ro2">
          <table:table-cell table:style-name="ce21" office:value-type="string">
            <text:p>VAVirginia Beach (city)              Virginia Beach Fire Investigative Unit                                                                                                                5181082000Virginia Beach                                      5720Norfolk-Virginia Beach-Newport News</text:p>
          </table:table-cell>
          <table:table-cell table:style-name="ce21" office:value-type="string">
            <text:p>Virginia-North              472132001Virginia Beach City                                              247213200102220006           C7                                                         96187Virginia Beach                                                                                                                                   8888888888   36.834498  -76.087179   425257  162277    248.29197623450672</text:p>
          </table:table-cell>
        </table:table-row>
        <table:table-row table:style-name="ro2">
          <table:table-cell table:style-name="ce21" office:value-type="string">
            <text:p>VAVirginia Beach (city)              State Police: Virginia Beach                                                                                                                          5181082000Virginia Beach                                      5720Norfolk-Virginia Beach-Newport News</text:p>
          </table:table-cell>
          <table:table-cell table:style-name="ce21" office:value-type="string">
            <text:p>Virginia-North              470000000State of Virginia                                                0                            C7                                                         96187Virginia Beach                                      VA128SPVA128SP00       45          928      10        0        0        0        05 0N112879              36.834498  -76.087179   425257  162277    248.29197623450671</text:p>
          </table:table-cell>
        </table:table-row>
        <table:table-row table:style-name="ro2">
          <table:table-cell table:style-name="ce21" office:value-type="string">
            <text:p>VAWaynesboro (city)                  Waynesboro                                                                                                                                            5182083680Waynesboro                                                                                                               472133001Waynesboro City                                                  247213300102601003           C7                                                         96275Waynesboro                                          VA12900VA1290000       45                    8    21054    21054        0        0518N122090      19520   38.069874  -78.894517    19520    8863     15.36035122980  3</text:p>
          </table:table-cell>
        </table:table-row>
        <table:table-row table:style-name="ro2">
          <table:table-cell table:style-name="ce21" office:value-type="string">
            <text:p>VAWaynesboro (city)                  State Police: Waynesboro                                                                                                                              5182083680Waynesboro                                                                                                               470000000State of Virginia                                                0                            C7                                                         96275Waynesboro                                          VA129SPVA129SP00       45                   10        0        0        0        05 0N112879              38.069874  -78.894517    19520    8863     15.36035122980  1</text:p>
          </table:table-cell>
        </table:table-row>
        <table:table-row table:style-name="ro2">
          <table:table-cell table:style-name="ce21" office:value-type="string">
            <text:p>VAWaynesboro (city)                  Waynesboro Sheriff Office                                                                                                                             5182083680Waynesboro                                                                                                               472133001Waynesboro City                                                  247213300102201001           C7                                                         96275Waynesboro                                          VA12901                                                                                           19520   38.069874  -78.894517    19520    8863     15.36035122980  2</text:p>
          </table:table-cell>
        </table:table-row>
        <table:table-row table:style-name="ro2">
          <table:table-cell table:style-name="ce21" office:value-type="string">
            <text:p>VAWilliamsburg (city)                Williamsburg Sheriff Department                                                                                                                       5183086160Williamsburg                                        5720Norfolk-Virginia Beach-Newport News</text:p>
          </table:table-cell>
          <table:table-cell table:style-name="ce21" office:value-type="string">
            <text:p>Virginia-North              472134001Williamsburg City                                                247213400102101001           C7                                                         96395Williamsburg                                        VA13008                                                                                           11998   37.274882  -76.708339    11998    3880      8.54496323187  2</text:p>
          </table:table-cell>
        </table:table-row>
        <table:table-row table:style-name="ro2">
          <table:table-cell table:style-name="ce21" office:value-type="string">
            <text:p>VAWilliamsburg (city)                Williamsburg                                                                                                                                          5183086160Williamsburg                                        5720Norfolk-Virginia Beach-Newport News</text:p>
          </table:table-cell>
          <table:table-cell table:style-name="ce21" office:value-type="string">
            <text:p>Virginia-North              472134001Williamsburg City                                                247213400102601003           C7                                                         96395Williamsburg                                        VA13000VA1300000       45          928       8    11630    11630        0        0518N 22284      11998   37.274882  -76.708339    11998    3880      8.54496323187  3</text:p>
          </table:table-cell>
        </table:table-row>
        <table:table-row table:style-name="ro2">
          <table:table-cell table:style-name="ce21" office:value-type="string">
            <text:p>VAWilliamsburg (city)                College of William &amp;Mary                                                                                                                              5183086160Williamsburg                                        5720Norfolk-Virginia Beach-Newport News</text:p>
          </table:table-cell>
          <table:table-cell table:style-name="ce21" office:value-type="string">
            <text:p>Virginia-North              470000000State of Virginia                                                047000000002008006 2         C7                                                         96395Williamsburg                                        VA13001VA1300100       45          928      10        0        0        0        05 0N 91290 8888888888   37.274882  -76.708339    11998    3880      8.54496323187  3</text:p>
          </table:table-cell>
        </table:table-row>
        <table:table-row table:style-name="ro2">
          <table:table-cell table:style-name="ce21" office:value-type="string">
            <text:p>VAWilliamsburg (city)                State Police: Williamsburg                                                                                                                            5183086160Williamsburg                                        5720Norfolk-Virginia Beach-Newport News</text:p>
          </table:table-cell>
          <table:table-cell table:style-name="ce21" office:value-type="string">
            <text:p>Virginia-North              470000000State of Virginia                                                0                            C7                                                         96395Williamsburg                                        VA130SPVA130SP00       45          928      10        0        0        0        05 0N 22284              37.274882  -76.708339    11998    3880      8.54496323187  1</text:p>
          </table:table-cell>
        </table:table-row>
        <table:table-row table:style-name="ro2">
          <table:table-cell table:style-name="ce21" office:value-type="string">
            <text:p>VAWinchester (city)                  Winchester                                                                                                                                            5184086720Winchester                                                                                                               472135001Winchester City                                                  247213500102601003           C7                                                         96427Winchester                                          VA13100VA1310000       45          972       7    25137    25137        0        0518Y 41394      23585   39.178355  -78.166771    23585   10587      9.33445122601  3</text:p>
          </table:table-cell>
        </table:table-row>
        <table:table-row table:style-name="ro2">
          <table:table-cell table:style-name="ce21" office:value-type="string">
            <text:p>VAWinchester (city)                  State Police: Winchester                                                                                                                              5184086720Winchester                                                                                                               470000000State of Virginia                                                0                            C7                                                         96427Winchester                                          VA131SPVA131SP00       45          972      10        0        0        0        05 0N112879              39.178355  -78.166771    23585   10587      9.33445122601  1</text:p>
          </table:table-cell>
        </table:table-row>
        <table:table-row table:style-name="ro2">
          <table:table-cell table:style-name="ce21" office:value-type="string">
            <text:p>VAWinchester (city)                  Winchester Sheriff Office                                                                                                                             5184086720Winchester                                                                                                               472135001Winchester City                                                  247213500102201001           C7                                                         96427Winchester                                          VA13101                                                                                           23585   39.178355  -78.166771    23585   10587      9.33445122601  2</text:p>
          </table:table-cell>
        </table:table-row>
        <table:table-row table:style-name="ro2">
          <table:table-cell table:style-name="ce21" office:value-type="string">
            <text:p>VAUndetermined                       U S Park Police                                                                                                                                       5199999999Undetermined                                                                                                             470000000State of Virginia                                                0                  6                                                                                                                             VAPPD00VAPPD0000VAVSP0045          933      21        0        0        0        0518N 91482                                                                         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